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28in"/>
    </style:style>
    <style:style style:name="co3" style:family="table-column">
      <style:table-column-properties fo:break-before="auto" style:column-width="2.0228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1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549];&quot;High&quot;;[.D5:.D1549])" office:value-type="float" office:value="4502">
            <text:p>4502</text:p>
          </table:table-cell>
          <table:table-cell table:formula="of:=SUMPRODUCT(([.C5:.C1549]=&quot;High&quot;)*([.E5:.E1549]=&quot;x&quot;)*[.D5:.D1549])" office:value-type="float" office:value="0">
            <text:p>0</text:p>
          </table:table-cell>
          <table:table-cell table:formula="of:=SUMPRODUCT(([.C5:.C1549]=&quot;High&quot;)*([.F5:.F1549]=&quot;x&quot;)*[.D5:.D1549])" office:value-type="float" office:value="0">
            <text:p>0</text:p>
          </table:table-cell>
          <table:table-cell table:formula="of:=SUMPRODUCT(([.C5:.C1549]=&quot;High&quot;)*([.G5:.G1549]=&quot;x&quot;)*[.D5:.D1549])" office:value-type="float" office:value="0">
            <text:p>0</text:p>
          </table:table-cell>
          <table:table-cell table:formula="of:=SUMPRODUCT(([.C5:.C1549]=&quot;High&quot;)*([.H5:.H1549]=&quot;x&quot;)*[.D5:.D1549])" office:value-type="float" office:value="0">
            <text:p>0</text:p>
          </table:table-cell>
          <table:table-cell table:formula="of:=SUMPRODUCT(([.C5:.C1549]=&quot;High&quot;)*([.I5:.I1549]=&quot;x&quot;)*[.D5:.D1549])" office:value-type="float" office:value="434">
            <text:p>434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549];&quot;Medium&quot;;[.D5:.D1549])" office:value-type="float" office:value="5558">
            <text:p>5558</text:p>
          </table:table-cell>
          <table:table-cell table:formula="of:=SUMPRODUCT(([.C5:.C1549]=&quot;Medium&quot;)*([.E5:.E1549]=&quot;x&quot;)*[.D5:.D1549])" office:value-type="float" office:value="0">
            <text:p>0</text:p>
          </table:table-cell>
          <table:table-cell table:formula="of:=SUMPRODUCT(([.C5:.C1549]=&quot;Medium&quot;)*([.F5:.F1549]=&quot;x&quot;)*[.D5:.D1549])" office:value-type="float" office:value="0">
            <text:p>0</text:p>
          </table:table-cell>
          <table:table-cell table:formula="of:=SUMPRODUCT(([.C5:.C1549]=&quot;Medium&quot;)*([.G5:.G1549]=&quot;x&quot;)*[.D5:.D1549])" office:value-type="float" office:value="0">
            <text:p>0</text:p>
          </table:table-cell>
          <table:table-cell table:formula="of:=SUMPRODUCT(([.C5:.C1549]=&quot;Medium&quot;)*([.H5:.H1549]=&quot;x&quot;)*[.D5:.D1549])" office:value-type="float" office:value="0">
            <text:p>0</text:p>
          </table:table-cell>
          <table:table-cell table:formula="of:=SUMPRODUCT(([.C5:.C1549]=&quot;Medium&quot;)*([.I5:.I1549]=&quot;x&quot;)*[.D5:.D1549])" office:value-type="float" office:value="0">
            <text:p>0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549];&quot;Low&quot;;[.D5:.D1549])" office:value-type="float" office:value="5131">
            <text:p>5131</text:p>
          </table:table-cell>
          <table:table-cell table:formula="of:=SUMPRODUCT(([.C5:.C1549]=&quot;Low&quot;)*([.E5:.E1549]=&quot;x&quot;)*[.D5:.D1549])" office:value-type="float" office:value="0">
            <text:p>0</text:p>
          </table:table-cell>
          <table:table-cell table:formula="of:=SUMPRODUCT(([.C5:.C1549]=&quot;Low&quot;)*([.F5:.F1549]=&quot;x&quot;)*[.D5:.D1549])" office:value-type="float" office:value="0">
            <text:p>0</text:p>
          </table:table-cell>
          <table:table-cell table:formula="of:=SUMPRODUCT(([.C5:.C1549]=&quot;Low&quot;)*([.G5:.G1549]=&quot;x&quot;)*[.D5:.D1549])" office:value-type="float" office:value="0">
            <text:p>0</text:p>
          </table:table-cell>
          <table:table-cell table:formula="of:=SUMPRODUCT(([.C5:.C1549]=&quot;Low&quot;)*([.H5:.H1549]=&quot;x&quot;)*[.D5:.D1549])" office:value-type="float" office:value="0">
            <text:p>0</text:p>
          </table:table-cell>
          <table:table-cell table:formula="of:=SUMPRODUCT(([.C5:.C1549]=&quot;Low&quot;)*([.I5:.I1549]=&quot;x&quot;)*[.D5:.D1549])" office:value-type="float" office:value="0">
            <text:p>0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</table:table-row>
        <table:table-row table:style-name="ro1">
          <table:table-cell table:style-name="ce25" office:value-type="string">
            <text:p>FNC_CS_CA_CALENDAR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 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 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5"/>
          <table:table-cell table:style-name="ce25" office:value-type="string">
            <text:p>CS\Calendar\Calendar\ 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CS\Calendar\Calenda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3</text:p>
          </table:table-cell>
          <table:table-cell table:style-name="ce25" office:value-type="string">
            <text:p>FuncTest - Colo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Col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3</text:p>
          </table:table-cell>
          <table:table-cell table:style-name="ce25" office:value-type="string">
            <text:p>FuncTest - Col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Col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3</text:p>
          </table:table-cell>
          <table:table-cell table:style-name="ce25" office:value-type="string">
            <text:p>FuncTest - Col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Col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4</text:p>
          </table:table-cell>
          <table:table-cell office:value-type="string">
            <text:p>FuncTest - Share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4</text:p>
          </table:table-cell>
          <table:table-cell office:value-type="string">
            <text:p>FuncTest - Sh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4</text:p>
          </table:table-cell>
          <table:table-cell office:value-type="string">
            <text:p>FuncTest - Sh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5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5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5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6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6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6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CS\Calendar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7</text:p>
          </table:table-cell>
          <table:table-cell table:style-name="ce25" office:value-type="string">
            <text:p>FuncTest - Imp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7</text:p>
          </table:table-cell>
          <table:table-cell table:style-name="ce25" office:value-type="string">
            <text:p>FuncTest - Impor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7</text:p>
          </table:table-cell>
          <table:table-cell table:style-name="ce25" office:value-type="string">
            <text:p>FuncTest - Import</text:p>
          </table:table-cell>
          <table:table-cell office:value-type="string">
            <text:p>Low</text:p>
          </table:table-cell>
          <table:table-cell table:style-name="ce29" office:value-type="float" office:value="47">
            <text:p>47</text:p>
          </table:table-cell>
          <table:table-cell table:style-name="ce25" table:number-columns-repeated="5"/>
          <table:table-cell table:style-name="ce25" office:value-type="string">
            <text:p>CS\Calendar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08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8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CS\Calendar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08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CS\Calendar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09</text:p>
          </table:table-cell>
          <table:table-cell table:style-name="ce25" office:value-type="string">
            <text:p>FuncTest - R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R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9</text:p>
          </table:table-cell>
          <table:table-cell table:style-name="ce25" office:value-type="string">
            <text:p>FuncTest - RSS</text:p>
          </table:table-cell>
          <table:table-cell office:value-type="string">
            <text:p>Medium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5"/>
          <table:table-cell table:style-name="ce25" office:value-type="string">
            <text:p>CS\Calendar\Calendar\R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09</text:p>
          </table:table-cell>
          <table:table-cell table:style-name="ce25" office:value-type="string">
            <text:p>FuncTest - R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R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0</text:p>
          </table:table-cell>
          <table:table-cell office:value-type="string">
            <text:p>FuncTest - CalDA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CalDA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0</text:p>
          </table:table-cell>
          <table:table-cell office:value-type="string">
            <text:p>FuncTest - CalDAV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CS\Calendar\Calendar\CalDA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0</text:p>
          </table:table-cell>
          <table:table-cell office:value-type="string">
            <text:p>FuncTest - CalDA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CalDA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1_01</text:p>
          </table:table-cell>
          <table:table-cell table:style-name="ce25" office:value-type="string">
            <text:p>FuncTest - Private_Ac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Private_Ac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1_01</text:p>
          </table:table-cell>
          <table:table-cell table:style-name="ce25" office:value-type="string">
            <text:p>FuncTest - Private_Acces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Private_Ac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1_01</text:p>
          </table:table-cell>
          <table:table-cell table:style-name="ce25" office:value-type="string">
            <text:p>FuncTest - Private_Access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CS\Calendar\Calendar\Private_Ac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1_02</text:p>
          </table:table-cell>
          <table:table-cell office:value-type="string">
            <text:p>FuncTest - Public_Ac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Public_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1_02</text:p>
          </table:table-cell>
          <table:table-cell office:value-type="string">
            <text:p>FuncTest - Public_Ac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Public_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1_02</text:p>
          </table:table-cell>
          <table:table-cell office:value-type="string">
            <text:p>FuncTest - Public_Access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S\Calendar\Calendar\Public_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2_01</text:p>
          </table:table-cell>
          <table:table-cell table:style-name="ce25" office:value-type="string">
            <text:p>FuncTest - AddR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Manage_RSS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1</text:p>
          </table:table-cell>
          <table:table-cell table:style-name="ce25" office:value-type="string">
            <text:p>FuncTest - AddRSS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CS\Calendar\Calendar\Manage_RSS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1</text:p>
          </table:table-cell>
          <table:table-cell table:style-name="ce25" office:value-type="string">
            <text:p>FuncTest - AddR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Manage_RSS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2_02</text:p>
          </table:table-cell>
          <table:table-cell office:value-type="string">
            <text:p>FuncTest - Show_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Manage_RSS\Show_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2</text:p>
          </table:table-cell>
          <table:table-cell office:value-type="string">
            <text:p>FuncTest - Show_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CS\Calendar\Calendar\Manage_RSS\Show_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2</text:p>
          </table:table-cell>
          <table:table-cell office:value-type="string">
            <text:p>FuncTest - Show_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Manage_RSS\Show_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2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Manage_RS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5"/>
          <table:table-cell table:style-name="ce25" office:value-type="string">
            <text:p>CS\Calendar\Calendar\Manage_RS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2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Manage_RS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lendar\Manage_RS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CS\Calendar\Calendar\Manage_RS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lendar\Manage_RS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3</text:p>
          </table:table-cell>
          <table:table-cell table:style-name="ce25" office:value-type="string">
            <text:p>FuncTest - Remote Calendar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lendar\RemoteCa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3</text:p>
          </table:table-cell>
          <table:table-cell table:style-name="ce25" office:value-type="string">
            <text:p>FuncTest - Remote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RemoteCa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3</text:p>
          </table:table-cell>
          <table:table-cell table:style-name="ce25" office:value-type="string">
            <text:p>FuncTest - Remot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lendar\RemoteCa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4</text:p>
          </table:table-cell>
          <table:table-cell office:value-type="string">
            <text:p>FuncTest - Public Calendar's permiss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/Calendar/GroupCalendar/Edit/Group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4</text:p>
          </table:table-cell>
          <table:table-cell office:value-type="string">
            <text:p>FuncTest - Public Calendar's permiss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/Calendar/GroupCalendar/Edit/Group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4</text:p>
          </table:table-cell>
          <table:table-cell office:value-type="string">
            <text:p>FuncTest - Public Calendar's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/Calendar/GroupCalendar/Edit/Group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/Calendar/PersonalCalendar/Share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/Calendar/PersonalCalendar/Share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/Calendar/PersonalCalendar/Share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LENDAR_1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/Calendar/PersonalCalendar/Edit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/Calendar/PersonalCalendar/Edit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LENDAR_1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/Calendar/PersonalCalendar/Edit/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LENDAR_1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/Calendar/GroupCalendar/Edit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/Calendar/GroupCalendar/Edit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LENDAR_1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/Calendar/GroupCalendar/Edit/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TEGORY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CS\Calendar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CATEGORY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Category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TEGORY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Category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CATEGORY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5"/>
          <table:table-cell table:style-name="ce25" office:value-type="string">
            <text:p>CS\Calendar\Category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CATEGORY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ategory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Category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CATEGORY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CS\Calendar\Category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EVENT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167">
            <text:p>167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Ev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5"/>
          <table:table-cell table:style-name="ce25" office:value-type="string">
            <text:p>CS\Calendar\Ev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CS\Calendar\Ev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EVENT_02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Even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2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Even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2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Even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EVENT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80">
            <text:p>8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Ev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CS\Calendar\Ev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Ev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EVENT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Ev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Ev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CS\Calendar\Ev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EVENT_05</text:p>
          </table:table-cell>
          <table:table-cell table:style-name="ce25" office:value-type="string">
            <text:p>FuncTest - Rollover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Event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5</text:p>
          </table:table-cell>
          <table:table-cell table:style-name="ce25" office:value-type="string">
            <text:p>FuncTest - Rollo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Event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EVENT_05</text:p>
          </table:table-cell>
          <table:table-cell table:style-name="ce25" office:value-type="string">
            <text:p>FuncTest - Rollo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Event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EVENT_06</text:p>
          </table:table-cell>
          <table:table-cell office:value-type="string">
            <text:p>FuncTest - Repeat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Event\Repea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6</text:p>
          </table:table-cell>
          <table:table-cell office:value-type="string">
            <text:p>FuncTest - Repe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Event\Repea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EVENT_06</text:p>
          </table:table-cell>
          <table:table-cell office:value-type="string">
            <text:p>FuncTest - Repe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Event\Repea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GROUP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Group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CS\Calendar\Group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CS\Calendar\Group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GROUP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Group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GROUP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CS\Calendar\Group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GROUP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CS\Calendar\Group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GROUP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Group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CS\Calendar\Group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GROUP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CS\Calendar\Group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SEARCH_01</text:p>
          </table:table-cell>
          <table:table-cell office:value-type="string">
            <text:p>FuncTest - Quick Search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ARCH_01</text:p>
          </table:table-cell>
          <table:table-cell office:value-type="string">
            <text:p>FuncTest - Quick Sear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ARCH_01</text:p>
          </table:table-cell>
          <table:table-cell office:value-type="string">
            <text:p>Func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140">
            <text:p>140</text:p>
          </table:table-cell>
          <table:table-cell table:style-name="ce25" table:number-columns-repeated="5"/>
          <table:table-cell table:style-name="ce25" office:value-type="string">
            <text:p>CS\Calendar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SETTINGS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TTINGS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SETTINGS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CS\Calendar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TASK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tas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93">
            <text:p>93</text:p>
          </table:table-cell>
          <table:table-cell table:style-name="ce25" table:number-columns-repeated="5"/>
          <table:table-cell table:style-name="ce25" office:value-type="string">
            <text:p>CS\Calendar\tas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CS\Calendar\tas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TASK_02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tas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2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S\Calendar\tas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2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S\Calendar\tas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TASK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task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94">
            <text:p>94</text:p>
          </table:table-cell>
          <table:table-cell table:style-name="ce25" table:number-columns-repeated="5"/>
          <table:table-cell table:style-name="ce25" office:value-type="string">
            <text:p>CS\Calendar\task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task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CS_CA_TASK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task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CS\Calendar\task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CS_CA_TASK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CS\Calendar\task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CS_CA_TASK_05</text:p>
          </table:table-cell>
          <table:table-cell table:style-name="ce25" office:value-type="string">
            <text:p>FuncTest - Rollover action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4"/>
          <table:table-cell table:style-name="ce25" office:value-type="string">
            <text:p>x</text:p>
          </table:table-cell>
          <table:table-cell table:style-name="ce25" office:value-type="string">
            <text:p>CS\Calendar\task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5</text:p>
          </table:table-cell>
          <table:table-cell table:style-name="ce25" office:value-type="string">
            <text:p>FuncTest - Rollover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task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CS_CA_TASK_05</text:p>
          </table:table-cell>
          <table:table-cell table:style-name="ce25" office:value-type="string">
            <text:p>FuncTest - Rollover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S\Calendar\task\rollov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AC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Create Action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AC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Create Action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AC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ECMS\Admin\Advanced_Configuration\Create Action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CAT_01</text:p>
          </table:table-cell>
          <table:table-cell table:style-name="ce25" office:value-type="string">
            <text:p>FuncTest - Create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ECMS\Admin\Categories &amp; Tags\Manage Categories 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1</text:p>
          </table:table-cell>
          <table:table-cell table:style-name="ce25" office:value-type="string">
            <text:p>FuncTest - Create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ECMS\Admin\Categories &amp; Tags\Manage Categories 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1</text:p>
          </table:table-cell>
          <table:table-cell table:style-name="ce25" office:value-type="string">
            <text:p>FuncTest - Cre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ategories &amp; Tags\Manage Categories 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CAT_02</text:p>
          </table:table-cell>
          <table:table-cell office:value-type="string">
            <text:p>FuncTest - Display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ECMS\Admin\Categories &amp; Tags\Manage Categories 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2</text:p>
          </table:table-cell>
          <table:table-cell office:value-type="string">
            <text:p>FuncTest - 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2</text:p>
          </table:table-cell>
          <table:table-cell office:value-type="string">
            <text:p>FuncTest - Displa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CAT_03</text:p>
          </table:table-cell>
          <table:table-cell table:style-name="ce25" office:value-type="string">
            <text:p>FuncTest - Category\Create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 table:style-name="ce25" table:number-columns-repeated="5"/>
          <table:table-cell table:style-name="ce25" office:value-type="string">
            <text:p>ECMS\Admin\Categories &amp; Tags\Manage Categories \Category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3</text:p>
          </table:table-cell>
          <table:table-cell table:style-name="ce25" office:value-type="string">
            <text:p>FuncTest - Category\Create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ECMS\Admin\Categories &amp; Tags\Manage Categories \Category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CAT_03</text:p>
          </table:table-cell>
          <table:table-cell table:style-name="ce25" office:value-type="string">
            <text:p>FuncTest - Category\Cre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ategories &amp; Tags\Manage Categories \Category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CAT_04</text:p>
          </table:table-cell>
          <table:table-cell office:value-type="string">
            <text:p>FuncTest - Category\Action</text:p>
          </table:table-cell>
          <table:table-cell table:style-name="Default" office:value-type="string">
            <text:p>High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ECMS\Admin\Categories &amp; Tags\Manage Categories \Category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4</text:p>
          </table:table-cell>
          <table:table-cell office:value-type="string">
            <text:p>FuncTest - Category\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Category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CAT_04</text:p>
          </table:table-cell>
          <table:table-cell office:value-type="string">
            <text:p>FuncTest - Category\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Category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DRI_01</text:p>
          </table:table-cell>
          <table:table-cell table:style-name="ce25" office:value-type="string">
            <text:p>FuncTest - Action</text:p>
          </table:table-cell>
          <table:table-cell office:value-type="string">
            <text:p>High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5"/>
          <table:table-cell table:style-name="ce25" office:value-type="string">
            <text:p>ECMS\Admin\Content_Presentation\\Manage Drives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DRI_01</text:p>
          </table:table-cell>
          <table:table-cell table:style-name="ce25" office:value-type="string">
            <text:p>FuncTest - Action</text:p>
          </table:table-cell>
          <table:table-cell office:value-type="string">
            <text:p>Medium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5"/>
          <table:table-cell table:style-name="ce25" office:value-type="string">
            <text:p>ECMS\Admin\Content_Presentation\\Manage Drives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DRI_01</text:p>
          </table:table-cell>
          <table:table-cell table:style-name="ce25" office:value-type="string">
            <text:p>FuncTest -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\Manage Drives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DRI_02</text:p>
          </table:table-cell>
          <table:table-cell office:value-type="string">
            <text:p>FuncTest - Check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ECMS\Admin\Content_Presentation\Manage Drives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DRI_02</text:p>
          </table:table-cell>
          <table:table-cell office:value-type="string">
            <text:p>FuncTest - 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Drives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DRI_02</text:p>
          </table:table-cell>
          <table:table-cell office:value-type="string">
            <text:p>FuncTest - 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Drives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LOC_01</text:p>
          </table:table-cell>
          <table:table-cell table:style-name="ce25" office:value-type="string">
            <text:p>FuncTest - Check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ECMS\Admin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LOC_01</text:p>
          </table:table-cell>
          <table:table-cell table:style-name="ce25" office:value-type="string">
            <text:p>FuncTest - Che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LOC_01</text:p>
          </table:table-cell>
          <table:table-cell table:style-name="ce25" office:value-type="string">
            <text:p>FuncTest - Chec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LOC_02</text:p>
          </table:table-cell>
          <table:table-cell office:value-type="string">
            <text:p>FuncTest - Permission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ECMS\Admin\Advanced_Configuration\Manage_Locks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LOC_02</text:p>
          </table:table-cell>
          <table:table-cell office:value-type="string">
            <text:p>FuncTest - Permiss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_Locks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LOC_02</text:p>
          </table:table-cell>
          <table:table-cell office:value-type="string">
            <text:p>FuncTest -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_Locks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MET_01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Metadata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1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Metadata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1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ECMS\Admin\Content_Presentation\Manage Metadata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ME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ME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ME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Content_Presentation\Manage Metadata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MET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Metadata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Metadata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MET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ECMS\Admin\Content_Presentation\Manage Metadata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NAM_01</text:p>
          </table:table-cell>
          <table:table-cell office:value-type="string">
            <text:p>FuncTest - Regist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AM_01</text:p>
          </table:table-cell>
          <table:table-cell office:value-type="string">
            <text:p>FuncTest - Register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AM_01</text:p>
          </table:table-cell>
          <table:table-cell office:value-type="string">
            <text:p>FuncTest - Register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NOD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Types \Manage Node Typ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ECMS\Admin\Content_Types \Manage Node Typ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71">
            <text:p>71</text:p>
          </table:table-cell>
          <table:table-cell table:style-name="ce25" table:number-columns-repeated="5"/>
          <table:table-cell table:style-name="ce25" office:value-type="string">
            <text:p>ECMS\Admin\Content_Types \Manage Node Typ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NOD_02</text:p>
          </table:table-cell>
          <table:table-cell office:value-type="string">
            <text:p>FuncTest - Export_Im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OD_02</text:p>
          </table:table-cell>
          <table:table-cell office:value-type="string">
            <text:p>FuncTest - Export_Impor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ECMS\Admin\Content_Types \Manage Node Type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NOD_02</text:p>
          </table:table-cell>
          <table:table-cell office:value-type="string">
            <text:p>FuncTest - Export_Import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ECMS\Admin\Content_Types \Manage Node Type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NOD_03</text:p>
          </table:table-cell>
          <table:table-cell table:style-name="ce25" office:value-type="string">
            <text:p>FuncTest - Search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ECMS\Admin\Content_Types \Manage Node Type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3</text:p>
          </table:table-cell>
          <table:table-cell table:style-name="ce25" office:value-type="string">
            <text:p>Func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Types \Manage Node Type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NOD_03</text:p>
          </table:table-cell>
          <table:table-cell table:style-name="ce25" office:value-type="string">
            <text:p>Func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Types \Manage Node Type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QUE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Advanced_Configuration\Manage Queri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Advanced_Configuration\Manage Queri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ECMS\Admin\Advanced_Configuration\Manage Queri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QUE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Advanced_Configuration\Manage Querie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QUE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ECMS\Admin\Advanced_Configuration\Manage Querie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QUE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Advanced_Configuration\Manage Queries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QUE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Queri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ECMS\Admin\Advanced_Configuration\Manage Queri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QUE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Queri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SCR_01</text:p>
          </table:table-cell>
          <table:table-cell table:style-name="ce25" office:value-type="string">
            <text:p>FuncTest - ECM scrip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Advanced_Configuration\Manage Script\ECM 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SCR_01</text:p>
          </table:table-cell>
          <table:table-cell table:style-name="ce25" office:value-type="string">
            <text:p>FuncTest - ECM scrip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ECMS\Admin\Advanced_Configuration\Manage Script\ECM 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SCR_01</text:p>
          </table:table-cell>
          <table:table-cell table:style-name="ce25" office:value-type="string">
            <text:p>FuncTest - ECM script</text:p>
          </table:table-cell>
          <table:table-cell office:value-type="string">
            <text:p>Low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ECMS\Admin\Advanced_Configuration\Manage Script\ECM 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TAG_01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Tags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AG_01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ECMS\Admin\Categories &amp; Tags\Manage Tags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AG_01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Tags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AG_02</text:p>
          </table:table-cell>
          <table:table-cell table:style-name="ce25" office:value-type="string">
            <text:p>FuncTest - Managemen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ECMS\Admin\Categories &amp; Tags\Manage Tags\ 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AG_02</text:p>
          </table:table-cell>
          <table:table-cell table:style-name="ce25" office:value-type="string">
            <text:p>FuncTest - Management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ECMS\Admin\Categories &amp; Tags\Manage Tags\ 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AG_02</text:p>
          </table:table-cell>
          <table:table-cell table:style-name="ce25" office:value-type="string">
            <text:p>FuncTest -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ategories &amp; Tags\Manage Tags\ 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TEM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ECMS\Admin\Content_Presentation\Manage Templat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ECMS\Admin\Content_Presentation\Manage Templat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EM_02</text:p>
          </table:table-cell>
          <table:table-cell table:style-name="ce25" office:value-type="string">
            <text:p>FuncTest - Edit\Dialog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Templates\Edit\Dialo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2</text:p>
          </table:table-cell>
          <table:table-cell table:style-name="ce25" office:value-type="string">
            <text:p>FuncTest - Edit\Dialog </text:p>
          </table:table-cell>
          <table:table-cell office:value-type="string">
            <text:p>Medium</text:p>
          </table:table-cell>
          <table:table-cell table:style-name="ce29" office:value-type="float" office:value="26">
            <text:p>26</text:p>
          </table:table-cell>
          <table:table-cell table:style-name="ce25" table:number-columns-repeated="5"/>
          <table:table-cell table:style-name="ce25" office:value-type="string">
            <text:p>ECMS\Admin\Content_Presentation\Manage Templates\Edit\Dialo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2</text:p>
          </table:table-cell>
          <table:table-cell table:style-name="ce25" office:value-type="string">
            <text:p>FuncTest - Edit\Dialog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Templates\Edit\Dialo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TEM_03</text:p>
          </table:table-cell>
          <table:table-cell office:value-type="string">
            <text:p>FuncTest - Edit\View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3</text:p>
          </table:table-cell>
          <table:table-cell office:value-type="string">
            <text:p>FuncTest - Edit\View </text:p>
          </table:table-cell>
          <table:table-cell table:style-name="Default" office:value-type="string">
            <text:p>Medium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ECMS\Admin\Content_Presentation\Manage Templates\Edi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TEM_03</text:p>
          </table:table-cell>
          <table:table-cell office:value-type="string">
            <text:p>FuncTest - Edit\View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TEM_04</text:p>
          </table:table-cell>
          <table:table-cell table:style-name="ce25" office:value-type="string">
            <text:p>FuncTest - Edit\C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Templates\Edit\C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4</text:p>
          </table:table-cell>
          <table:table-cell table:style-name="ce25" office:value-type="string">
            <text:p>FuncTest - Edit\CSS</text:p>
          </table:table-cell>
          <table:table-cell office:value-type="string">
            <text:p>Medium</text:p>
          </table:table-cell>
          <table:table-cell table:style-name="ce29" office:value-type="float" office:value="31">
            <text:p>31</text:p>
          </table:table-cell>
          <table:table-cell table:style-name="ce25" table:number-columns-repeated="5"/>
          <table:table-cell table:style-name="ce25" office:value-type="string">
            <text:p>ECMS\Admin\Content_Presentation\Manage Templates\Edit\C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TEM_04</text:p>
          </table:table-cell>
          <table:table-cell table:style-name="ce25" office:value-type="string">
            <text:p>FuncTest - Edit\C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Templates\Edit\C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ADM_VIE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ECMS\Admin\Content_Presentation\Manage View\View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VIE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ECMS\Admin\Content_Presentation\Manage View\View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ADM_VIE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View\View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ADM_VIE_02</text:p>
          </table:table-cell>
          <table:table-cell table:style-name="ce25" office:value-type="string">
            <text:p>FuncTest - ECM Template 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ECMS\Admin\Content_Presentation\Manage View\ECM Templ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VIE_02</text:p>
          </table:table-cell>
          <table:table-cell table:style-name="ce25" office:value-type="string">
            <text:p>FuncTest - ECM Template </text:p>
          </table:table-cell>
          <table:table-cell office:value-type="string">
            <text:p>Medium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5"/>
          <table:table-cell table:style-name="ce25" office:value-type="string">
            <text:p>ECMS\Admin\Content_Presentation\Manage View\ECM Templ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ADM_VIE_02</text:p>
          </table:table-cell>
          <table:table-cell table:style-name="ce25" office:value-type="string">
            <text:p>FuncTest - ECM Templat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S\Admin\Content_Presentation\Manage View\ECM Templ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1</text:p>
          </table:table-cell>
          <table:table-cell office:value-type="string">
            <text:p>FuncTest - Copy/paste</text:p>
          </table:table-cell>
          <table:table-cell table:style-name="Default" office:value-type="string">
            <text:p>High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string">
            <text:p>DMS\Site Explorer\Basic Action\Copy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1</text:p>
          </table:table-cell>
          <table:table-cell office:value-type="string">
            <text:p>FuncTest - Copy/paste</text:p>
          </table:table-cell>
          <table:table-cell table:style-name="Default" office:value-type="string">
            <text:p>Medium</text:p>
          </table:table-cell>
          <table:table-cell office:value-type="float" office:value="128">
            <text:p>128</text:p>
          </table:table-cell>
          <table:table-cell table:number-columns-repeated="5"/>
          <table:table-cell office:value-type="string">
            <text:p>DMS\Site Explorer\Basic Action\Copy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1</text:p>
          </table:table-cell>
          <table:table-cell office:value-type="string">
            <text:p>FuncTest - Copy/paste</text:p>
          </table:table-cell>
          <table:table-cell table:style-name="Default" office:value-type="string">
            <text:p>Low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DMS\Site Explorer\Basic Action\Copy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2</text:p>
          </table:table-cell>
          <table:table-cell table:style-name="ce25" office:value-type="string">
            <text:p>FuncTest - Cut/Paste</text:p>
          </table:table-cell>
          <table:table-cell office:value-type="string">
            <text:p>High</text:p>
          </table:table-cell>
          <table:table-cell table:style-name="ce29" office:value-type="float" office:value="64">
            <text:p>64</text:p>
          </table:table-cell>
          <table:table-cell table:style-name="ce25" table:number-columns-repeated="5"/>
          <table:table-cell table:style-name="ce25" office:value-type="string">
            <text:p>DMS\Site Explorer\Basic Action\Cut 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2</text:p>
          </table:table-cell>
          <table:table-cell table:style-name="ce25" office:value-type="string">
            <text:p>FuncTest - Cut/Paste</text:p>
          </table:table-cell>
          <table:table-cell office:value-type="string">
            <text:p>Medium</text:p>
          </table:table-cell>
          <table:table-cell table:style-name="ce29" office:value-type="float" office:value="35">
            <text:p>35</text:p>
          </table:table-cell>
          <table:table-cell table:style-name="ce25" table:number-columns-repeated="5"/>
          <table:table-cell table:style-name="ce25" office:value-type="string">
            <text:p>DMS\Site Explorer\Basic Action\Cut 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2</text:p>
          </table:table-cell>
          <table:table-cell table:style-name="ce25" office:value-type="string">
            <text:p>FuncTest - Cut/Pas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Cut 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3</text:p>
          </table:table-cell>
          <table:table-cell office:value-type="string">
            <text:p>FuncTest - Drag and drop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DMS\Site Explorer\Basic Action\Drag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3</text:p>
          </table:table-cell>
          <table:table-cell office:value-type="string">
            <text:p>FuncTest - Drag and drop</text:p>
          </table:table-cell>
          <table:table-cell table:style-name="Default" office:value-type="string">
            <text:p>Medium</text:p>
          </table:table-cell>
          <table:table-cell office:value-type="float" office:value="103">
            <text:p>103</text:p>
          </table:table-cell>
          <table:table-cell table:number-columns-repeated="5"/>
          <table:table-cell office:value-type="string">
            <text:p>DMS\Site Explorer\Basic Action\Drag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3</text:p>
          </table:table-cell>
          <table:table-cell office:value-type="string">
            <text:p>FuncTest - Drag and drop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Basic Action\Drag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4</text:p>
          </table:table-cell>
          <table:table-cell table:style-name="ce25" office:value-type="string">
            <text:p>FuncTest - Using clipboard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DMS\Site Explorer\Basic Action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4</text:p>
          </table:table-cell>
          <table:table-cell table:style-name="ce25" office:value-type="string">
            <text:p>FuncTest - Using clipboard</text:p>
          </table:table-cell>
          <table:table-cell office:value-type="string">
            <text:p>Medium</text:p>
          </table:table-cell>
          <table:table-cell table:style-name="ce29" office:value-type="float" office:value="74">
            <text:p>74</text:p>
          </table:table-cell>
          <table:table-cell table:style-name="ce25" table:number-columns-repeated="5"/>
          <table:table-cell table:style-name="ce25" office:value-type="string">
            <text:p>DMS\Site Explorer\Basic Action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4</text:p>
          </table:table-cell>
          <table:table-cell table:style-name="ce25" office:value-type="string">
            <text:p>FuncTest - Using clip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DMS\Site Explorer\Basic 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Medium</text:p>
          </table:table-cell>
          <table:table-cell office:value-type="float" office:value="30">
            <text:p>30</text:p>
          </table:table-cell>
          <table:table-cell table:number-columns-repeated="5"/>
          <table:table-cell office:value-type="string">
            <text:p>DMS\Site Explorer\Basic 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6</text:p>
          </table:table-cell>
          <table:table-cell table:style-name="ce25" office:value-type="string">
            <text:p>FuncTest - Lock/unlock node</text:p>
          </table:table-cell>
          <table:table-cell office:value-type="string">
            <text:p>High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5"/>
          <table:table-cell table:style-name="ce25" office:value-type="string">
            <text:p>DMS\Site Explorer\Basic 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6</text:p>
          </table:table-cell>
          <table:table-cell table:style-name="ce25" office:value-type="string">
            <text:p>FuncTest - Lock/unlock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6</text:p>
          </table:table-cell>
          <table:table-cell table:style-name="ce25" office:value-type="string">
            <text:p>FuncTest - Lock/unlock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7</text:p>
          </table:table-cell>
          <table:table-cell office:value-type="string">
            <text:p>FuncTest - Multi sele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Multi Sele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7</text:p>
          </table:table-cell>
          <table:table-cell office:value-type="string">
            <text:p>FuncTest - Multi select</text:p>
          </table:table-cell>
          <table:table-cell table:style-name="Default" office:value-type="string">
            <text:p>Medium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string">
            <text:p>DMS\Site Explorer\Basic Action\Multi Sele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7</text:p>
          </table:table-cell>
          <table:table-cell office:value-type="string">
            <text:p>FuncTest - Multi sele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Multi Sele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08</text:p>
          </table:table-cell>
          <table:table-cell table:style-name="ce25" office:value-type="string">
            <text:p>FuncTest - Rena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Rena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8</text:p>
          </table:table-cell>
          <table:table-cell table:style-name="ce25" office:value-type="string">
            <text:p>FuncTest - Rename</text:p>
          </table:table-cell>
          <table:table-cell office:value-type="string">
            <text:p>Medium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5"/>
          <table:table-cell table:style-name="ce25" office:value-type="string">
            <text:p>DMS\Site Explorer\Basic Action\Rena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08</text:p>
          </table:table-cell>
          <table:table-cell table:style-name="ce25" office:value-type="string">
            <text:p>FuncTest - Re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Rena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09</text:p>
          </table:table-cell>
          <table:table-cell office:value-type="string">
            <text:p>FuncTest - Edit </text:p>
          </table:table-cell>
          <table:table-cell table:style-name="Default" office:value-type="string">
            <text:p>High</text:p>
          </table:table-cell>
          <table:table-cell office:value-type="float" office:value="150">
            <text:p>150</text:p>
          </table:table-cell>
          <table:table-cell table:number-columns-repeated="5"/>
          <table:table-cell office:value-type="string">
            <text:p>DMS\Site Explorer\Basic Ac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9</text:p>
          </table:table-cell>
          <table:table-cell office:value-type="string">
            <text:p>FuncTest - Edit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Basic Ac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09</text:p>
          </table:table-cell>
          <table:table-cell office:value-type="string">
            <text:p>FuncTest - Edi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0</text:p>
          </table:table-cell>
          <table:table-cell table:style-name="ce25" office:value-type="string">
            <text:p>FuncTest - View webDAV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DMS\Site Explorer\Basic Action\View webDA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0</text:p>
          </table:table-cell>
          <table:table-cell table:style-name="ce25" office:value-type="string">
            <text:p>FuncTest - View webDAV</text:p>
          </table:table-cell>
          <table:table-cell office:value-type="string">
            <text:p>Medium</text:p>
          </table:table-cell>
          <table:table-cell table:style-name="ce29" office:value-type="float" office:value="59">
            <text:p>59</text:p>
          </table:table-cell>
          <table:table-cell table:style-name="ce25" table:number-columns-repeated="5"/>
          <table:table-cell table:style-name="ce25" office:value-type="string">
            <text:p>DMS\Site Explorer\Basic Action\View webDA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0</text:p>
          </table:table-cell>
          <table:table-cell table:style-name="ce25" office:value-type="string">
            <text:p>FuncTest - View webDA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View webDA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11</text:p>
          </table:table-cell>
          <table:table-cell office:value-type="string">
            <text:p>FuncTest - Add symlink for node</text:p>
          </table:table-cell>
          <table:table-cell table:style-name="Default" office:value-type="string">
            <text:p>High</text:p>
          </table:table-cell>
          <table:table-cell office:value-type="float" office:value="159">
            <text:p>159</text:p>
          </table:table-cell>
          <table:table-cell table:number-columns-repeated="5"/>
          <table:table-cell office:value-type="string">
            <text:p>DMS\Site Explorer\Basic Action\Add Sym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1</text:p>
          </table:table-cell>
          <table:table-cell office:value-type="string">
            <text:p>FuncTest - Add symlink for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 Sym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1</text:p>
          </table:table-cell>
          <table:table-cell office:value-type="string">
            <text:p>FuncTest - Add symlink for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 Sym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2</text:p>
          </table:table-cell>
          <table:table-cell table:style-name="ce25" office:value-type="string">
            <text:p>FuncTest - Add_favori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Add_favor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2</text:p>
          </table:table-cell>
          <table:table-cell table:style-name="ce25" office:value-type="string">
            <text:p>FuncTest - Add_favorite</text:p>
          </table:table-cell>
          <table:table-cell office:value-type="string">
            <text:p>Medium</text:p>
          </table:table-cell>
          <table:table-cell table:style-name="ce29" office:value-type="float" office:value="23">
            <text:p>23</text:p>
          </table:table-cell>
          <table:table-cell table:style-name="ce25" table:number-columns-repeated="5"/>
          <table:table-cell table:style-name="ce25" office:value-type="string">
            <text:p>DMS\Site Explorer\Basic Action\Add_favor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2</text:p>
          </table:table-cell>
          <table:table-cell table:style-name="ce25" office:value-type="string">
            <text:p>FuncTest - Add_favor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Basic Action\Add_favor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CTION_14</text:p>
          </table:table-cell>
          <table:table-cell office:value-type="string">
            <text:p>FuncTest - Sh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Sh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4</text:p>
          </table:table-cell>
          <table:table-cell office:value-type="string">
            <text:p>FuncTest - Shor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Basic Action\Sh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CTION_14</text:p>
          </table:table-cell>
          <table:table-cell office:value-type="string">
            <text:p>FuncTest - Short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DMS\Site Explorer\Basic Action\Sh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CTION_15</text:p>
          </table:table-cell>
          <table:table-cell table:style-name="ce25" office:value-type="string">
            <text:p>FuncTest - Setup browsing references, Drive, View modes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5"/>
          <table:table-cell table:style-name="ce25" office:value-type="string">
            <text:p>DMS\Site Explorer\Other chec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5</text:p>
          </table:table-cell>
          <table:table-cell table:style-name="ce25" office:value-type="string">
            <text:p>FuncTest - Setup browsing references, Drive, View modes</text:p>
          </table:table-cell>
          <table:table-cell office:value-type="string">
            <text:p>Medium</text:p>
          </table:table-cell>
          <table:table-cell table:style-name="ce29" office:value-type="float" office:value="92">
            <text:p>92</text:p>
          </table:table-cell>
          <table:table-cell table:style-name="ce25" table:number-columns-repeated="5"/>
          <table:table-cell table:style-name="ce25" office:value-type="string">
            <text:p>DMS\Site Explorer\Other chec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CTION_15</text:p>
          </table:table-cell>
          <table:table-cell table:style-name="ce25" office:value-type="string">
            <text:p>FuncTest - Setup browsing references, Drive, View modes</text:p>
          </table:table-cell>
          <table:table-cell office:value-type="string">
            <text:p>Low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5"/>
          <table:table-cell table:style-name="ce25" office:value-type="string">
            <text:p>DMS\Site Explorer\Other chec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1</text:p>
          </table:table-cell>
          <table:table-cell office:value-type="string">
            <text:p>FuncTest - Activate ver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Versions\Act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1</text:p>
          </table:table-cell>
          <table:table-cell office:value-type="string">
            <text:p>FuncTest - Activate version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DMS\Site Explorer\Admin \Versions\Act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1</text:p>
          </table:table-cell>
          <table:table-cell office:value-type="string">
            <text:p>FuncTest - Activate version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DMS\Site Explorer\Admin \Versions\Act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2</text:p>
          </table:table-cell>
          <table:table-cell table:style-name="ce25" office:value-type="string">
            <text:p>FuncTest - Manage vers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 \Versions\Manage ver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2</text:p>
          </table:table-cell>
          <table:table-cell table:style-name="ce25" office:value-type="string">
            <text:p>FuncTest - Manage vers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 \Versions\Manage ver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2</text:p>
          </table:table-cell>
          <table:table-cell table:style-name="ce25" office:value-type="string">
            <text:p>FuncTest - Manage version </text:p>
          </table:table-cell>
          <table:table-cell office:value-type="string">
            <text:p>Low</text:p>
          </table:table-cell>
          <table:table-cell table:style-name="ce29" office:value-type="float" office:value="55">
            <text:p>55</text:p>
          </table:table-cell>
          <table:table-cell table:style-name="ce25" table:number-columns-repeated="5"/>
          <table:table-cell table:style-name="ce25" office:value-type="string">
            <text:p>DMS\Site Explorer\Admin \Versions\Manage ver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3</text:p>
          </table:table-cell>
          <table:table-cell office:value-type="string">
            <text:p>FuncTest - Manage publication</text:p>
          </table:table-cell>
          <table:table-cell table:style-name="Default" office:value-type="string">
            <text:p>High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DMS\Site Explorer Publication\Publication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3</text:p>
          </table:table-cell>
          <table:table-cell office:value-type="string">
            <text:p>FuncTest - Manage publication</text:p>
          </table:table-cell>
          <table:table-cell table:style-name="Default" office:value-type="string">
            <text:p>Medium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DMS\Site Explorer Publication\Publication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3</text:p>
          </table:table-cell>
          <table:table-cell office:value-type="string">
            <text:p>FuncTest - Manage pub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 Publication\Publication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4</text:p>
          </table:table-cell>
          <table:table-cell table:style-name="ce25" office:value-type="string">
            <text:p>FuncTest - Manage category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DMS\Site Explorer\Admin \Manage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4</text:p>
          </table:table-cell>
          <table:table-cell table:style-name="ce25" office:value-type="string">
            <text:p>FuncTest - Manage category</text:p>
          </table:table-cell>
          <table:table-cell office:value-type="string">
            <text:p>Medium</text:p>
          </table:table-cell>
          <table:table-cell table:style-name="ce29" office:value-type="float" office:value="39">
            <text:p>39</text:p>
          </table:table-cell>
          <table:table-cell table:style-name="ce25" table:number-columns-repeated="5"/>
          <table:table-cell table:style-name="ce25" office:value-type="string">
            <text:p>DMS\Site Explorer\Admin \Manage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4</text:p>
          </table:table-cell>
          <table:table-cell table:style-name="ce25" office:value-type="string">
            <text:p>FuncTest - Manage category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DMS\Site Explorer\Admin \Manage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5</text:p>
          </table:table-cell>
          <table:table-cell office:value-type="string">
            <text:p>FuncTest - Manage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Manag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5</text:p>
          </table:table-cell>
          <table:table-cell office:value-type="string">
            <text:p>FuncTest - Manag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Manag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5</text:p>
          </table:table-cell>
          <table:table-cell office:value-type="string">
            <text:p>FuncTest - Manage relation</text:p>
          </table:table-cell>
          <table:table-cell table:style-name="Default" office:value-type="string">
            <text:p>Low</text:p>
          </table:table-cell>
          <table:table-cell office:value-type="float" office:value="73">
            <text:p>73</text:p>
          </table:table-cell>
          <table:table-cell table:number-columns-repeated="5"/>
          <table:table-cell office:value-type="string">
            <text:p>DMS\Site Explorer\Admin\Manag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6</text:p>
          </table:table-cell>
          <table:table-cell table:style-name="ce25" office:value-type="string">
            <text:p>FuncTest - Manage action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 \Manage 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6</text:p>
          </table:table-cell>
          <table:table-cell table:style-name="ce25" office:value-type="string">
            <text:p>FuncTest - Manage action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 \Manage 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6</text:p>
          </table:table-cell>
          <table:table-cell table:style-name="ce25" office:value-type="string">
            <text:p>FuncTest - Manage action\Add</text:p>
          </table:table-cell>
          <table:table-cell office:value-type="string">
            <text:p>Low</text:p>
          </table:table-cell>
          <table:table-cell table:style-name="ce29" office:value-type="float" office:value="142">
            <text:p>142</text:p>
          </table:table-cell>
          <table:table-cell table:style-name="ce25" table:number-columns-repeated="5"/>
          <table:table-cell table:style-name="ce25" office:value-type="string">
            <text:p>DMS\Site Explorer\Admin \Manage 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7</text:p>
          </table:table-cell>
          <table:table-cell office:value-type="string">
            <text:p>FuncTest - Manage Node propert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Node 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7</text:p>
          </table:table-cell>
          <table:table-cell office:value-type="string">
            <text:p>FuncTest - Manage Node property</text:p>
          </table:table-cell>
          <table:table-cell table:style-name="Default" office:value-type="string">
            <text:p>Medium</text:p>
          </table:table-cell>
          <table:table-cell office:value-type="float" office:value="28">
            <text:p>28</text:p>
          </table:table-cell>
          <table:table-cell table:number-columns-repeated="5"/>
          <table:table-cell office:value-type="string">
            <text:p>DMS\Site Explorer\Admin\Node 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7</text:p>
          </table:table-cell>
          <table:table-cell office:value-type="string">
            <text:p>FuncTest - Manage Node property</text:p>
          </table:table-cell>
          <table:table-cell table:style-name="Default" office:value-type="string">
            <text:p>Low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DMS\Site Explorer\Admin\Node 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08</text:p>
          </table:table-cell>
          <table:table-cell table:style-name="ce25" office:value-type="string">
            <text:p>FuncTest - Export node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5"/>
          <table:table-cell table:style-name="ce25" office:value-type="string">
            <text:p>DMS\Site Explorer\Admin 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8</text:p>
          </table:table-cell>
          <table:table-cell table:style-name="ce25" office:value-type="string">
            <text:p>FuncTest - Export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 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08</text:p>
          </table:table-cell>
          <table:table-cell table:style-name="ce25" office:value-type="string">
            <text:p>FuncTest - Export node</text:p>
          </table:table-cell>
          <table:table-cell office:value-type="string">
            <text:p>Low</text:p>
          </table:table-cell>
          <table:table-cell table:style-name="ce29" office:value-type="float" office:value="52">
            <text:p>52</text:p>
          </table:table-cell>
          <table:table-cell table:style-name="ce25" table:number-columns-repeated="5"/>
          <table:table-cell table:style-name="ce25" office:value-type="string">
            <text:p>DMS\Site Explorer\Admin 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ADMIN_09</text:p>
          </table:table-cell>
          <table:table-cell office:value-type="string">
            <text:p>FuncTest - Import nod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DMS\Site Explorer\Admin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9</text:p>
          </table:table-cell>
          <table:table-cell office:value-type="string">
            <text:p>FuncTest - Import node</text:p>
          </table:table-cell>
          <table:table-cell table:style-name="Default" office:value-type="string">
            <text:p>Medium</text:p>
          </table:table-cell>
          <table:table-cell office:value-type="float" office:value="51">
            <text:p>51</text:p>
          </table:table-cell>
          <table:table-cell table:number-columns-repeated="5"/>
          <table:table-cell office:value-type="string">
            <text:p>DMS\Site Explorer\Admin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ADMIN_09</text:p>
          </table:table-cell>
          <table:table-cell office:value-type="string">
            <text:p>FuncTest - Import node</text:p>
          </table:table-cell>
          <table:table-cell table:style-name="Default" office:value-type="string">
            <text:p>Low</text:p>
          </table:table-cell>
          <table:table-cell office:value-type="float" office:value="72">
            <text:p>72</text:p>
          </table:table-cell>
          <table:table-cell table:number-columns-repeated="5"/>
          <table:table-cell office:value-type="string">
            <text:p>DMS\Site Explorer\Admin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ADMIN_10</text:p>
          </table:table-cell>
          <table:table-cell table:style-name="ce25" office:value-type="string">
            <text:p>FuncTest - Show/Hide cont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\Hide_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10</text:p>
          </table:table-cell>
          <table:table-cell table:style-name="ce25" office:value-type="string">
            <text:p>FuncTest - Show/Hide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Admin\Hide_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ADMIN_10</text:p>
          </table:table-cell>
          <table:table-cell table:style-name="ce25" office:value-type="string">
            <text:p>FuncTest - Show/Hide content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DMS\Site Explorer\Admin\Hide_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OLLABORATION_01</text:p>
          </table:table-cell>
          <table:table-cell office:value-type="string">
            <text:p>FuncTest - Watch/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1</text:p>
          </table:table-cell>
          <table:table-cell office:value-type="string">
            <text:p>FuncTest - Watch/Unwat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1</text:p>
          </table:table-cell>
          <table:table-cell office:value-type="string">
            <text:p>FuncTest - Watch/Unwatch</text:p>
          </table:table-cell>
          <table:table-cell table:style-name="Default" office:value-type="string">
            <text:p>Low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DMS\Site Explorer\ Collaboration\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2</text:p>
          </table:table-cell>
          <table:table-cell table:style-name="ce25" office:value-type="string">
            <text:p>FuncTest - Manage Add tag</text:p>
          </table:table-cell>
          <table:table-cell office:value-type="string">
            <text:p>High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5"/>
          <table:table-cell table:style-name="ce25" office:value-type="string">
            <text:p>DMS\Site Explorer\ Collaboration\ Mange 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2</text:p>
          </table:table-cell>
          <table:table-cell table:style-name="ce25" office:value-type="string">
            <text:p>FuncTest - Manage Add tag</text:p>
          </table:table-cell>
          <table:table-cell office:value-type="string">
            <text:p>Medium</text:p>
          </table:table-cell>
          <table:table-cell table:style-name="ce29" office:value-type="float" office:value="156">
            <text:p>156</text:p>
          </table:table-cell>
          <table:table-cell table:style-name="ce25" table:number-columns-repeated="5"/>
          <table:table-cell table:style-name="ce25" office:value-type="string">
            <text:p>DMS\Site Explorer\ Collaboration\ Mange 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2</text:p>
          </table:table-cell>
          <table:table-cell table:style-name="ce25" office:value-type="string">
            <text:p>FuncTest - Manage Add ta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 Collaboration\ Mange 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OLLABORATION_03</text:p>
          </table:table-cell>
          <table:table-cell office:value-type="string">
            <text:p>FuncTest - Set localiz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Multi 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3</text:p>
          </table:table-cell>
          <table:table-cell office:value-type="string">
            <text:p>FuncTest - Set local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Multi 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3</text:p>
          </table:table-cell>
          <table:table-cell office:value-type="string">
            <text:p>FuncTest - Set localize</text:p>
          </table:table-cell>
          <table:table-cell table:style-name="Default" office:value-type="string">
            <text:p>Low</text:p>
          </table:table-cell>
          <table:table-cell office:value-type="float" office:value="73">
            <text:p>73</text:p>
          </table:table-cell>
          <table:table-cell table:number-columns-repeated="5"/>
          <table:table-cell office:value-type="string">
            <text:p>DMS\Site Explorer\ Collaboration\ Multi 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OLLABORATION_04</text:p>
          </table:table-cell>
          <table:table-cell table:style-name="ce25" office:value-type="string">
            <text:p>FuncTest - Vo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 Collaboration\ 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4</text:p>
          </table:table-cell>
          <table:table-cell table:style-name="ce25" office:value-type="string">
            <text:p>FuncTest - Vote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DMS\Site Explorer\ Collaboration\ 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OLLABORATION_04</text:p>
          </table:table-cell>
          <table:table-cell table:style-name="ce25" office:value-type="string">
            <text:p>FuncTest - Vote</text:p>
          </table:table-cell>
          <table:table-cell office:value-type="string">
            <text:p>Low</text:p>
          </table:table-cell>
          <table:table-cell table:style-name="ce29" office:value-type="float" office:value="43">
            <text:p>43</text:p>
          </table:table-cell>
          <table:table-cell table:style-name="ce25" table:number-columns-repeated="5"/>
          <table:table-cell table:style-name="ce25" office:value-type="string">
            <text:p>DMS\Site Explorer\ Collaboration\ 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OLLABORATION_05</text:p>
          </table:table-cell>
          <table:table-cell office:value-type="string">
            <text:p>FuncTest -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5</text:p>
          </table:table-cell>
          <table:table-cell office:value-type="string">
            <text:p>FuncTest - Com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OLLABORATION_05</text:p>
          </table:table-cell>
          <table:table-cell office:value-type="string">
            <text:p>FuncTest - Comment</text:p>
          </table:table-cell>
          <table:table-cell table:style-name="Default" office:value-type="string">
            <text:p>Low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DMS\Site Explorer\ 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1</text:p>
          </table:table-cell>
          <table:table-cell table:style-name="ce25" office:value-type="string">
            <text:p>FuncTest - Create Content Folder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DMS\Site Explorer\Create\Content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1</text:p>
          </table:table-cell>
          <table:table-cell table:style-name="ce25" office:value-type="string">
            <text:p>FuncTest - Create Content Folder</text:p>
          </table:table-cell>
          <table:table-cell office:value-type="string">
            <text:p>Medium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5"/>
          <table:table-cell table:style-name="ce25" office:value-type="string">
            <text:p>DMS\Site Explorer\Create\Content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1</text:p>
          </table:table-cell>
          <table:table-cell table:style-name="ce25" office:value-type="string">
            <text:p>FuncTest - Create Content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\Content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2</text:p>
          </table:table-cell>
          <table:table-cell office:value-type="string">
            <text:p>FuncTest - Create Document Folder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Create\Document 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2</text:p>
          </table:table-cell>
          <table:table-cell office:value-type="string">
            <text:p>FuncTest - Create Document Folder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DMS\Site Explorer\Create\Document 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2</text:p>
          </table:table-cell>
          <table:table-cell office:value-type="string">
            <text:p>FuncTest - Create Document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\Document 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3</text:p>
          </table:table-cell>
          <table:table-cell table:style-name="ce25" office:value-type="string">
            <text:p>FuncTest - Create Folder</text:p>
          </table:table-cell>
          <table:table-cell office:value-type="string">
            <text:p>High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5"/>
          <table:table-cell table:style-name="ce25" office:value-type="string">
            <text:p>DMS\Site Explorer\Create Node\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3</text:p>
          </table:table-cell>
          <table:table-cell table:style-name="ce25" office:value-type="string">
            <text:p>Func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 Node\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3</text:p>
          </table:table-cell>
          <table:table-cell table:style-name="ce25" office:value-type="string">
            <text:p>Func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 Node\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4</text:p>
          </table:table-cell>
          <table:table-cell office:value-type="string">
            <text:p>FuncTest - Create Articl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DMS\Site Explorer\Create Node\Artic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4</text:p>
          </table:table-cell>
          <table:table-cell office:value-type="string">
            <text:p>FuncTest - Create Articl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DMS\Site Explorer\Create Node\Artic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4</text:p>
          </table:table-cell>
          <table:table-cell office:value-type="string">
            <text:p>FuncTest - Create Articl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DMS\Site Explorer\Create Node\Artic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5</text:p>
          </table:table-cell>
          <table:table-cell table:style-name="ce25" office:value-type="string">
            <text:p>FuncTest - Create File</text:p>
          </table:table-cell>
          <table:table-cell office:value-type="string">
            <text:p>High</text:p>
          </table:table-cell>
          <table:table-cell table:style-name="ce29" office:value-type="float" office:value="38">
            <text:p>38</text:p>
          </table:table-cell>
          <table:table-cell table:style-name="ce25" table:number-columns-repeated="5"/>
          <table:table-cell table:style-name="ce25" office:value-type="string">
            <text:p>DMS\Site Explorer\Create Node\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5</text:p>
          </table:table-cell>
          <table:table-cell table:style-name="ce25" office:value-type="string">
            <text:p>FuncTest - Create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 Node\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5</text:p>
          </table:table-cell>
          <table:table-cell table:style-name="ce25" office:value-type="string">
            <text:p>FuncTest - Create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 Node\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6</text:p>
          </table:table-cell>
          <table:table-cell office:value-type="string">
            <text:p>FuncTest - Create Podcast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DMS\Site Explorer\Create Node\Podca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6</text:p>
          </table:table-cell>
          <table:table-cell office:value-type="string">
            <text:p>FuncTest - Create Podca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Podca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6</text:p>
          </table:table-cell>
          <table:table-cell office:value-type="string">
            <text:p>FuncTest - Create Podca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Podca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7</text:p>
          </table:table-cell>
          <table:table-cell table:style-name="ce25" office:value-type="string">
            <text:p>FuncTest - Create Sample Node</text:p>
          </table:table-cell>
          <table:table-cell office:value-type="string">
            <text:p>High</text:p>
          </table:table-cell>
          <table:table-cell table:style-name="ce29" office:value-type="float" office:value="53">
            <text:p>53</text:p>
          </table:table-cell>
          <table:table-cell table:style-name="ce25" table:number-columns-repeated="5"/>
          <table:table-cell table:style-name="ce25" office:value-type="string">
            <text:p>DMS\Site Explorer\Create Node\Sample N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7</text:p>
          </table:table-cell>
          <table:table-cell table:style-name="ce25" office:value-type="string">
            <text:p>FuncTest - Create Sample Node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DMS\Site Explorer\Create Node\Sample N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7</text:p>
          </table:table-cell>
          <table:table-cell table:style-name="ce25" office:value-type="string">
            <text:p>FuncTest - Create Sampl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 Node\Sample N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08</text:p>
          </table:table-cell>
          <table:table-cell office:value-type="string">
            <text:p>FuncTest - Create File Plan</text:p>
          </table:table-cell>
          <table:table-cell table:style-name="Default" office:value-type="string">
            <text:p>High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DMS\Site Explorer\Create Node\File Pla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8</text:p>
          </table:table-cell>
          <table:table-cell office:value-type="string">
            <text:p>FuncTest - Create File Pla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ile Pla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08</text:p>
          </table:table-cell>
          <table:table-cell office:value-type="string">
            <text:p>FuncTest - Create File Pla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ile Pla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09</text:p>
          </table:table-cell>
          <table:table-cell table:style-name="ce25" office:value-type="string">
            <text:p>FuncTest - Create Kofax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5"/>
          <table:table-cell table:style-name="ce25" office:value-type="string">
            <text:p>DMS\Site Explorer\Create Node\Kofa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9</text:p>
          </table:table-cell>
          <table:table-cell table:style-name="ce25" office:value-type="string">
            <text:p>FuncTest - Create Kofax</text:p>
          </table:table-cell>
          <table:table-cell office:value-type="string">
            <text:p>Medium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5"/>
          <table:table-cell table:style-name="ce25" office:value-type="string">
            <text:p>DMS\Site Explorer\Create Node\Kofa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09</text:p>
          </table:table-cell>
          <table:table-cell table:style-name="ce25" office:value-type="string">
            <text:p>FuncTest - Create Kofax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Create Node\Kofa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0</text:p>
          </table:table-cell>
          <table:table-cell office:value-type="string">
            <text:p>FuncTest - Create Document</text:p>
          </table:table-cell>
          <table:table-cell table:style-name="Default" office:value-type="string">
            <text:p>High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string">
            <text:p>DMS\Site Explorer\Create Node\Docu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0</text:p>
          </table:table-cell>
          <table:table-cell office:value-type="string">
            <text:p>FuncTest - Create Document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Create Node\Docu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0</text:p>
          </table:table-cell>
          <table:table-cell office:value-type="string">
            <text:p>FuncTest - Create Document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DMS\Site Explorer\Create Node\Docu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1</text:p>
          </table:table-cell>
          <table:table-cell table:style-name="ce25" office:value-type="string">
            <text:p>FuncTest - Upload</text:p>
          </table:table-cell>
          <table:table-cell office:value-type="string">
            <text:p>High</text:p>
          </table:table-cell>
          <table:table-cell table:style-name="ce29" office:value-type="float" office:value="83">
            <text:p>83</text:p>
          </table:table-cell>
          <table:table-cell table:style-name="ce25" table:number-columns-repeated="5"/>
          <table:table-cell table:style-name="ce25" office:value-type="string">
            <text:p>DMS\Site Explorer\Create Node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1</text:p>
          </table:table-cell>
          <table:table-cell table:style-name="ce25" office:value-type="string">
            <text:p>FuncTest - Upload</text:p>
          </table:table-cell>
          <table:table-cell office:value-type="string">
            <text:p>Medium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5"/>
          <table:table-cell table:style-name="ce25" office:value-type="string">
            <text:p>DMS\Site Explorer\Create Node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1</text:p>
          </table:table-cell>
          <table:table-cell table:style-name="ce25" office:value-type="string">
            <text:p>FuncTest - Upload</text:p>
          </table:table-cell>
          <table:table-cell office:value-type="string">
            <text:p>Low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5"/>
          <table:table-cell table:style-name="ce25" office:value-type="string">
            <text:p>DMS\Site Explorer\Create Node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2</text:p>
          </table:table-cell>
          <table:table-cell office:value-type="string">
            <text:p>FuncTest - Oth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Other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2</text:p>
          </table:table-cell>
          <table:table-cell office:value-type="string">
            <text:p>FuncTest - Others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DMS\Site Explorer\Create Node\Other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2</text:p>
          </table:table-cell>
          <table:table-cell office:value-type="string">
            <text:p>FuncTest - Others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Create Node\Other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3</text:p>
          </table:table-cell>
          <table:table-cell table:style-name="ce25" office:value-type="string">
            <text:p>FuncTest - Category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DMS\Site Explorer\Create Node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3</text:p>
          </table:table-cell>
          <table:table-cell table:style-name="ce25" office:value-type="string">
            <text:p>FuncTest - Category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DMS\Site Explorer\Create Node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3</text:p>
          </table:table-cell>
          <table:table-cell table:style-name="ce25" office:value-type="string">
            <text:p>FuncTest - Category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DMS\Site Explorer\Create Node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4</text:p>
          </table:table-cell>
          <table:table-cell office:value-type="string">
            <text:p>FuncTest - Free layout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DMS\Sites explorer\Create\ Content free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4</text:p>
          </table:table-cell>
          <table:table-cell office:value-type="string">
            <text:p>FuncTest - Free layou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s explorer\Create\ Content free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4</text:p>
          </table:table-cell>
          <table:table-cell office:value-type="string">
            <text:p>FuncTest - Free lay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 Content free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5</text:p>
          </table:table-cell>
          <table:table-cell table:style-name="ce25" office:value-type="string">
            <text:p>FuncTest - Picture on head layout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DMS\Sites explorer\Create\ Picture on head 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5</text:p>
          </table:table-cell>
          <table:table-cell table:style-name="ce25" office:value-type="string">
            <text:p>FuncTest - Picture on head layout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DMS\Sites explorer\Create\ Picture on head 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5</text:p>
          </table:table-cell>
          <table:table-cell table:style-name="ce25" office:value-type="string">
            <text:p>FuncTest - Picture on head lay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s explorer\Create\ Picture on head 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6</text:p>
          </table:table-cell>
          <table:table-cell office:value-type="string">
            <text:p>FuncTest - CSS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DMS\Sites explorer\Create\CS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6</text:p>
          </table:table-cell>
          <table:table-cell office:value-type="string">
            <text:p>FuncTest - CSS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DMS\Sites explorer\Create\CS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6</text:p>
          </table:table-cell>
          <table:table-cell office:value-type="string">
            <text:p>FuncTest - C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CS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CREATE_17</text:p>
          </table:table-cell>
          <table:table-cell table:style-name="ce25" office:value-type="string">
            <text:p>FuncTest - Link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DMS\Sites explorer\Create\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7</text:p>
          </table:table-cell>
          <table:table-cell table:style-name="ce25" office:value-type="string">
            <text:p>FuncTest - Link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DMS\Sites explorer\Create\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CREATE_17</text:p>
          </table:table-cell>
          <table:table-cell table:style-name="ce25" office:value-type="string">
            <text:p>FuncTest - Lin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s explorer\Create\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CREATE_18</text:p>
          </table:table-cell>
          <table:table-cell office:value-type="string">
            <text:p>FuncTest - JS fil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DMS\Sites explorer\Create\J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8</text:p>
          </table:table-cell>
          <table:table-cell office:value-type="string">
            <text:p>FuncTest - JS file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s explorer\Create\J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CREATE_18</text:p>
          </table:table-cell>
          <table:table-cell office:value-type="string">
            <text:p>FuncTest - JS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JS 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1</text:p>
          </table:table-cell>
          <table:table-cell table:style-name="ce25" office:value-type="string">
            <text:p>FuncTest - View referen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View Referenced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1</text:p>
          </table:table-cell>
          <table:table-cell table:style-name="ce25" office:value-type="string">
            <text:p>FuncTest - View referen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View Referenced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1</text:p>
          </table:table-cell>
          <table:table-cell table:style-name="ce25" office:value-type="string">
            <text:p>FuncTest - View referenc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DMS\Site Explorer\Infor\View Referenced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INFO_02</text:p>
          </table:table-cell>
          <table:table-cell office:value-type="string">
            <text:p>FuncTest - View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Node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2</text:p>
          </table:table-cell>
          <table:table-cell office:value-type="string">
            <text:p>FuncTest - View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Node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2</text:p>
          </table:table-cell>
          <table:table-cell office:value-type="string">
            <text:p>FuncTest - View node typ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DMS\Site Explorer\Infor\View Node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3</text:p>
          </table:table-cell>
          <table:table-cell table:style-name="ce25" office:value-type="string">
            <text:p>FuncTest - Manage Permission</text:p>
          </table:table-cell>
          <table:table-cell office:value-type="string">
            <text:p>High</text:p>
          </table:table-cell>
          <table:table-cell table:style-name="ce29" office:value-type="float" office:value="58">
            <text:p>58</text:p>
          </table:table-cell>
          <table:table-cell table:style-name="ce25" table:number-columns-repeated="5"/>
          <table:table-cell table:style-name="ce25" office:value-type="string">
            <text:p>DMS\Site Explorer\Infor\ 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3</text:p>
          </table:table-cell>
          <table:table-cell table:style-name="ce25" office:value-type="string">
            <text:p>FuncTest - Manage Permission</text:p>
          </table:table-cell>
          <table:table-cell office:value-type="string">
            <text:p>Medium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5"/>
          <table:table-cell table:style-name="ce25" office:value-type="string">
            <text:p>DMS\Site Explorer\Infor\ 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3</text:p>
          </table:table-cell>
          <table:table-cell table:style-name="ce25" office:value-type="string">
            <text:p>FuncTest - Manage Permiss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 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INFO_04</text:p>
          </table:table-cell>
          <table:table-cell office:value-type="string">
            <text:p>FuncTest - View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Meta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4</text:p>
          </table:table-cell>
          <table:table-cell office:value-type="string">
            <text:p>FuncTest - View metadat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Meta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4</text:p>
          </table:table-cell>
          <table:table-cell office:value-type="string">
            <text:p>FuncTest - View metadata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DMS\Site Explorer\Infor\View Metadat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5</text:p>
          </table:table-cell>
          <table:table-cell table:style-name="ce25" office:value-type="string">
            <text:p>FuncTest - Manage Au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Audi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5</text:p>
          </table:table-cell>
          <table:table-cell table:style-name="ce25" office:value-type="string">
            <text:p>FuncTest - Manage Au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Audi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5</text:p>
          </table:table-cell>
          <table:table-cell table:style-name="ce25" office:value-type="string">
            <text:p>FuncTest - Manage Audit</text:p>
          </table:table-cell>
          <table:table-cell office:value-type="string">
            <text:p>Low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5"/>
          <table:table-cell table:style-name="ce25" office:value-type="string">
            <text:p>DMS\Site Explorer\Infor\Audi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INFO_06</text:p>
          </table:table-cell>
          <table:table-cell office:value-type="string">
            <text:p>FuncTest - Show/Hide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ShowHid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6</text:p>
          </table:table-cell>
          <table:table-cell office:value-type="string">
            <text:p>FuncTest - Show/Hid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ShowHid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INFO_06</text:p>
          </table:table-cell>
          <table:table-cell office:value-type="string">
            <text:p>FuncTest - Show/Hide relation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DMS\Site Explorer\Infor\ShowHide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INFO_07</text:p>
          </table:table-cell>
          <table:table-cell table:style-name="ce25" office:value-type="string">
            <text:p>FuncTest - Show/Hide JCR like structure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Show Hide JC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7</text:p>
          </table:table-cell>
          <table:table-cell table:style-name="ce25" office:value-type="string">
            <text:p>FuncTest - Show/Hide JCR like structure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Infor\Show Hide JC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INFO_07</text:p>
          </table:table-cell>
          <table:table-cell table:style-name="ce25" office:value-type="string">
            <text:p>FuncTest - Show/Hide JCR like structured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DMS\Site Explorer\Infor\Show Hide JC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SEARCH_01</text:p>
          </table:table-cell>
          <table:table-cell office:value-type="string">
            <text:p>FuncTest - Sim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1</text:p>
          </table:table-cell>
          <table:table-cell office:value-type="string">
            <text:p>FuncTest - Sim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1</text:p>
          </table:table-cell>
          <table:table-cell office:value-type="string">
            <text:p>FuncTest - Simple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FEX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Search\Advanced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DMS\Site Explorer\Search\Advanced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FEX_SEARCH_02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96">
            <text:p>96</text:p>
          </table:table-cell>
          <table:table-cell table:style-name="ce25" table:number-columns-repeated="5"/>
          <table:table-cell table:style-name="ce25" office:value-type="string">
            <text:p>DMS\Site Explorer\Search\Advanced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FEX_SEARCH_03</text:p>
          </table:table-cell>
          <table:table-cell office:value-type="string">
            <text:p>FuncTest - Advance search/Manage que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Advanced\Manage Quer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3</text:p>
          </table:table-cell>
          <table:table-cell office:value-type="string">
            <text:p>FuncTest - Advance search/Manage que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Advanced\Manage Quer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FEX_SEARCH_03</text:p>
          </table:table-cell>
          <table:table-cell office:value-type="string">
            <text:p>FuncTest - Advance search/Manage query</text:p>
          </table:table-cell>
          <table:table-cell table:style-name="Default" office:value-type="string">
            <text:p>Low</text:p>
          </table:table-cell>
          <table:table-cell office:value-type="float" office:value="56">
            <text:p>56</text:p>
          </table:table-cell>
          <table:table-cell table:number-columns-repeated="5"/>
          <table:table-cell office:value-type="string">
            <text:p>DMS\Site Explorer\Search\Advanced\Manage Quer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BF_01</text:p>
          </table:table-cell>
          <table:table-cell table:style-name="ce25" office:value-type="string">
            <text:p>FuncTest - Edit bann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Banner-Footer\Banner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1</text:p>
          </table:table-cell>
          <table:table-cell table:style-name="ce25" office:value-type="string">
            <text:p>FuncTest - Edit banner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5"/>
          <table:table-cell table:style-name="ce25" office:value-type="string">
            <text:p>WCM\Banner-Footer\Banner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1</text:p>
          </table:table-cell>
          <table:table-cell table:style-name="ce25" office:value-type="string">
            <text:p>FuncTest - Edit bann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Banner-Footer\Banner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BF_02</text:p>
          </table:table-cell>
          <table:table-cell office:value-type="string">
            <text:p>FuncTest - Edit foot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Foote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BF_02</text:p>
          </table:table-cell>
          <table:table-cell office:value-type="string">
            <text:p>FuncTest - Edit footer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WCM\Banner-Footer\Foote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BF_02</text:p>
          </table:table-cell>
          <table:table-cell office:value-type="string">
            <text:p>FuncTest - Edit foo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Footer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BF_03</text:p>
          </table:table-cell>
          <table:table-cell table:style-name="ce25" office:value-type="string">
            <text:p>FuncTest - Edit home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Banner-Footer\Homepag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3</text:p>
          </table:table-cell>
          <table:table-cell table:style-name="ce25" office:value-type="string">
            <text:p>FuncTest - Edit homepage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WCM\Banner-Footer\Homepag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BF_03</text:p>
          </table:table-cell>
          <table:table-cell table:style-name="ce25" office:value-type="string">
            <text:p>FuncTest - Edit home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Banner-Footer\Homepag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AT_01</text:p>
          </table:table-cell>
          <table:table-cell office:value-type="string">
            <text:p>FuncTest - Category Navigation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WCM\Categories\Category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1</text:p>
          </table:table-cell>
          <table:table-cell office:value-type="string">
            <text:p>FuncTest - Category Navigation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WCM\Categories\Category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1</text:p>
          </table:table-cell>
          <table:table-cell office:value-type="string">
            <text:p>FuncTest - Category 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Categories\Category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AT_02</text:p>
          </table:table-cell>
          <table:table-cell table:style-name="ce25" office:value-type="string">
            <text:p>FuncTest - PCLV</text:p>
          </table:table-cell>
          <table:table-cell office:value-type="string">
            <text:p>High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5"/>
          <table:table-cell table:style-name="ce25" office:value-type="string">
            <text:p>WCM\Categories\PCL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AT_02</text:p>
          </table:table-cell>
          <table:table-cell table:style-name="ce25" office:value-type="string">
            <text:p>FuncTest - PCLV</text:p>
          </table:table-cell>
          <table:table-cell office:value-type="string">
            <text:p>Medium</text:p>
          </table:table-cell>
          <table:table-cell table:style-name="ce29" office:value-type="float" office:value="67">
            <text:p>67</text:p>
          </table:table-cell>
          <table:table-cell table:style-name="ce25" table:number-columns-repeated="5"/>
          <table:table-cell table:style-name="ce25" office:value-type="string">
            <text:p>WCM\Categories\PCL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AT_02</text:p>
          </table:table-cell>
          <table:table-cell table:style-name="ce25" office:value-type="string">
            <text:p>FuncTest - PCLV</text:p>
          </table:table-cell>
          <table:table-cell office:value-type="string">
            <text:p>Low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5"/>
          <table:table-cell table:style-name="ce25" office:value-type="string">
            <text:p>WCM\Categories\PCLV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AT_03</text:p>
          </table:table-cell>
          <table:table-cell office:value-type="string">
            <text:p>FuncTest - Tag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Categories\Ta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3</text:p>
          </table:table-cell>
          <table:table-cell office:value-type="string">
            <text:p>FuncTest -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Categories\Ta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AT_03</text:p>
          </table:table-cell>
          <table:table-cell office:value-type="string">
            <text:p>FuncTest -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Categories\Ta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BQ_01</text:p>
          </table:table-cell>
          <table:table-cell table:style-name="ce25" office:value-type="string">
            <text:p>FuncTest - Content by query</text:p>
          </table:table-cell>
          <table:table-cell office:value-type="string">
            <text:p>High</text:p>
          </table:table-cell>
          <table:table-cell table:style-name="ce29" office:value-type="float" office:value="28">
            <text:p>28</text:p>
          </table:table-cell>
          <table:table-cell table:style-name="ce25" table:number-columns-repeated="5"/>
          <table:table-cell table:style-name="ce25" office:value-type="string">
            <text:p>WCM\Viewers\Contents Que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BQ_01</text:p>
          </table:table-cell>
          <table:table-cell table:style-name="ce25" office:value-type="string">
            <text:p>FuncTest - Content by que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Contents Que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BQ_01</text:p>
          </table:table-cell>
          <table:table-cell table:style-name="ce25" office:value-type="string">
            <text:p>FuncTest - Content by que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Contents Que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LV_01</text:p>
          </table:table-cell>
          <table:table-cell office:value-type="string">
            <text:p>FuncTest - Add new\Select_Fold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WCM\Viewers\List Content\Add new\Selec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1</text:p>
          </table:table-cell>
          <table:table-cell office:value-type="string">
            <text:p>FuncTest - Add new\Select_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Add new\Selec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1</text:p>
          </table:table-cell>
          <table:table-cell office:value-type="string">
            <text:p>FuncTest - Add new\Select_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Add new\Selec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2</text:p>
          </table:table-cell>
          <table:table-cell table:style-name="ce25" office:value-type="string">
            <text:p>FuncTest - Add new\Select_Content</text:p>
          </table:table-cell>
          <table:table-cell office:value-type="string">
            <text:p>High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5"/>
          <table:table-cell table:style-name="ce25" office:value-type="string">
            <text:p>WCM\Viewers\List Content\Add new\Select_Cont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2</text:p>
          </table:table-cell>
          <table:table-cell table:style-name="ce25" office:value-type="string">
            <text:p>FuncTest - Add new\Select_Content</text:p>
          </table:table-cell>
          <table:table-cell office:value-type="string">
            <text:p>Medium</text:p>
          </table:table-cell>
          <table:table-cell table:style-name="ce29" office:value-type="float" office:value="47">
            <text:p>47</text:p>
          </table:table-cell>
          <table:table-cell table:style-name="ce25" table:number-columns-repeated="5"/>
          <table:table-cell table:style-name="ce25" office:value-type="string">
            <text:p>WCM\Viewers\List Content\Add new\Select_Cont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2</text:p>
          </table:table-cell>
          <table:table-cell table:style-name="ce25" office:value-type="string">
            <text:p>FuncTest - Add new\Select_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List Content\Add new\Select_Cont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LV_03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3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WCM\Viewers\List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3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4</text:p>
          </table:table-cell>
          <table:table-cell table:style-name="ce25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WCM\Viewers\List Content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4</text:p>
          </table:table-cell>
          <table:table-cell table:style-name="ce25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29" office:value-type="float" office:value="35">
            <text:p>35</text:p>
          </table:table-cell>
          <table:table-cell table:style-name="ce25" table:number-columns-repeated="5"/>
          <table:table-cell table:style-name="ce25" office:value-type="string">
            <text:p>WCM\Viewers\List Content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4</text:p>
          </table:table-cell>
          <table:table-cell table:style-name="ce25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List Content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CL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WCM\Viewers\List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CL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CLV_06</text:p>
          </table:table-cell>
          <table:table-cell table:style-name="ce25" office:value-type="string">
            <text:p>FuncTest - Fast edit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WCM\Viewers\List content\Publish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6</text:p>
          </table:table-cell>
          <table:table-cell table:style-name="ce25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List content\Publish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CLV_06</text:p>
          </table:table-cell>
          <table:table-cell table:style-name="ce25" office:value-type="string">
            <text:p>FuncTest - Fast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List content\Publish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FORM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WCM\Form 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FORM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WCM\Form 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FORM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WCM\Form 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FORM_02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FCC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FORM_02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5"/>
          <table:table-cell table:style-name="ce25" office:value-type="string">
            <text:p>WCM\FCC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FORM_02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FCC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MICS_01.001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WCM\Site Admin Toolbar\Edit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MICS_01.001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ite Admin Toolbar\Edit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MICS_01.001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ite Admin Toolbar\Edit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1</text:p>
          </table:table-cell>
          <table:table-cell table:style-name="ce25" office:value-type="string">
            <text:p>FuncTest - Newsletter Viewer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WCM\Newsletter\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1</text:p>
          </table:table-cell>
          <table:table-cell table:style-name="ce25" office:value-type="string">
            <text:p>FuncTest - Newsletter Viewer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WCM\Newsletter\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1</text:p>
          </table:table-cell>
          <table:table-cell table:style-name="ce25" office:value-type="string">
            <text:p>FuncTest - Newsletter Vie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Newsletter\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NEWS_02</text:p>
          </table:table-cell>
          <table:table-cell office:value-type="string">
            <text:p>FuncTest - Category 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WCM\Newsletter\Management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2</text:p>
          </table:table-cell>
          <table:table-cell office:value-type="string">
            <text:p>FuncTest - Category 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WCM\Newsletter\Management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2</text:p>
          </table:table-cell>
          <table:table-cell office:value-type="string">
            <text:p>FuncTest - Category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Management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3</text:p>
          </table:table-cell>
          <table:table-cell table:style-name="ce25" office:value-type="string">
            <text:p>FuncTest - Subscription</text:p>
          </table:table-cell>
          <table:table-cell office:value-type="string">
            <text:p>High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5"/>
          <table:table-cell table:style-name="ce25" office:value-type="string">
            <text:p>WCM\Newsletter\Management Subscrip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3</text:p>
          </table:table-cell>
          <table:table-cell table:style-name="ce25" office:value-type="string">
            <text:p>FuncTest - Subscription</text:p>
          </table:table-cell>
          <table:table-cell office:value-type="string">
            <text:p>Medium</text:p>
          </table:table-cell>
          <table:table-cell table:style-name="ce29" office:value-type="float" office:value="31">
            <text:p>31</text:p>
          </table:table-cell>
          <table:table-cell table:style-name="ce25" table:number-columns-repeated="5"/>
          <table:table-cell table:style-name="ce25" office:value-type="string">
            <text:p>WCM\Newsletter\Management Subscrip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3</text:p>
          </table:table-cell>
          <table:table-cell table:style-name="ce25" office:value-type="string">
            <text:p>FuncTest - Subscrip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Newsletter\Management Subscrip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NEWS_04</text:p>
          </table:table-cell>
          <table:table-cell office:value-type="string">
            <text:p>FuncTest - Newsletter 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WCM\Newsletter\Management New 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4</text:p>
          </table:table-cell>
          <table:table-cell office:value-type="string">
            <text:p>FuncTest - Newsletter 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5"/>
          <table:table-cell office:value-type="string">
            <text:p>WCM\Newsletter\Management New 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NEWS_04</text:p>
          </table:table-cell>
          <table:table-cell office:value-type="string">
            <text:p>FuncTest - Newslett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Management New 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NEWS_05</text:p>
          </table:table-cell>
          <table:table-cell table:style-name="ce25" office:value-type="string">
            <text:p>FuncTest - Administration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WCM\Newsletter\Management\Administr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5</text:p>
          </table:table-cell>
          <table:table-cell table:style-name="ce25" office:value-type="string">
            <text:p>FuncTest - Administration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WCM\Newsletter\Management\Administr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NEWS_05</text:p>
          </table:table-cell>
          <table:table-cell table:style-name="ce25" office:value-type="string">
            <text:p>FuncTest - Administration</text:p>
          </table:table-cell>
          <table:table-cell office:value-type="string">
            <text:p>Low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WCM\Newsletter\Management\Administr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CV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WCM\Viewers\Single cont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string">
            <text:p>WCM\Viewers\Single cont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2</text:p>
          </table:table-cell>
          <table:table-cell table:style-name="ce25" office:value-type="string">
            <text:p>FuncTest -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Single content\Set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2</text:p>
          </table:table-cell>
          <table:table-cell table:style-name="ce25" office:value-type="string">
            <text:p>FuncTest - Setting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5"/>
          <table:table-cell table:style-name="ce25" office:value-type="string">
            <text:p>WCM\Viewers\Single content\Set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2</text:p>
          </table:table-cell>
          <table:table-cell table:style-name="ce25" office:value-type="string">
            <text:p>Func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Single content\Sett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CV_03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WCM\Viewers\Single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3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3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CV_04</text:p>
          </table:table-cell>
          <table:table-cell table:style-name="ce25" office:value-type="string">
            <text:p>FuncTest - Fast edi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WCM\Viewers\Single content\Edit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4</text:p>
          </table:table-cell>
          <table:table-cell table:style-name="ce25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Single content\Edit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CV_04</text:p>
          </table:table-cell>
          <table:table-cell table:style-name="ce25" office:value-type="string">
            <text:p>FuncTest - Fast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Viewers\Single content\Edit Ic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C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WCM\Viewers\Single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CV_05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ARCH_01</text:p>
          </table:table-cell>
          <table:table-cell table:style-name="ce25" office:value-type="string">
            <text:p>FuncTest -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Search\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1</text:p>
          </table:table-cell>
          <table:table-cell table:style-name="ce25" office:value-type="string">
            <text:p>FuncTest - Page</text:p>
          </table:table-cell>
          <table:table-cell office:value-type="string">
            <text:p>Medium</text:p>
          </table:table-cell>
          <table:table-cell table:style-name="ce29" office:value-type="float" office:value="60">
            <text:p>60</text:p>
          </table:table-cell>
          <table:table-cell table:style-name="ce25" table:number-columns-repeated="5"/>
          <table:table-cell table:style-name="ce25" office:value-type="string">
            <text:p>WCM\Search\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1</text:p>
          </table:table-cell>
          <table:table-cell table:style-name="ce25" office:value-type="string">
            <text:p>FuncTest -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Search\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EARCH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ARCH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WCM\Search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ARCH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ARCH_03</text:p>
          </table:table-cell>
          <table:table-cell table:style-name="ce25" office:value-type="string">
            <text:p>FuncTest - Textbox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Search\Textbo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3</text:p>
          </table:table-cell>
          <table:table-cell table:style-name="ce25" office:value-type="string">
            <text:p>FuncTest - Textbox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WCM\Search\Textbo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ARCH_03</text:p>
          </table:table-cell>
          <table:table-cell table:style-name="ce25" office:value-type="string">
            <text:p>FuncTest - Textbox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Search\Textbox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EO_01</text:p>
          </table:table-cell>
          <table:table-cell office:value-type="string">
            <text:p>FuncTest - Appearance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SEO\Appearan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1</text:p>
          </table:table-cell>
          <table:table-cell office:value-type="string">
            <text:p>FuncTest - Appearan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Appearan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1</text:p>
          </table:table-cell>
          <table:table-cell office:value-type="string">
            <text:p>FuncTest - Appearan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Appearan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CM_SEO_02</text:p>
          </table:table-cell>
          <table:table-cell table:style-name="ce25" office:value-type="string">
            <text:p>FuncTest - Metadata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 table:style-name="ce25" table:number-columns-repeated="5"/>
          <table:table-cell table:style-name="ce25" office:value-type="string">
            <text:p>WCM\SE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O_02</text:p>
          </table:table-cell>
          <table:table-cell table:style-name="ce25" office:value-type="string">
            <text:p>FuncTest - Metadata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SE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CM_SEO_02</text:p>
          </table:table-cell>
          <table:table-cell table:style-name="ce25" office:value-type="string">
            <text:p>FuncTest -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WCM\SE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CM_SEO_03</text:p>
          </table:table-cell>
          <table:table-cell office:value-type="string">
            <text:p>FuncTest - Site Map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WCM\SEO\Site Ma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3</text:p>
          </table:table-cell>
          <table:table-cell office:value-type="string">
            <text:p>FuncTest - Site Ma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Site Ma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CM_SEO_03</text:p>
          </table:table-cell>
          <table:table-cell office:value-type="string">
            <text:p>FuncTest - Site Ma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Site Ma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ADM_01</text:p>
          </table:table-cell>
          <table:table-cell table:style-name="ce25" office:value-type="string">
            <text:p>FuncTest - View </text:p>
          </table:table-cell>
          <table:table-cell office:value-type="string">
            <text:p>High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5"/>
          <table:table-cell table:style-name="ce25" office:value-type="string">
            <text:p>ECM Administration\ Business process administrator 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1</text:p>
          </table:table-cell>
          <table:table-cell table:style-name="ce25" office:value-type="string">
            <text:p>FuncTest - View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 Administration\ Business process administrator 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1</text:p>
          </table:table-cell>
          <table:table-cell table:style-name="ce25" office:value-type="string">
            <text:p>FuncTest - View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 Administration\ Business process administrator 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ADM_02</text:p>
          </table:table-cell>
          <table:table-cell office:value-type="string">
            <text:p>FuncTest - Upload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ECM Administration\ Business process administrator \Uploa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ADM_02</text:p>
          </table:table-cell>
          <table:table-cell office:value-type="string">
            <text:p>FuncTest -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 Administration\ Business process administrator \Uploa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ADM_02</text:p>
          </table:table-cell>
          <table:table-cell office:value-type="string">
            <text:p>FuncTest -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 Administration\ Business process administrator \Uploa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ADM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5"/>
          <table:table-cell table:style-name="ce25" office:value-type="string">
            <text:p>ECM Administration\ Business process administrator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 Administration\ Business process administrator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ADM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ECM Administration\ Business process administrator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HOL_01</text:p>
          </table:table-cell>
          <table:table-cell office:value-type="string">
            <text:p>FuncTest - Show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Content Management\ Business Process Center\ Holiday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1</text:p>
          </table:table-cell>
          <table:table-cell office:value-type="string">
            <text:p>FuncTest - Sho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1</text:p>
          </table:table-cell>
          <table:table-cell office:value-type="string">
            <text:p>FuncTest - Sho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HOL_02</text:p>
          </table:table-cell>
          <table:table-cell table:style-name="ce25" office:value-type="string">
            <text:p>FuncTest - Create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5"/>
          <table:table-cell table:style-name="ce25" office:value-type="string">
            <text:p>Content Management\ Business Process Center\ Holiday Process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2</text:p>
          </table:table-cell>
          <table:table-cell table:style-name="ce25" office:value-type="string">
            <text:p>FuncTest - Cre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\ Business Process Center\ Holiday Process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2</text:p>
          </table:table-cell>
          <table:table-cell table:style-name="ce25" office:value-type="string">
            <text:p>FuncTest - Cre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\ Business Process Center\ Holiday Process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HOL_03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Content Management\ Business Process Center\ Holiday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3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3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HOL_04</text:p>
          </table:table-cell>
          <table:table-cell table:style-name="ce25" office:value-type="string">
            <text:p>FuncTest - Disapprove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5"/>
          <table:table-cell table:style-name="ce25" office:value-type="string">
            <text:p>Content Management\ Business Process Center\ Holiday Process\Dis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4</text:p>
          </table:table-cell>
          <table:table-cell table:style-name="ce25" office:value-type="string">
            <text:p>FuncTest - Disapprove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Content Management\ Business Process Center\ Holiday Process\Dis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HOL_04</text:p>
          </table:table-cell>
          <table:table-cell table:style-name="ce25" office:value-type="string">
            <text:p>FuncTest - Disappro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\ Business Process Center\ Holiday Process\Dis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HOL_05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5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Content Management\ Business Process Center\ Holiday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HOL_05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AY_01</text:p>
          </table:table-cell>
          <table:table-cell table:style-name="ce25" office:value-type="string">
            <text:p>FuncTest - Show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Content Management\ Business Process Center \ Pay Raise Process\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1</text:p>
          </table:table-cell>
          <table:table-cell table:style-name="ce25" office:value-type="string">
            <text:p>FuncTest - Sho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\ Business Process Center \ Pay Raise Process\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1</text:p>
          </table:table-cell>
          <table:table-cell table:style-name="ce25" office:value-type="string">
            <text:p>FuncTest - Sho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\ Business Process Center \ Pay Raise Process\Sho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AY_02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Content Management\ Business Process Center \ Pay Raise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AY_02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 \ Pay Raise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AY_02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 \ Pay Raise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AY_03</text:p>
          </table:table-cell>
          <table:table-cell table:style-name="ce25" office:value-type="string">
            <text:p>FuncTest - Grand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Content Management\ Business Process Center \ Pay Raise Pro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3</text:p>
          </table:table-cell>
          <table:table-cell table:style-name="ce25" office:value-type="string">
            <text:p>FuncTest - Grand</text:p>
          </table:table-cell>
          <table:table-cell office:value-type="string">
            <text:p>Medium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Content Management\ Business Process Center \ Pay Raise Pro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AY_03</text:p>
          </table:table-cell>
          <table:table-cell table:style-name="ce25" office:value-type="string">
            <text:p>FuncTest - Grand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Content Management\ Business Process Center \ Pay Raise Proce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UB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Content Management \ Business Process Center \ Publishing Process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UB_02</text:p>
          </table:table-cell>
          <table:table-cell table:style-name="ce25" office:value-type="string">
            <text:p>FuncTest - Approve</text:p>
          </table:table-cell>
          <table:table-cell office:value-type="string">
            <text:p>High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5"/>
          <table:table-cell table:style-name="ce25" office:value-type="string">
            <text:p>Content Management \ Business Process Center \ Publishing Process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2</text:p>
          </table:table-cell>
          <table:table-cell table:style-name="ce25" office:value-type="string">
            <text:p>FuncTest - Appr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 \ Business Process Center \ Publishing Process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2</text:p>
          </table:table-cell>
          <table:table-cell table:style-name="ce25" office:value-type="string">
            <text:p>FuncTest - Appro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 \ Business Process Center \ Publishing Process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UB_03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ontent Management \ Business Process Center \ Publishing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3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Content Management \ Business Process Center \ Publishing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3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ECMS_WKF_PUB_04</text:p>
          </table:table-cell>
          <table:table-cell table:style-name="ce25" office:value-type="string">
            <text:p>FuncTest - Delegat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Content Management \ Business Process Center \ Publishing Process\Deleg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4</text:p>
          </table:table-cell>
          <table:table-cell table:style-name="ce25" office:value-type="string">
            <text:p>FuncTest - Delegate</text:p>
          </table:table-cell>
          <table:table-cell office:value-type="string">
            <text:p>Medium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5"/>
          <table:table-cell table:style-name="ce25" office:value-type="string">
            <text:p>Content Management \ Business Process Center \ Publishing Process\Deleg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ECMS_WKF_PUB_04</text:p>
          </table:table-cell>
          <table:table-cell table:style-name="ce25" office:value-type="string">
            <text:p>FuncTest - Deleg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Content Management \ Business Process Center \ Publishing Process\Deleg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ECMS_WKF_PUB_05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5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Content Management \ Business Process Center \ Publishing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ECMS_WKF_PUB_05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CC_01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private mode\Group\Organization\New Staff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C_01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Medium</text:p>
          </table:table-cell>
          <table:table-cell table:style-name="ce29" office:value-type="float" office:value="45">
            <text:p>45</text:p>
          </table:table-cell>
          <table:table-cell table:style-name="ce25" table:number-columns-repeated="5"/>
          <table:table-cell table:style-name="ce25" office:value-type="string">
            <text:p>Portal\private mode\Group\Organization\New Staff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C_01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private mode\Group\Organization\New Staff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CR_25</text:p>
          </table:table-cell>
          <table:table-cell office:value-type="string">
            <text:p>FuncTest - Register new accoun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CR_25</text:p>
          </table:table-cell>
          <table:table-cell office:value-type="string">
            <text:p>FuncTest - Register new account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CR_25</text:p>
          </table:table-cell>
          <table:table-cell office:value-type="string">
            <text:p>FuncTest - Register new accoun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CR_26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rivate m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R_26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private m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CR_26</text:p>
          </table:table-cell>
          <table:table-cell table:style-name="ce25" office:value-type="string">
            <text:p>FuncTest - Register new accou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rivate m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1</text:p>
          </table:table-cell>
          <table:table-cell office:value-type="string">
            <text:p>FuncTest - Add category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Portal\Group\Administration\Application Registry\Add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1</text:p>
          </table:table-cell>
          <table:table-cell office:value-type="string">
            <text:p>FuncTest - Add category</text:p>
          </table:table-cell>
          <table:table-cell table:style-name="Default" office:value-type="string">
            <text:p>Medium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Portal\Group\Administration\Application Registry\Add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1</text:p>
          </table:table-cell>
          <table:table-cell office:value-type="string">
            <text:p>FuncTest - Add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Add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2</text:p>
          </table:table-cell>
          <table:table-cell table:style-name="ce25" office:value-type="string">
            <text:p>FuncTest - Edit category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Portal\Group\Administration\Application Registry\Edit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2</text:p>
          </table:table-cell>
          <table:table-cell table:style-name="ce25" office:value-type="string">
            <text:p>FuncTest - Edit category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Group\Administration\Application Registry\Edit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2</text:p>
          </table:table-cell>
          <table:table-cell table:style-name="ce25" office:value-type="string">
            <text:p>FuncTest - Edit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Edit 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3</text:p>
          </table:table-cell>
          <table:table-cell office:value-type="string">
            <text:p>FuncTest - Delete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Delet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3</text:p>
          </table:table-cell>
          <table:table-cell office:value-type="string">
            <text:p>FuncTest - Delete category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Portal\Group\Administration\Application Registry\Delet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3</text:p>
          </table:table-cell>
          <table:table-cell office:value-type="string">
            <text:p>FuncTest - Delete category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Group\Administration\Application Registry\Delet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4</text:p>
          </table:table-cell>
          <table:table-cell table:style-name="ce25" office:value-type="string">
            <text:p>FuncTest - Import applic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4</text:p>
          </table:table-cell>
          <table:table-cell table:style-name="ce25" office:value-type="string">
            <text:p>FuncTest - Import application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4</text:p>
          </table:table-cell>
          <table:table-cell table:style-name="ce25" office:value-type="string">
            <text:p>FuncTest - Import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5</text:p>
          </table:table-cell>
          <table:table-cell office:value-type="string">
            <text:p>FuncTest - Add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5</text:p>
          </table:table-cell>
          <table:table-cell office:value-type="string">
            <text:p>FuncTest - Add applicat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5</text:p>
          </table:table-cell>
          <table:table-cell office:value-type="string">
            <text:p>FuncTest - Add application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6</text:p>
          </table:table-cell>
          <table:table-cell table:style-name="ce25" office:value-type="string">
            <text:p>FuncTest - Set right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Portal\Group\Administration\Application Registry\Set righ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6</text:p>
          </table:table-cell>
          <table:table-cell table:style-name="ce25" office:value-type="string">
            <text:p>FuncTest - Set right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Group\Administration\Application Registry\Set righ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6</text:p>
          </table:table-cell>
          <table:table-cell table:style-name="ce25" office:value-type="string">
            <text:p>FuncTest - Set righ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Set right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5_07</text:p>
          </table:table-cell>
          <table:table-cell office:value-type="string">
            <text:p>FuncTest - Edit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Edi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7</text:p>
          </table:table-cell>
          <table:table-cell office:value-type="string">
            <text:p>FuncTest - Edit application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Portal\Group\Administration\Application Registry\Edi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5_07</text:p>
          </table:table-cell>
          <table:table-cell office:value-type="string">
            <text:p>FuncTest - Edit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Edi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5_08</text:p>
          </table:table-cell>
          <table:table-cell table:style-name="ce25" office:value-type="string">
            <text:p>FuncTest - Remove applic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Delet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8</text:p>
          </table:table-cell>
          <table:table-cell table:style-name="ce25" office:value-type="string">
            <text:p>FuncTest - Remove application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Group\Administration\Application Registry\Delet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5_08</text:p>
          </table:table-cell>
          <table:table-cell table:style-name="ce25" office:value-type="string">
            <text:p>FuncTest - Remove application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Group\Administration\Application Registry\Delet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6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6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6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1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1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1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7_02</text:p>
          </table:table-cell>
          <table:table-cell office:value-type="string">
            <text:p>FuncTest - Remote add gadge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Group\Administration\Application Registry\Gadget\Remote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2</text:p>
          </table:table-cell>
          <table:table-cell office:value-type="string">
            <text:p>FuncTest - Remote add gadget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Portal\Group\Administration\Application Registry\Gadget\Remote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2</text:p>
          </table:table-cell>
          <table:table-cell office:value-type="string">
            <text:p>FuncTest - Remote add gadge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Group\Administration\Application Registry\Gadget\Remote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3</text:p>
          </table:table-cell>
          <table:table-cell table:style-name="ce25" office:value-type="string">
            <text:p>FuncTest - Copy gadge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Remote\Cop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3</text:p>
          </table:table-cell>
          <table:table-cell table:style-name="ce25" office:value-type="string">
            <text:p>FuncTest - Copy gadget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Remote\Cop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3</text:p>
          </table:table-cell>
          <table:table-cell table:style-name="ce25" office:value-type="string">
            <text:p>FuncTest - Copy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Remote\Cop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7_04</text:p>
          </table:table-cell>
          <table:table-cell office:value-type="string">
            <text:p>FuncTest - Manual Add gadg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Gadget\Local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4</text:p>
          </table:table-cell>
          <table:table-cell office:value-type="string">
            <text:p>FuncTest - Manual Add gadget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Portal\Group\Administration\Application Registry\Gadget\Local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4</text:p>
          </table:table-cell>
          <table:table-cell office:value-type="string">
            <text:p>FuncTest - Manual Add gadge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Portal\Group\Administration\Application Registry\Gadget\Local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5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5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5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07_06</text:p>
          </table:table-cell>
          <table:table-cell office:value-type="string">
            <text:p>FuncTest - Refres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Gadget\Refres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6</text:p>
          </table:table-cell>
          <table:table-cell office:value-type="string">
            <text:p>FuncTest - Refresh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Portal\Group\Administration\Application Registry\Gadget\Refres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07_06</text:p>
          </table:table-cell>
          <table:table-cell office:value-type="string">
            <text:p>FuncTest - Refres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Gadget\Refres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APPR_07_07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7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APPR_07_07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Group\Administration\Application Registry\Gadge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APPR_16</text:p>
          </table:table-cell>
          <table:table-cell office:value-type="string">
            <text:p>FuncTest - Check or un-check import application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16</text:p>
          </table:table-cell>
          <table:table-cell office:value-type="string">
            <text:p>FuncTest - Check or un-check import application 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APPR_16</text:p>
          </table:table-cell>
          <table:table-cell office:value-type="string">
            <text:p>FuncTest - Check or un-check import applic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0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0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Dashboard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0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2</text:p>
          </table:table-cell>
          <table:table-cell table:style-name="ce25" office:value-type="string">
            <text:p>FuncTest - Drap &amp; Dro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2</text:p>
          </table:table-cell>
          <table:table-cell table:style-name="ce25" office:value-type="string">
            <text:p>FuncTest - Drap &amp; Drop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2</text:p>
          </table:table-cell>
          <table:table-cell table:style-name="ce25" office:value-type="string">
            <text:p>FuncTest - Drap &amp; Dro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3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3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3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4</text:p>
          </table:table-cell>
          <table:table-cell table:style-name="ce25" office:value-type="string">
            <text:p>FuncTest - Edit tab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4</text:p>
          </table:table-cell>
          <table:table-cell table:style-name="ce25" office:value-type="string">
            <text:p>FuncTest - Edit tab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4</text:p>
          </table:table-cell>
          <table:table-cell table:style-name="ce25" office:value-type="string">
            <text:p>FuncTest - Edit tab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5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5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5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DASHBOARD_16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Dashboard\Edit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6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Edit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DASHBOARD_16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Edit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DASHBOARD_17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Dashboard\Delete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7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elete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DASHBOARD_17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Dashboard\Delete gadg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2_01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User Management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1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User Management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1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User Management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2_02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2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2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2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User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User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2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User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Portal\Group\Organization\User and group management\User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User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2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Group\Organization\User and group management\User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1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1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1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3_02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Portal\Group\Organization\User and Group management\Group Manage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2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Portal\Group\Organization\User and Group management\Group Manage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2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Group Manage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3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3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3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3_04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Portal\Group\Organization\User and Group management\Group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4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Portal\Group\Organization\User and Group management\Group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4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Group\Organization\User and Group management\Group Management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5</text:p>
          </table:table-cell>
          <table:table-cell table:style-name="ce25" office:value-type="string">
            <text:p>FuncTest - Add user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5</text:p>
          </table:table-cell>
          <table:table-cell table:style-name="ce25" office:value-type="string">
            <text:p>FuncTest - Add user</text:p>
          </table:table-cell>
          <table:table-cell office:value-type="string">
            <text:p>Medium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5</text:p>
          </table:table-cell>
          <table:table-cell table:style-name="ce25" office:value-type="string">
            <text:p>FuncTest - Add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3_06</text:p>
          </table:table-cell>
          <table:table-cell office:value-type="string">
            <text:p>FuncTest - Edit rol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Group\Organization\User and Group management\Group Management\Edit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6</text:p>
          </table:table-cell>
          <table:table-cell office:value-type="string">
            <text:p>FuncTest - Edit role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Portal\Group\Organization\User and Group management\Group Management\Edit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3_06</text:p>
          </table:table-cell>
          <table:table-cell office:value-type="string">
            <text:p>FuncTest - Edit ro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Group Management\Edit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3_07</text:p>
          </table:table-cell>
          <table:table-cell table:style-name="ce25" office:value-type="string">
            <text:p>FuncTest - Remove us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Remove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7</text:p>
          </table:table-cell>
          <table:table-cell table:style-name="ce25" office:value-type="string">
            <text:p>FuncTest - Remove user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Remove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3_07</text:p>
          </table:table-cell>
          <table:table-cell table:style-name="ce25" office:value-type="string">
            <text:p>FuncTest - Remove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Group Management\Remove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4_01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Membership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1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Portal\Group\Organization\User and Group management\Membership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1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Membership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4_02</text:p>
          </table:table-cell>
          <table:table-cell table:style-name="ce25" office:value-type="string">
            <text:p>FuncTest - Cre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Membership Managem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2</text:p>
          </table:table-cell>
          <table:table-cell table:style-name="ce25" office:value-type="string">
            <text:p>FuncTest - Create</text:p>
          </table:table-cell>
          <table:table-cell office:value-type="string">
            <text:p>Medium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Membership Managem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2</text:p>
          </table:table-cell>
          <table:table-cell table:style-name="ce25" office:value-type="string">
            <text:p>FuncTest - Create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Membership Management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RG_04_03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Group\Organization\User and Group management\Membership Managemen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3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Membership Managemen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RG_04_03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Group\Organization\User and Group management\Membership Managemen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RG_04_04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Membership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4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Membership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RG_04_04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Group\Organization\User and Group management\Membership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08</text:p>
          </table:table-cell>
          <table:table-cell office:value-type="string">
            <text:p>FuncTest - Breadcrumbs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Others\Breadcumb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08</text:p>
          </table:table-cell>
          <table:table-cell office:value-type="string">
            <text:p>FuncTest - Breadcrum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Others\Breadcumb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08</text:p>
          </table:table-cell>
          <table:table-cell office:value-type="string">
            <text:p>FuncTest - Breadcrum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Others\Breadcumb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09</text:p>
          </table:table-cell>
          <table:table-cell table:style-name="ce25" office:value-type="string">
            <text:p>FuncTest - Site map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Others\Site ma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09</text:p>
          </table:table-cell>
          <table:table-cell table:style-name="ce25" office:value-type="string">
            <text:p>FuncTest - Site map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Portal\Others\Site ma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09</text:p>
          </table:table-cell>
          <table:table-cell table:style-name="ce25" office:value-type="string">
            <text:p>FuncTest - Site ma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Others\Site ma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17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star toolbar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7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portal/others/star toolbar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7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star toolbar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18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user toolbar site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18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5"/>
          <table:table-cell table:style-name="ce25" office:value-type="string">
            <text:p>portal/others/user toolbar site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18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user toolbar site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19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user toolbar group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9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portal/others/user toolbar group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19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user toolbar group 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20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user toolbar dashboard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0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5"/>
          <table:table-cell table:style-name="ce25" office:value-type="string">
            <text:p>portal/others/user toolbar dashboard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0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user toolbar dashboard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2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sit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portal/others/sit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sit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22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group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2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5"/>
          <table:table-cell table:style-name="ce25" office:value-type="string">
            <text:p>portal/others/group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2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group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LT_OTHERS_23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user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3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portal/others/user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LT_OTHERS_23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/others/user navi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LT_OTHERS_24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admin toolbar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4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5"/>
          <table:table-cell table:style-name="ce25" office:value-type="string">
            <text:p>portal/others/admin toolbar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LT_OTHERS_24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/others/admin toolbar 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ACC_04</text:p>
          </table:table-cell>
          <table:table-cell office:value-type="string">
            <text:p>FuncTest - Change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ACC_04</text:p>
          </table:table-cell>
          <table:table-cell office:value-type="string">
            <text:p>FuncTest - Change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ACC_04</text:p>
          </table:table-cell>
          <table:table-cell office:value-type="string">
            <text:p>FuncTest - Change profile</text:p>
          </table:table-cell>
          <table:table-cell table:style-name="Default" office:value-type="string">
            <text:p>Low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Portal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ACC_05</text:p>
          </table:table-cell>
          <table:table-cell table:style-name="ce25" office:value-type="string">
            <text:p>FuncTest - Change Passwo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ACC_05</text:p>
          </table:table-cell>
          <table:table-cell table:style-name="ce25" office:value-type="string">
            <text:p>FuncTest - Change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ACC_05</text:p>
          </table:table-cell>
          <table:table-cell table:style-name="ce25" office:value-type="string">
            <text:p>FuncTest - Change Password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4_0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Port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Port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4_02</text:p>
          </table:table-cell>
          <table:table-cell table:style-name="ce25" office:value-type="string">
            <text:p>FuncTest - Navigation\Cre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avigation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2</text:p>
          </table:table-cell>
          <table:table-cell table:style-name="ce25" office:value-type="string">
            <text:p>FuncTest - Navigation\Creat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Page_Nav\Navigation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2</text:p>
          </table:table-cell>
          <table:table-cell table:style-name="ce25" office:value-type="string">
            <text:p>FuncTest - Navigation\Create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Portal\Page_Nav\Navigation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4_03</text:p>
          </table:table-cell>
          <table:table-cell office:value-type="string">
            <text:p>FuncTest - Navigation\Edi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3</text:p>
          </table:table-cell>
          <table:table-cell office:value-type="string">
            <text:p>FuncTest - Navigation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4_03</text:p>
          </table:table-cell>
          <table:table-cell office:value-type="string">
            <text:p>FuncTest - Navigation\Edit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4_04</text:p>
          </table:table-cell>
          <table:table-cell table:style-name="ce25" office:value-type="string">
            <text:p>FuncTest - Navigation\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4</text:p>
          </table:table-cell>
          <table:table-cell table:style-name="ce25" office:value-type="string">
            <text:p>FuncTest - Navigation\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4_04</text:p>
          </table:table-cell>
          <table:table-cell table:style-name="ce25" office:value-type="string">
            <text:p>FuncTest - Navigation\Delete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Page_Nav\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Port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Medium</text:p>
          </table:table-cell>
          <table:table-cell table:style-name="ce29" office:value-type="float" office:value="55">
            <text:p>55</text:p>
          </table:table-cell>
          <table:table-cell table:style-name="ce25" table:number-columns-repeated="5"/>
          <table:table-cell table:style-name="ce25" office:value-type="string">
            <text:p>Port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Low</text:p>
          </table:table-cell>
          <table:table-cell table:style-name="ce29" office:value-type="float" office:value="80">
            <text:p>80</text:p>
          </table:table-cell>
          <table:table-cell table:style-name="ce25" table:number-columns-repeated="5"/>
          <table:table-cell table:style-name="ce25" office:value-type="string">
            <text:p>Port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Port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Port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Port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Port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5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5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5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5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6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Low</text:p>
          </table:table-cell>
          <table:table-cell office:value-type="float" office:value="106">
            <text:p>106</text:p>
          </table:table-cell>
          <table:table-cell table:number-columns-repeated="5"/>
          <table:table-cell office:value-type="string">
            <text:p>Port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GRNAVIGATION_26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Port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6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GRNAVIGATION_26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Low</text:p>
          </table:table-cell>
          <table:table-cell table:style-name="ce29" office:value-type="float" office:value="102">
            <text:p>102</text:p>
          </table:table-cell>
          <table:table-cell table:style-name="ce25" table:number-columns-repeated="5"/>
          <table:table-cell table:style-name="ce25" office:value-type="string">
            <text:p>Port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GRNAVIGATION_26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Port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GRNAVIGATION_26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Low</text:p>
          </table:table-cell>
          <table:table-cell office:value-type="float" office:value="53">
            <text:p>53</text:p>
          </table:table-cell>
          <table:table-cell table:number-columns-repeated="5"/>
          <table:table-cell office:value-type="string">
            <text:p>Port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INOUT_01</text:p>
          </table:table-cell>
          <table:table-cell table:style-name="ce25" office:value-type="string">
            <text:p>FuncTest - Sign In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1</text:p>
          </table:table-cell>
          <table:table-cell table:style-name="ce25" office:value-type="string">
            <text:p>FuncTest - Sign 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1</text:p>
          </table:table-cell>
          <table:table-cell table:style-name="ce25" office:value-type="string">
            <text:p>FuncTest - Sign In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INOUT_02</text:p>
          </table:table-cell>
          <table:table-cell office:value-type="string">
            <text:p>FuncTest - Sign Ou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Login_out\Sign 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02</text:p>
          </table:table-cell>
          <table:table-cell office:value-type="string">
            <text:p>FuncTest - 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Login_out\Sign 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02</text:p>
          </table:table-cell>
          <table:table-cell office:value-type="string">
            <text:p>FuncTest - Sign Out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Login_out\Sign 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INOUT_03</text:p>
          </table:table-cell>
          <table:table-cell table:style-name="ce25" office:value-type="string">
            <text:p>FuncTest - Verify Username/Pa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Login_out\Forgot User name_Pa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3</text:p>
          </table:table-cell>
          <table:table-cell table:style-name="ce25" office:value-type="string">
            <text:p>FuncTest - Verify Username/Pass</text:p>
          </table:table-cell>
          <table:table-cell office:value-type="string">
            <text:p>Medium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5"/>
          <table:table-cell table:style-name="ce25" office:value-type="string">
            <text:p>Portal\Login_out\Forgot User name_Pa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INOUT_03</text:p>
          </table:table-cell>
          <table:table-cell table:style-name="ce25" office:value-type="string">
            <text:p>FuncTest - Verify Username/Pass</text:p>
          </table:table-cell>
          <table:table-cell office:value-type="string">
            <text:p>Low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Portal\Login_out\Forgot User name_Pas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INOUT_27</text:p>
          </table:table-cell>
          <table:table-cell office:value-type="string">
            <text:p>FuncTest - Remember 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Login_out\Remember 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27</text:p>
          </table:table-cell>
          <table:table-cell office:value-type="string">
            <text:p>FuncTest - Remember m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Portal\Login_out\Remember 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INOUT_27</text:p>
          </table:table-cell>
          <table:table-cell office:value-type="string">
            <text:p>FuncTest - Remember 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Login_out\Remember 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16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Manage Pages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6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5"/>
          <table:table-cell table:style-name="ce25" office:value-type="string">
            <text:p>Portal\Manage Pages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6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Portal\Manage Pages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17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7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7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18</text:p>
          </table:table-cell>
          <table:table-cell table:style-name="ce25" office:value-type="string">
            <text:p>FuncTest - View Pag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Manage Pages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8</text:p>
          </table:table-cell>
          <table:table-cell table:style-name="ce25" office:value-type="string">
            <text:p>FuncTest - View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Manage Pages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18</text:p>
          </table:table-cell>
          <table:table-cell table:style-name="ce25" office:value-type="string">
            <text:p>FuncTest - View Page</text:p>
          </table:table-cell>
          <table:table-cell office:value-type="string">
            <text:p>Low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Portal\Manage Pages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19</text:p>
          </table:table-cell>
          <table:table-cell office:value-type="string">
            <text:p>FuncTest - Create page basic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Portal\Manage Pages\Create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9</text:p>
          </table:table-cell>
          <table:table-cell office:value-type="string">
            <text:p>FuncTest - Create page basic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Portal\Manage Pages\Create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19</text:p>
          </table:table-cell>
          <table:table-cell office:value-type="string">
            <text:p>FuncTest - Create page basic</text:p>
          </table:table-cell>
          <table:table-cell table:style-name="Default" office:value-type="string">
            <text:p>Low</text:p>
          </table:table-cell>
          <table:table-cell office:value-type="float" office:value="227">
            <text:p>227</text:p>
          </table:table-cell>
          <table:table-cell table:number-columns-repeated="5"/>
          <table:table-cell office:value-type="string">
            <text:p>Portal\Manage Pages\Create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20</text:p>
          </table:table-cell>
          <table:table-cell table:style-name="ce25" office:value-type="string">
            <text:p>FuncTest - Create page advanced</text:p>
          </table:table-cell>
          <table:table-cell office:value-type="string">
            <text:p>High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5"/>
          <table:table-cell table:style-name="ce25" office:value-type="string">
            <text:p>Portal\Manage Pages\Create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0</text:p>
          </table:table-cell>
          <table:table-cell table:style-name="ce25" office:value-type="string">
            <text:p>FuncTest - Create page advanced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Portal\Manage Pages\Create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0</text:p>
          </table:table-cell>
          <table:table-cell table:style-name="ce25" office:value-type="string">
            <text:p>FuncTest - Create page advanced</text:p>
          </table:table-cell>
          <table:table-cell office:value-type="string">
            <text:p>Low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5"/>
          <table:table-cell table:style-name="ce25" office:value-type="string">
            <text:p>Portal\Manage Pages\Create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21</text:p>
          </table:table-cell>
          <table:table-cell office:value-type="string">
            <text:p>FuncTest - Edit page bas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Manage Pages\Edit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1</text:p>
          </table:table-cell>
          <table:table-cell office:value-type="string">
            <text:p>FuncTest - Edit page basic</text:p>
          </table:table-cell>
          <table:table-cell table:style-name="Default" office:value-type="string">
            <text:p>Medium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Portal\Manage Pages\Edit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1</text:p>
          </table:table-cell>
          <table:table-cell office:value-type="string">
            <text:p>FuncTest - Edit page basic</text:p>
          </table:table-cell>
          <table:table-cell table:style-name="Default" office:value-type="string">
            <text:p>Low</text:p>
          </table:table-cell>
          <table:table-cell office:value-type="float" office:value="114">
            <text:p>114</text:p>
          </table:table-cell>
          <table:table-cell table:number-columns-repeated="5"/>
          <table:table-cell office:value-type="string">
            <text:p>Portal\Manage Pages\Edit\Bas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MNP_22</text:p>
          </table:table-cell>
          <table:table-cell table:style-name="ce25" office:value-type="string">
            <text:p>FuncTest - Edit page advanced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Manage Pages\Edit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2</text:p>
          </table:table-cell>
          <table:table-cell table:style-name="ce25" office:value-type="string">
            <text:p>FuncTest - Edit page advanced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Portal\Manage Pages\Edit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MNP_22</text:p>
          </table:table-cell>
          <table:table-cell table:style-name="ce25" office:value-type="string">
            <text:p>FuncTest - Edit page advanced</text:p>
          </table:table-cell>
          <table:table-cell office:value-type="string">
            <text:p>Low</text:p>
          </table:table-cell>
          <table:table-cell table:style-name="ce29" office:value-type="float" office:value="128">
            <text:p>128</text:p>
          </table:table-cell>
          <table:table-cell table:style-name="ce25" table:number-columns-repeated="5"/>
          <table:table-cell table:style-name="ce25" office:value-type="string">
            <text:p>Portal\Manage Pages\Edit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MNP_23</text:p>
          </table:table-cell>
          <table:table-cell office:value-type="string">
            <text:p>FuncTest - Delete pag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Manage Pag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3</text:p>
          </table:table-cell>
          <table:table-cell office:value-type="string">
            <text:p>FuncTest - Delete page</text:p>
          </table:table-cell>
          <table:table-cell table:style-name="Default" office:value-type="string">
            <text:p>Medium</text:p>
          </table:table-cell>
          <table:table-cell office:value-type="float" office:value="38">
            <text:p>38</text:p>
          </table:table-cell>
          <table:table-cell table:number-columns-repeated="5"/>
          <table:table-cell office:value-type="string">
            <text:p>Portal\Manage Pag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MNP_23</text:p>
          </table:table-cell>
          <table:table-cell office:value-type="string">
            <text:p>FuncTest - Delete pag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Manage Pages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08</text:p>
          </table:table-cell>
          <table:table-cell table:style-name="ce25" office:value-type="string">
            <text:p>FuncTest -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08</text:p>
          </table:table-cell>
          <table:table-cell table:style-name="ce25" office:value-type="string">
            <text:p>FuncTest -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08</text:p>
          </table:table-cell>
          <table:table-cell table:style-name="ce25" office:value-type="string">
            <text:p>FuncTest - List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Portal\Portal Navigation\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09</text:p>
          </table:table-cell>
          <table:table-cell office:value-type="string">
            <text:p>FuncTest - Add new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Portal\Portal Naviga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09</text:p>
          </table:table-cell>
          <table:table-cell office:value-type="string">
            <text:p>FuncTest - Add new</text:p>
          </table:table-cell>
          <table:table-cell table:style-name="Default" office:value-type="string">
            <text:p>Medium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Portal\Portal Naviga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09</text:p>
          </table:table-cell>
          <table:table-cell office:value-type="string">
            <text:p>FuncTest - Add new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Portal\Portal Naviga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0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Portal\Portal 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0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Portal 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0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Portal\Portal Navigat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1</text:p>
          </table:table-cell>
          <table:table-cell office:value-type="string">
            <text:p>FuncTest - Change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1</text:p>
          </table:table-cell>
          <table:table-cell office:value-type="string">
            <text:p>FuncTest - Change portal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1</text:p>
          </table:table-cell>
          <table:table-cell office:value-type="string">
            <text:p>FuncTest - Change portal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2_01</text:p>
          </table:table-cell>
          <table:table-cell table:style-name="ce25" office:value-type="string">
            <text:p>FuncTest - Edit portal/Displa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2_01</text:p>
          </table:table-cell>
          <table:table-cell table:style-name="ce25" office:value-type="string">
            <text:p>FuncTest - Edit portal/Display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Portal Navigation\Edi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2_01</text:p>
          </table:table-cell>
          <table:table-cell table:style-name="ce25" office:value-type="string">
            <text:p>FuncTest - Edit portal/Display</text:p>
          </table:table-cell>
          <table:table-cell office:value-type="string">
            <text:p>Low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5"/>
          <table:table-cell table:style-name="ce25" office:value-type="string">
            <text:p>Portal\Portal Navigation\Edi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2_02</text:p>
          </table:table-cell>
          <table:table-cell office:value-type="string">
            <text:p>FuncTest - Edit portal/Layout</text:p>
          </table:table-cell>
          <table:table-cell table:style-name="Default" office:value-type="string">
            <text:p>High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Portal\Portal Navigation\Edit\Edit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2_02</text:p>
          </table:table-cell>
          <table:table-cell office:value-type="string">
            <text:p>FuncTest - Edit portal/Layout</text:p>
          </table:table-cell>
          <table:table-cell table:style-name="Default" office:value-type="string">
            <text:p>Medium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Portal\Portal Navigation\Edit\Edit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2_02</text:p>
          </table:table-cell>
          <table:table-cell office:value-type="string">
            <text:p>FuncTest - Edit portal/Layout</text:p>
          </table:table-cell>
          <table:table-cell table:style-name="Default" office:value-type="string">
            <text:p>Low</text:p>
          </table:table-cell>
          <table:table-cell office:value-type="float" office:value="152">
            <text:p>152</text:p>
          </table:table-cell>
          <table:table-cell table:number-columns-repeated="5"/>
          <table:table-cell office:value-type="string">
            <text:p>Portal\Portal Navigation\Edit\Edit Layou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3</text:p>
          </table:table-cell>
          <table:table-cell table:style-name="ce25" office:value-type="string">
            <text:p>FuncTest - Edit portal/Properti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Portal's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3</text:p>
          </table:table-cell>
          <table:table-cell table:style-name="ce25" office:value-type="string">
            <text:p>FuncTest - Edit portal/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Portal's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3</text:p>
          </table:table-cell>
          <table:table-cell table:style-name="ce25" office:value-type="string">
            <text:p>FuncTest - Edit portal/Properties</text:p>
          </table:table-cell>
          <table:table-cell office:value-type="string">
            <text:p>Low</text:p>
          </table:table-cell>
          <table:table-cell table:style-name="ce29" office:value-type="float" office:value="31">
            <text:p>31</text:p>
          </table:table-cell>
          <table:table-cell table:style-name="ce25" table:number-columns-repeated="5"/>
          <table:table-cell table:style-name="ce25" office:value-type="string">
            <text:p>Portal\Portal Navigation\Edit\Edit Portal's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1</text:p>
          </table:table-cell>
          <table:table-cell office:value-type="string">
            <text:p>FuncTest - Add node</text:p>
          </table:table-cell>
          <table:table-cell table:style-name="Default" office:value-type="string">
            <text:p>High</text:p>
          </table:table-cell>
          <table:table-cell office:value-type="float" office:value="38">
            <text:p>38</text:p>
          </table:table-cell>
          <table:table-cell table:number-columns-repeated="5"/>
          <table:table-cell office:value-type="string">
            <text:p>Portal\Portal Navigation\Edit\Edit Navigation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1</text:p>
          </table:table-cell>
          <table:table-cell office:value-type="string">
            <text:p>FuncTest - Add node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5"/>
          <table:table-cell office:value-type="string">
            <text:p>Portal\Portal Navigation\Edit\Edit Navigation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1</text:p>
          </table:table-cell>
          <table:table-cell office:value-type="string">
            <text:p>FuncTest - Add node</text:p>
          </table:table-cell>
          <table:table-cell table:style-name="Default" office:value-type="string">
            <text:p>Low</text:p>
          </table:table-cell>
          <table:table-cell office:value-type="float" office:value="123">
            <text:p>123</text:p>
          </table:table-cell>
          <table:table-cell table:number-columns-repeated="5"/>
          <table:table-cell office:value-type="string">
            <text:p>Portal\Portal Navigation\Edit\Edit Navigation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4_02</text:p>
          </table:table-cell>
          <table:table-cell table:style-name="ce25" office:value-type="string">
            <text:p>FuncTest - Edit n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2</text:p>
          </table:table-cell>
          <table:table-cell table:style-name="ce25" office:value-type="string">
            <text:p>FuncTest - Edit nod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2</text:p>
          </table:table-cell>
          <table:table-cell table:style-name="ce25" office:value-type="string">
            <text:p>FuncTest - Edit node</text:p>
          </table:table-cell>
          <table:table-cell office:value-type="string">
            <text:p>Low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3</text:p>
          </table:table-cell>
          <table:table-cell office:value-type="string">
            <text:p>FuncTest - Copy/Paste nod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Portal\Portal Navigation\Edit\Edit Navigation\Node\Copy/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3</text:p>
          </table:table-cell>
          <table:table-cell office:value-type="string">
            <text:p>FuncTest - Copy/Paste node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Portal\Portal Navigation\Edit\Edit Navigation\Node\Copy/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3</text:p>
          </table:table-cell>
          <table:table-cell office:value-type="string">
            <text:p>FuncTest - Copy/Paste nod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Portal\Portal Navigation\Edit\Edit Navigation\Node\Copy/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4_04</text:p>
          </table:table-cell>
          <table:table-cell table:style-name="ce25" office:value-type="string">
            <text:p>FuncTest - Cut/Paste node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Portal\Portal Navigation\Edit\Edit Navigation\Node\Cut/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4</text:p>
          </table:table-cell>
          <table:table-cell table:style-name="ce25" office:value-type="string">
            <text:p>FuncTest - Cut/Paste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Cut/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4</text:p>
          </table:table-cell>
          <table:table-cell table:style-name="ce25" office:value-type="string">
            <text:p>FuncTest - Cut/Past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Cut/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ortal Navigation\Edit\Edit Navigation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Portal\Portal Navigation\Edit\Edit Navigation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5</text:p>
          </table:table-cell>
          <table:table-cell office:value-type="string">
            <text:p>FuncTest - Delete nod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Portal Navigation\Edit\Edit Navigation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4_06</text:p>
          </table:table-cell>
          <table:table-cell table:style-name="ce25" office:value-type="string">
            <text:p>FuncTest - Move nod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Portal\Portal Navigation\Edit\Edit Navigation\Node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6</text:p>
          </table:table-cell>
          <table:table-cell table:style-name="ce25" office:value-type="string">
            <text:p>FuncTest - Move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4_06</text:p>
          </table:table-cell>
          <table:table-cell table:style-name="ce25" office:value-type="string">
            <text:p>FuncTest - Move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4_07</text:p>
          </table:table-cell>
          <table:table-cell office:value-type="string">
            <text:p>FuncTest - Clone nod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Portal\Portal Navigation\Edit\Edit Navigation\Node\Clo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7</text:p>
          </table:table-cell>
          <table:table-cell office:value-type="string">
            <text:p>FuncTest - Clone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ortal Navigation\Edit\Edit Navigation\Node\Clo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4_07</text:p>
          </table:table-cell>
          <table:table-cell office:value-type="string">
            <text:p>FuncTest - Clon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ortal Navigation\Edit\Edit Navigation\Node\Clo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5_01</text:p>
          </table:table-cell>
          <table:table-cell table:style-name="ce25" office:value-type="string">
            <text:p>FuncTest - Edit node's page/properti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1</text:p>
          </table:table-cell>
          <table:table-cell table:style-name="ce25" office:value-type="string">
            <text:p>FuncTest - Edit node's page/properties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1</text:p>
          </table:table-cell>
          <table:table-cell table:style-name="ce25" office:value-type="string">
            <text:p>FuncTest - Edit node's page/properties</text:p>
          </table:table-cell>
          <table:table-cell office:value-type="string">
            <text:p>Low</text:p>
          </table:table-cell>
          <table:table-cell table:style-name="ce29" office:value-type="float" office:value="89">
            <text:p>89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 Proper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PORNAVIGATION_15_02</text:p>
          </table:table-cell>
          <table:table-cell office:value-type="string">
            <text:p>FuncTest - Edit node's page/properties/portl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Portal Navigation\Edit\Edit Navigation\Node\Edit Properties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5_02</text:p>
          </table:table-cell>
          <table:table-cell office:value-type="string">
            <text:p>FuncTest - Edit node's page/properties/portlet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Portal\Portal Navigation\Edit\Edit Navigation\Node\Edit Properties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PORNAVIGATION_15_02</text:p>
          </table:table-cell>
          <table:table-cell office:value-type="string">
            <text:p>FuncTest - Edit node's page/properties/portlet</text:p>
          </table:table-cell>
          <table:table-cell table:style-name="Default" office:value-type="string">
            <text:p>Low</text:p>
          </table:table-cell>
          <table:table-cell office:value-type="float" office:value="102">
            <text:p>102</text:p>
          </table:table-cell>
          <table:table-cell table:number-columns-repeated="5"/>
          <table:table-cell office:value-type="string">
            <text:p>Portal\Portal Navigation\Edit\Edit Navigation\Node\Edit Properties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PORNAVIGATION_15_03</text:p>
          </table:table-cell>
          <table:table-cell table:style-name="ce25" office:value-type="string">
            <text:p>FuncTest - Edit node's page/properties/contain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 Properties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3</text:p>
          </table:table-cell>
          <table:table-cell table:style-name="ce25" office:value-type="string">
            <text:p>FuncTest - Edit node's page/properties/contain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 Properties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PORNAVIGATION_15_03</text:p>
          </table:table-cell>
          <table:table-cell table:style-name="ce25" office:value-type="string">
            <text:p>FuncTest - Edit node's page/properties/container</text:p>
          </table:table-cell>
          <table:table-cell office:value-type="string">
            <text:p>Low</text:p>
          </table:table-cell>
          <table:table-cell table:style-name="ce29" office:value-type="float" office:value="56">
            <text:p>56</text:p>
          </table:table-cell>
          <table:table-cell table:style-name="ce25" table:number-columns-repeated="5"/>
          <table:table-cell table:style-name="ce25" office:value-type="string">
            <text:p>Portal\Portal Navigation\Edit\Edit Navigation\Node\Edit Properties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GTN_POR_SETTING_06</text:p>
          </table:table-cell>
          <table:table-cell office:value-type="string">
            <text:p>Func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SETTING_06</text:p>
          </table:table-cell>
          <table:table-cell office:value-type="string">
            <text:p>FuncTest - Change skin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GTN_POR_SETTING_06</text:p>
          </table:table-cell>
          <table:table-cell office:value-type="string">
            <text:p>FuncTest - Change skin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GTN_POR_SETTING_07</text:p>
          </table:table-cell>
          <table:table-cell table:style-name="ce25" office:value-type="string">
            <text:p>FuncTest - Change language</text:p>
          </table:table-cell>
          <table:table-cell office:value-type="string">
            <text:p>High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5"/>
          <table:table-cell table:style-name="ce25" office:value-type="string">
            <text:p>Portal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SETTING_07</text:p>
          </table:table-cell>
          <table:table-cell table:style-name="ce25" office:value-type="string">
            <text:p>FuncTest - Change langu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5"/>
          <table:table-cell table:style-name="ce25" office:value-type="string">
            <text:p>Portal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GTN_POR_SETTING_07</text:p>
          </table:table-cell>
          <table:table-cell table:style-name="ce25" office:value-type="string">
            <text:p>FuncTest - Change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APS_37</text:p>
          </table:table-cell>
          <table:table-cell table:style-name="ce25" office:value-type="string">
            <text:p>FuncTest - Email notification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Answers Portlet Settings\Email Notif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7</text:p>
          </table:table-cell>
          <table:table-cell table:style-name="ce25" office:value-type="string">
            <text:p>FuncTest - Email notifications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KS\Answers\Answers Portlet Settings\Email Notif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7</text:p>
          </table:table-cell>
          <table:table-cell table:style-name="ce25" office:value-type="string">
            <text:p>FuncTest - Email notificatio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Answers Portlet Settings\Email Notif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APS_39</text:p>
          </table:table-cell>
          <table:table-cell table:style-name="ce25" office:value-type="string">
            <text:p>FuncTest - Category scoping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Answers\Answers Portlet Settings\Category scop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9</text:p>
          </table:table-cell>
          <table:table-cell table:style-name="ce25" office:value-type="string">
            <text:p>FuncTest - Category scop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Answers Portlet Settings\Category scop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APS_39</text:p>
          </table:table-cell>
          <table:table-cell table:style-name="ce25" office:value-type="string">
            <text:p>FuncTest - Category scop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Answers Portlet Settings\Category scop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High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28">
            <text:p>28</text:p>
          </table:table-cell>
          <table:table-cell table:style-name="ce25" table:number-columns-repeated="5"/>
          <table:table-cell table:style-name="ce25" office:value-type="string">
            <text:p>KS\Answers\Category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5"/>
          <table:table-cell table:style-name="ce25" office:value-type="string">
            <text:p>KS\Answers\Category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KS\Answers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5_01</text:p>
          </table:table-cell>
          <table:table-cell table:style-name="ce25" office:value-type="string">
            <text:p>FuncTest - Add wat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1</text:p>
          </table:table-cell>
          <table:table-cell table:style-name="ce25" office:value-type="string">
            <text:p>FuncTest - Add watch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Answers\Category\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1</text:p>
          </table:table-cell>
          <table:table-cell table:style-name="ce25" office:value-type="string">
            <text:p>FuncTest - Add wat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5_03</text:p>
          </table:table-cell>
          <table:table-cell table:style-name="ce25" office:value-type="string">
            <text:p>FuncTest - Apply wat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Add 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3</text:p>
          </table:table-cell>
          <table:table-cell table:style-name="ce25" office:value-type="string">
            <text:p>FuncTest - Apply watch</text:p>
          </table:table-cell>
          <table:table-cell office:value-type="string">
            <text:p>Medium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5"/>
          <table:table-cell table:style-name="ce25" office:value-type="string">
            <text:p>KS\Answers\Category\Add 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5_03</text:p>
          </table:table-cell>
          <table:table-cell table:style-name="ce25" office:value-type="string">
            <text:p>FuncTest - Apply wat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Add 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6_02</text:p>
          </table:table-cell>
          <table:table-cell table:style-name="ce25" office:value-type="string">
            <text:p>FuncTest - Manage Watch\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Manage Watch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6_02</text:p>
          </table:table-cell>
          <table:table-cell table:style-name="ce25" office:value-type="string">
            <text:p>FuncTest - Manage Watch\Edit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KS\Answers\Category\Manage Watch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6_02</text:p>
          </table:table-cell>
          <table:table-cell table:style-name="ce25" office:value-type="string">
            <text:p>FuncTest - Manage Watch\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Manage Watch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CAT_07</text:p>
          </table:table-cell>
          <table:table-cell table:style-name="ce25" office:value-type="string">
            <text:p>FuncTest - Pri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Pri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7</text:p>
          </table:table-cell>
          <table:table-cell table:style-name="ce25" office:value-type="string">
            <text:p>FuncTest - Print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Answers\Category\Pri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CAT_07</text:p>
          </table:table-cell>
          <table:table-cell table:style-name="ce25" office:value-type="string">
            <text:p>FuncTest - Pri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Category\Pri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IEP_29</text:p>
          </table:table-cell>
          <table:table-cell table:style-name="ce25" office:value-type="string">
            <text:p>FuncTest - Imp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Export Impor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IEP_29</text:p>
          </table:table-cell>
          <table:table-cell table:style-name="ce25" office:value-type="string">
            <text:p>FuncTest - Impor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Export Impor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IEP_29</text:p>
          </table:table-cell>
          <table:table-cell table:style-name="ce25" office:value-type="string">
            <text:p>FuncTest - Import</text:p>
          </table:table-cell>
          <table:table-cell office:value-type="string">
            <text:p>Low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5"/>
          <table:table-cell table:style-name="ce25" office:value-type="string">
            <text:p>KS\Answers\Export Impor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MNQ_21</text:p>
          </table:table-cell>
          <table:table-cell table:style-name="ce25" office:value-type="string">
            <text:p>FuncTest - Edit question</text:p>
          </table:table-cell>
          <table:table-cell office:value-type="string">
            <text:p>High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5"/>
          <table:table-cell table:style-name="ce25" office:value-type="string">
            <text:p>KS\Answers\Questions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1</text:p>
          </table:table-cell>
          <table:table-cell table:style-name="ce25" office:value-type="string">
            <text:p>FuncTest - Edit ques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s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1</text:p>
          </table:table-cell>
          <table:table-cell table:style-name="ce25" office:value-type="string">
            <text:p>FuncTest - Edit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s Manage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MNQ_2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KS\Answers\Questions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s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MNQ_2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s Manage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OAT_31</text:p>
          </table:table-cell>
          <table:table-cell table:style-name="ce25" office:value-type="string">
            <text:p>FuncTest - Election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Other Actions\Ele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1</text:p>
          </table:table-cell>
          <table:table-cell table:style-name="ce25" office:value-type="string">
            <text:p>FuncTest - Elections</text:p>
          </table:table-cell>
          <table:table-cell office:value-type="string">
            <text:p>Medium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5"/>
          <table:table-cell table:style-name="ce25" office:value-type="string">
            <text:p>KS\Answers\Other Actions\Ele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1</text:p>
          </table:table-cell>
          <table:table-cell table:style-name="ce25" office:value-type="string">
            <text:p>FuncTest - Electio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Other Actions\Ele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OAT_33</text:p>
          </table:table-cell>
          <table:table-cell table:style-name="ce25" office:value-type="string">
            <text:p>FuncTest - View user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3</text:p>
          </table:table-cell>
          <table:table-cell table:style-name="ce25" office:value-type="string">
            <text:p>FuncTest - View user profile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Answers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OAT_33</text:p>
          </table:table-cell>
          <table:table-cell table:style-name="ce25" office:value-type="string">
            <text:p>FuncTest - View user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Medium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PMS_27</text:p>
          </table:table-cell>
          <table:table-cell table:style-name="ce25" office:value-type="string">
            <text:p>FuncTest - User Permiss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PMS_27</text:p>
          </table:table-cell>
          <table:table-cell table:style-name="ce25" office:value-type="string">
            <text:p>FuncTest - User Permission</text:p>
          </table:table-cell>
          <table:table-cell office:value-type="string">
            <text:p>Medium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5"/>
          <table:table-cell table:style-name="ce25" office:value-type="string">
            <text:p>KS\Answers\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PMS_27</text:p>
          </table:table-cell>
          <table:table-cell table:style-name="ce25" office:value-type="string">
            <text:p>FuncTest - User Permiss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Permiss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09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View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09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KS\Answers\Question\View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09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View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1_01</text:p>
          </table:table-cell>
          <table:table-cell table:style-name="ce25" office:value-type="string">
            <text:p>FuncTest - Answer</text:p>
          </table:table-cell>
          <table:table-cell office:value-type="string">
            <text:p>High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5"/>
          <table:table-cell table:style-name="ce25" office:value-type="string">
            <text:p>KS\Answers\Question\Answer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1</text:p>
          </table:table-cell>
          <table:table-cell table:style-name="ce25" office:value-type="string">
            <text:p>FuncTest - Answer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KS\Answers\Question\Answer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1</text:p>
          </table:table-cell>
          <table:table-cell table:style-name="ce25" office:value-type="string">
            <text:p>FuncTest -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Answer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Low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1_03</text:p>
          </table:table-cell>
          <table:table-cell table:style-name="ce25" office:value-type="string">
            <text:p>FuncTest - Edit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Edit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3</text:p>
          </table:table-cell>
          <table:table-cell table:style-name="ce25" office:value-type="string">
            <text:p>FuncTest - Edit answer</text:p>
          </table:table-cell>
          <table:table-cell office:value-type="string">
            <text:p>Medium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KS\Answers\Question\Edit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3</text:p>
          </table:table-cell>
          <table:table-cell table:style-name="ce25" office:value-type="string">
            <text:p>FuncTest - Edit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Edit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1_05</text:p>
          </table:table-cell>
          <table:table-cell table:style-name="ce25" office:value-type="string">
            <text:p>FuncTest - Delete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Delete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5</text:p>
          </table:table-cell>
          <table:table-cell table:style-name="ce25" office:value-type="string">
            <text:p>FuncTest - Delete answer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Answers\Question\Delete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1_05</text:p>
          </table:table-cell>
          <table:table-cell table:style-name="ce25" office:value-type="string">
            <text:p>FuncTest - Delete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Delete Answer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3</text:p>
          </table:table-cell>
          <table:table-cell table:style-name="ce25" office:value-type="string">
            <text:p>FuncTest - Send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Send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3</text:p>
          </table:table-cell>
          <table:table-cell table:style-name="ce25" office:value-type="string">
            <text:p>FuncTest - Send question</text:p>
          </table:table-cell>
          <table:table-cell office:value-type="string">
            <text:p>Medium</text:p>
          </table:table-cell>
          <table:table-cell table:style-name="ce29" office:value-type="float" office:value="35">
            <text:p>35</text:p>
          </table:table-cell>
          <table:table-cell table:style-name="ce25" table:number-columns-repeated="5"/>
          <table:table-cell table:style-name="ce25" office:value-type="string">
            <text:p>KS\Answers\Question\Send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3</text:p>
          </table:table-cell>
          <table:table-cell table:style-name="ce25" office:value-type="string">
            <text:p>FuncTest - Send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Send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5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Delete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5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KS\Answers\Question\Delete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5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Delete Question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6_02</text:p>
          </table:table-cell>
          <table:table-cell table:style-name="ce25" office:value-type="string">
            <text:p>FuncTest - Edit com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Com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6_02</text:p>
          </table:table-cell>
          <table:table-cell table:style-name="ce25" office:value-type="string">
            <text:p>FuncTest - Edit comment</text:p>
          </table:table-cell>
          <table:table-cell office:value-type="string">
            <text:p>Medium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KS\Answers\Question\Com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6_02</text:p>
          </table:table-cell>
          <table:table-cell table:style-name="ce25" office:value-type="string">
            <text:p>FuncTest - Edit com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Comment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7</text:p>
          </table:table-cell>
          <table:table-cell table:style-name="ce25" office:value-type="string">
            <text:p>FuncTest - Promote com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Promote 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7</text:p>
          </table:table-cell>
          <table:table-cell table:style-name="ce25" office:value-type="string">
            <text:p>FuncTest - Promote comment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Answers\Question\Promote 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7</text:p>
          </table:table-cell>
          <table:table-cell table:style-name="ce25" office:value-type="string">
            <text:p>FuncTest - Promote com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Promote 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QST_19</text:p>
          </table:table-cell>
          <table:table-cell table:style-name="ce25" office:value-type="string">
            <text:p>FuncTest - R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R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9</text:p>
          </table:table-cell>
          <table:table-cell table:style-name="ce25" office:value-type="string">
            <text:p>FuncTest - Rat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KS\Answers\Question\R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QST_19</text:p>
          </table:table-cell>
          <table:table-cell table:style-name="ce25" office:value-type="string">
            <text:p>FuncTest - R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Question\R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ANS_SER_25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SER_25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Answer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ANS_SER_25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56">
            <text:p>56</text:p>
          </table:table-cell>
          <table:table-cell table:style-name="ce25" table:number-columns-repeated="5"/>
          <table:table-cell table:style-name="ce25" office:value-type="string">
            <text:p>KS\Answer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AQ_FPL_01</text:p>
          </table:table-cell>
          <table:table-cell table:style-name="ce25" office:value-type="string">
            <text:p>FuncTest - FAQ porle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KS\FAQ por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AQ_FPL_01</text:p>
          </table:table-cell>
          <table:table-cell table:style-name="ce25" office:value-type="string">
            <text:p>FuncTest - FAQ porlet</text:p>
          </table:table-cell>
          <table:table-cell office:value-type="string">
            <text:p>Medium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KS\FAQ por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AQ_FPL_01</text:p>
          </table:table-cell>
          <table:table-cell table:style-name="ce25" office:value-type="string">
            <text:p>FuncTest - FAQ porlet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KS\FAQ por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49_01</text:p>
          </table:table-cell>
          <table:table-cell table:style-name="ce25" office:value-type="string">
            <text:p>FuncTest - Censor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Censor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1</text:p>
          </table:table-cell>
          <table:table-cell table:style-name="ce25" office:value-type="string">
            <text:p>FuncTest - Censor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Censor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1</text:p>
          </table:table-cell>
          <table:table-cell table:style-name="ce25" office:value-type="string">
            <text:p>FuncTest - Censor\Add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KS\Forum\Administration\Censor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49_03</text:p>
          </table:table-cell>
          <table:table-cell table:style-name="ce25" office:value-type="string">
            <text:p>FuncTest - Censor\Appl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Censor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3</text:p>
          </table:table-cell>
          <table:table-cell table:style-name="ce25" office:value-type="string">
            <text:p>FuncTest - Censor\Ap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Censor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49_03</text:p>
          </table:table-cell>
          <table:table-cell table:style-name="ce25" office:value-type="string">
            <text:p>FuncTest - Censor\Apply</text:p>
          </table:table-cell>
          <table:table-cell office:value-type="string">
            <text:p>Low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5"/>
          <table:table-cell table:style-name="ce25" office:value-type="string">
            <text:p>KS\Forum\Administration\Censor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51</text:p>
          </table:table-cell>
          <table:table-cell table:style-name="ce25" office:value-type="string">
            <text:p>FuncTest - Auto-prune</text:p>
          </table:table-cell>
          <table:table-cell office:value-type="string">
            <text:p>High</text:p>
          </table:table-cell>
          <table:table-cell table:style-name="ce29" office:value-type="float" office:value="55">
            <text:p>55</text:p>
          </table:table-cell>
          <table:table-cell table:style-name="ce25" table:number-columns-repeated="5"/>
          <table:table-cell table:style-name="ce25" office:value-type="string">
            <text:p>KS\Forum\Administration\ Auto-Pru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51</text:p>
          </table:table-cell>
          <table:table-cell table:style-name="ce25" office:value-type="string">
            <text:p>FuncTest - Auto-prun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 Auto-Pru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51</text:p>
          </table:table-cell>
          <table:table-cell table:style-name="ce25" office:value-type="string">
            <text:p>FuncTest - Auto-prun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 Auto-Pru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Medium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68</text:p>
          </table:table-cell>
          <table:table-cell table:style-name="ce25" office:value-type="string">
            <text:p>FuncTest - Manage BB codes</text:p>
          </table:table-cell>
          <table:table-cell office:value-type="string">
            <text:p>High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5"/>
          <table:table-cell table:style-name="ce25" office:value-type="string">
            <text:p>KS\Forum\Administration\BB 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68</text:p>
          </table:table-cell>
          <table:table-cell table:style-name="ce25" office:value-type="string">
            <text:p>FuncTest - Manage BB cod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BB 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ADM_68</text:p>
          </table:table-cell>
          <table:table-cell table:style-name="ce25" office:value-type="string">
            <text:p>FuncTest - Manage BB cod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Administration\BB 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BBC_63</text:p>
          </table:table-cell>
          <table:table-cell table:style-name="ce25" office:value-type="string">
            <text:p>FuncTest - BB code</text:p>
          </table:table-cell>
          <table:table-cell office:value-type="string">
            <text:p>High</text:p>
          </table:table-cell>
          <table:table-cell table:style-name="ce29" office:value-type="float" office:value="65">
            <text:p>65</text:p>
          </table:table-cell>
          <table:table-cell table:style-name="ce25" table:number-columns-repeated="5"/>
          <table:table-cell table:style-name="ce25" office:value-type="string">
            <text:p>KS\Forum\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BBC_63</text:p>
          </table:table-cell>
          <table:table-cell table:style-name="ce25" office:value-type="string">
            <text:p>FuncTest - BB c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BBC_63</text:p>
          </table:table-cell>
          <table:table-cell table:style-name="ce25" office:value-type="string">
            <text:p>FuncTest - BB c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CAT_01_02</text:p>
          </table:table-cell>
          <table:table-cell table:style-name="ce25" office:value-type="string">
            <text:p>FuncTest - View</text:p>
          </table:table-cell>
          <table:table-cell office:value-type="string">
            <text:p>High</text:p>
          </table:table-cell>
          <table:table-cell table:style-name="ce29" office:value-type="float" office:value="43">
            <text:p>43</text:p>
          </table:table-cell>
          <table:table-cell table:style-name="ce25" table:number-columns-repeated="5"/>
          <table:table-cell table:style-name="ce25" office:value-type="string">
            <text:p>KS\Forum\Category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1_02</text:p>
          </table:table-cell>
          <table:table-cell table:style-name="ce25" office:value-type="string">
            <text:p>Func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Category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1_02</text:p>
          </table:table-cell>
          <table:table-cell table:style-name="ce25" office:value-type="string">
            <text:p>Func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Category\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KS\Forum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CAT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Category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54">
            <text:p>54</text:p>
          </table:table-cell>
          <table:table-cell table:number-columns-repeated="5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5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5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54">
            <text:p>54</text:p>
          </table:table-cell>
          <table:table-cell table:style-name="ce25" table:number-columns-repeated="5"/>
          <table:table-cell table:style-name="ce25" office:value-type="string">
            <text:p>KS\Forum\Forum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5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KS\Forum\Forum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7_01</text:p>
          </table:table-cell>
          <table:table-cell table:style-name="ce25" office:value-type="string">
            <text:p>FuncTest - Lo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7_01</text:p>
          </table:table-cell>
          <table:table-cell table:style-name="ce25" office:value-type="string">
            <text:p>FuncTest - Lo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7_01</text:p>
          </table:table-cell>
          <table:table-cell table:style-name="ce25" office:value-type="string">
            <text:p>FuncTest - Lock</text:p>
          </table:table-cell>
          <table:table-cell office:value-type="string">
            <text:p>Low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KS\Forum\Forum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8_01</text:p>
          </table:table-cell>
          <table:table-cell table:style-name="ce25" office:value-type="string">
            <text:p>FuncTest - Clos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8_01</text:p>
          </table:table-cell>
          <table:table-cell table:style-name="ce25" office:value-type="string">
            <text:p>FuncTest - Clos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8_01</text:p>
          </table:table-cell>
          <table:table-cell table:style-name="ce25" office:value-type="string">
            <text:p>FuncTest - Clos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KS\Forum\Forum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9</text:p>
          </table:table-cell>
          <table:table-cell table:style-name="ce25" office:value-type="string">
            <text:p>FuncTest - 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9</text:p>
          </table:table-cell>
          <table:table-cell table:style-name="ce25" office:value-type="string">
            <text:p>FuncTest - 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OR_09</text:p>
          </table:table-cell>
          <table:table-cell table:style-name="ce25" office:value-type="string">
            <text:p>FuncTest - Move</text:p>
          </table:table-cell>
          <table:table-cell office:value-type="string">
            <text:p>Low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5"/>
          <table:table-cell table:style-name="ce25" office:value-type="string">
            <text:p>KS\Forum\Forum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PS_66_01</text:p>
          </table:table-cell>
          <table:table-cell office:value-type="string">
            <text:p>FuncTest - Show/Hide Category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Forum Portlet Settings\Show-Hid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1</text:p>
          </table:table-cell>
          <table:table-cell office:value-type="string">
            <text:p>FuncTest - Show/Hid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 Portlet Settings\Show-Hid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1</text:p>
          </table:table-cell>
          <table:table-cell office:value-type="string">
            <text:p>FuncTest - Show/Hid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 Portlet Settings\Show-Hid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PS_66_02</text:p>
          </table:table-cell>
          <table:table-cell table:style-name="ce25" office:value-type="string">
            <text:p>FuncTest - Show/Hide Forum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KS\Forum\Forum Portlet Settings\Show-Hide 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PS_66_02</text:p>
          </table:table-cell>
          <table:table-cell table:style-name="ce25" office:value-type="string">
            <text:p>FuncTest - Show/Hide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 Portlet Settings\Show-Hide 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FPS_66_02</text:p>
          </table:table-cell>
          <table:table-cell table:style-name="ce25" office:value-type="string">
            <text:p>FuncTest - Show/Hide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Forum Portlet Settings\Show-Hide 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FPS_66_03</text:p>
          </table:table-cell>
          <table:table-cell office:value-type="string">
            <text:p>FuncTest - Enable/Disable Panel</text:p>
          </table:table-cell>
          <table:table-cell table:style-name="Default" office:value-type="string">
            <text:p>High</text:p>
          </table:table-cell>
          <table:table-cell office:value-type="float" office:value="56">
            <text:p>56</text:p>
          </table:table-cell>
          <table:table-cell table:number-columns-repeated="5"/>
          <table:table-cell office:value-type="string">
            <text:p>KS\Forum\Forum Portlet Settings\Enable-Disable Pane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3</text:p>
          </table:table-cell>
          <table:table-cell office:value-type="string">
            <text:p>FuncTest - Enable/Disable Pane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 Portlet Settings\Enable-Disable Pane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FPS_66_03</text:p>
          </table:table-cell>
          <table:table-cell office:value-type="string">
            <text:p>FuncTest - Enable/Disable Pane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 Portlet Settings\Enable-Disable Pane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IEP_64</text:p>
          </table:table-cell>
          <table:table-cell table:style-name="ce25" office:value-type="string">
            <text:p>FuncTest - Export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KS\Forum\Export_Import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IEP_64</text:p>
          </table:table-cell>
          <table:table-cell table:style-name="ce25" office:value-type="string">
            <text:p>FuncTest - Export </text:p>
          </table:table-cell>
          <table:table-cell office:value-type="string">
            <text:p>Medium</text:p>
          </table:table-cell>
          <table:table-cell table:style-name="ce29" office:value-type="float" office:value="38">
            <text:p>38</text:p>
          </table:table-cell>
          <table:table-cell table:style-name="ce25" table:number-columns-repeated="5"/>
          <table:table-cell table:style-name="ce25" office:value-type="string">
            <text:p>KS\Forum\Export_Import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IEP_64</text:p>
          </table:table-cell>
          <table:table-cell table:style-name="ce25" office:value-type="string">
            <text:p>FuncTest - Expor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Export_Import\Ex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IEP_65</text:p>
          </table:table-cell>
          <table:table-cell office:value-type="string">
            <text:p>FuncTest - Import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Forum\Export_Import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IEP_65</text:p>
          </table:table-cell>
          <table:table-cell office:value-type="string">
            <text:p>FuncTest - Import</text:p>
          </table:table-cell>
          <table:table-cell table:style-name="Default" office:value-type="string">
            <text:p>Medium</text:p>
          </table:table-cell>
          <table:table-cell office:value-type="float" office:value="46">
            <text:p>46</text:p>
          </table:table-cell>
          <table:table-cell table:number-columns-repeated="5"/>
          <table:table-cell office:value-type="string">
            <text:p>KS\Forum\Export_Import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IEP_65</text:p>
          </table:table-cell>
          <table:table-cell office:value-type="string">
            <text:p>FuncTest - Impor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Export_Import\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7_01</text:p>
          </table:table-cell>
          <table:table-cell table:style-name="ce25" office:value-type="string">
            <text:p>FuncTest - Bookmark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Bookmar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1</text:p>
          </table:table-cell>
          <table:table-cell table:style-name="ce25" office:value-type="string">
            <text:p>FuncTest - Bookmark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Bookmar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1</text:p>
          </table:table-cell>
          <table:table-cell table:style-name="ce25" office:value-type="string">
            <text:p>FuncTest - Bookmark\Add</text:p>
          </table:table-cell>
          <table:table-cell office:value-type="string">
            <text:p>Low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5"/>
          <table:table-cell table:style-name="ce25" office:value-type="string">
            <text:p>KS\Forum\Other Actions\Bookmark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37_02</text:p>
          </table:table-cell>
          <table:table-cell office:value-type="string">
            <text:p>FuncTest - Bookmark\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Bookmar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7_02</text:p>
          </table:table-cell>
          <table:table-cell office:value-type="string">
            <text:p>FuncTest - Bookmark\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Bookmar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7_02</text:p>
          </table:table-cell>
          <table:table-cell office:value-type="string">
            <text:p>FuncTest - Bookmark\View</text:p>
          </table:table-cell>
          <table:table-cell table:style-name="Default" office:value-type="string">
            <text:p>Low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KS\Forum\Other Actions\Bookmark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7_03</text:p>
          </table:table-cell>
          <table:table-cell table:style-name="ce25" office:value-type="string">
            <text:p>FuncTest - Bookmark\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Bookmark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3</text:p>
          </table:table-cell>
          <table:table-cell table:style-name="ce25" office:value-type="string">
            <text:p>FuncTest - Bookmark\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Bookmark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7_03</text:p>
          </table:table-cell>
          <table:table-cell table:style-name="ce25" office:value-type="string">
            <text:p>FuncTest - Bookmark\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KS\Forum\Other Actions\Bookmark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38_01</text:p>
          </table:table-cell>
          <table:table-cell office:value-type="string">
            <text:p>FuncTest - Watch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Watch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1</text:p>
          </table:table-cell>
          <table:table-cell office:value-type="string">
            <text:p>FuncTest - Watch\Add</text:p>
          </table:table-cell>
          <table:table-cell table:style-name="Default" office:value-type="string">
            <text:p>Medium</text:p>
          </table:table-cell>
          <table:table-cell office:value-type="float" office:value="30">
            <text:p>30</text:p>
          </table:table-cell>
          <table:table-cell table:number-columns-repeated="5"/>
          <table:table-cell office:value-type="string">
            <text:p>KS\Forum\Other Actions\Watch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1</text:p>
          </table:table-cell>
          <table:table-cell office:value-type="string">
            <text:p>FuncTest - Watch\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Watch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8_02</text:p>
          </table:table-cell>
          <table:table-cell table:style-name="ce25" office:value-type="string">
            <text:p>FuncTest - Watch\Apply</text:p>
          </table:table-cell>
          <table:table-cell office:value-type="string">
            <text:p>High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5"/>
          <table:table-cell table:style-name="ce25" office:value-type="string">
            <text:p>KS\Forum\Other Actions\Watch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8_02</text:p>
          </table:table-cell>
          <table:table-cell table:style-name="ce25" office:value-type="string">
            <text:p>FuncTest - Watch\Ap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Watch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8_02</text:p>
          </table:table-cell>
          <table:table-cell table:style-name="ce25" office:value-type="string">
            <text:p>FuncTest - Watch\Ap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Watch\Ap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38_03</text:p>
          </table:table-cell>
          <table:table-cell office:value-type="string">
            <text:p>FuncTest - Watch\Man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Watch\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3</text:p>
          </table:table-cell>
          <table:table-cell office:value-type="string">
            <text:p>FuncTest - Watch\Manage</text:p>
          </table:table-cell>
          <table:table-cell table:style-name="Default" office:value-type="string">
            <text:p>Medium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Forum\Other Actions\Watch\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38_03</text:p>
          </table:table-cell>
          <table:table-cell office:value-type="string">
            <text:p>FuncTest - Watch\Man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Watch\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9</text:p>
          </table:table-cell>
          <table:table-cell table:style-name="ce25" office:value-type="string">
            <text:p>FuncTest - View public profil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9</text:p>
          </table:table-cell>
          <table:table-cell table:style-name="ce25" office:value-type="string">
            <text:p>FuncTest - View public profiles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Forum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39</text:p>
          </table:table-cell>
          <table:table-cell table:style-name="ce25" office:value-type="string">
            <text:p>FuncTest - View public profil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User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40</text:p>
          </table:table-cell>
          <table:table-cell office:value-type="string">
            <text:p>FuncTest - List posts (All posts by user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Posts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0</text:p>
          </table:table-cell>
          <table:table-cell office:value-type="string">
            <text:p>FuncTest - List posts (All posts by user)</text:p>
          </table:table-cell>
          <table:table-cell table:style-name="Default" office:value-type="string">
            <text:p>Medium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KS\Forum\Other Actions\Posts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0</text:p>
          </table:table-cell>
          <table:table-cell office:value-type="string">
            <text:p>FuncTest - List posts (All posts by user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Posts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1</text:p>
          </table:table-cell>
          <table:table-cell table:style-name="ce25" office:value-type="string">
            <text:p>FuncTest - List topics (All topics by user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Topics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1</text:p>
          </table:table-cell>
          <table:table-cell table:style-name="ce25" office:value-type="string">
            <text:p>FuncTest - List topics (All topics by user)</text:p>
          </table:table-cell>
          <table:table-cell office:value-type="string">
            <text:p>Medium</text:p>
          </table:table-cell>
          <table:table-cell table:style-name="ce29" office:value-type="float" office:value="25">
            <text:p>25</text:p>
          </table:table-cell>
          <table:table-cell table:style-name="ce25" table:number-columns-repeated="5"/>
          <table:table-cell table:style-name="ce25" office:value-type="string">
            <text:p>KS\Forum\Other Actions\Topics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1</text:p>
          </table:table-cell>
          <table:table-cell table:style-name="ce25" office:value-type="string">
            <text:p>FuncTest - List topics (All topics by user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Topics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42</text:p>
          </table:table-cell>
          <table:table-cell office:value-type="string">
            <text:p>FuncTest - Forum jum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Forum Jum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2</text:p>
          </table:table-cell>
          <table:table-cell office:value-type="string">
            <text:p>FuncTest - Forum jum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Forum Jum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2</text:p>
          </table:table-cell>
          <table:table-cell office:value-type="string">
            <text:p>FuncTest - Forum jump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Other Actions\Forum Jum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3</text:p>
          </table:table-cell>
          <table:table-cell table:style-name="ce25" office:value-type="string">
            <text:p>FuncTest - User statistic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User Statistic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3</text:p>
          </table:table-cell>
          <table:table-cell table:style-name="ce25" office:value-type="string">
            <text:p>FuncTest - User statisti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User Statistic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3</text:p>
          </table:table-cell>
          <table:table-cell table:style-name="ce25" office:value-type="string">
            <text:p>FuncTest - User statistics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KS\Forum\Other Actions\User Statistic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44</text:p>
          </table:table-cell>
          <table:table-cell office:value-type="string">
            <text:p>FuncTest - Topic/Post statistics and advanced ac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Topic_Post Statistic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4</text:p>
          </table:table-cell>
          <table:table-cell office:value-type="string">
            <text:p>FuncTest - Topic/Post statistics and advanced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Topic_Post Statistic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44</text:p>
          </table:table-cell>
          <table:table-cell office:value-type="string">
            <text:p>FuncTest - Topic/Post statistics and advanced action</text:p>
          </table:table-cell>
          <table:table-cell table:style-name="Default" office:value-type="string">
            <text:p>Low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KS\Forum\Other Actions\Topic_Post Statistic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5</text:p>
          </table:table-cell>
          <table:table-cell table:style-name="ce25" office:value-type="string">
            <text:p>FuncTest - Perm lin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nowledge Suite\Forum Applications\Other actions\Per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5</text:p>
          </table:table-cell>
          <table:table-cell table:style-name="ce25" office:value-type="string">
            <text:p>FuncTest - Perm link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Knowledge Suite\Forum Applications\Other actions\Per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45</text:p>
          </table:table-cell>
          <table:table-cell table:style-name="ce25" office:value-type="string">
            <text:p>FuncTest - Perm lin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nowledge Suite\Forum Applications\Other actions\Per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67</text:p>
          </table:table-cell>
          <table:table-cell office:value-type="string">
            <text:p>FuncTest - Rss Feed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KS\Forum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67</text:p>
          </table:table-cell>
          <table:table-cell office:value-type="string">
            <text:p>FuncTest - Rss Fe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67</text:p>
          </table:table-cell>
          <table:table-cell office:value-type="string">
            <text:p>FuncTest - Rss Fee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73</text:p>
          </table:table-cell>
          <table:table-cell table:style-name="ce25" office:value-type="string">
            <text:p>FuncTest - Go to last read post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KS\Forum\Other actions\Go to last read po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73</text:p>
          </table:table-cell>
          <table:table-cell table:style-name="ce25" office:value-type="string">
            <text:p>FuncTest - Go to last read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Go to last read po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OAT_73</text:p>
          </table:table-cell>
          <table:table-cell table:style-name="ce25" office:value-type="string">
            <text:p>FuncTest - Go to last read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Go to last read po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OAT_74</text:p>
          </table:table-cell>
          <table:table-cell office:value-type="string">
            <text:p>FuncTest - Display menu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Display menu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74</text:p>
          </table:table-cell>
          <table:table-cell office:value-type="string">
            <text:p>FuncTest - Display menu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Display menu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OAT_74</text:p>
          </table:table-cell>
          <table:table-cell office:value-type="string">
            <text:p>FuncTest - Display menu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KS\Forum\Other actions\Display menu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MS_32</text:p>
          </table:table-cell>
          <table:table-cell table:style-name="ce25" office:value-type="string">
            <text:p>FuncTest - Se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rivate Message\S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MS_32</text:p>
          </table:table-cell>
          <table:table-cell table:style-name="ce25" office:value-type="string">
            <text:p>FuncTest - Send</text:p>
          </table:table-cell>
          <table:table-cell office:value-type="string">
            <text:p>Medium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5"/>
          <table:table-cell table:style-name="ce25" office:value-type="string">
            <text:p>KS\Forum\Private Message\S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MS_32</text:p>
          </table:table-cell>
          <table:table-cell table:style-name="ce25" office:value-type="string">
            <text:p>FuncTest - S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rivate Message\S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MS_33</text:p>
          </table:table-cell>
          <table:table-cell office:value-type="string">
            <text:p>FuncTest - Inbox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MS_33</text:p>
          </table:table-cell>
          <table:table-cell office:value-type="string">
            <text:p>FuncTest - Inbox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Private Message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MS_33</text:p>
          </table:table-cell>
          <table:table-cell office:value-type="string">
            <text:p>FuncTest - Inbo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3</text:p>
          </table:table-cell>
          <table:table-cell table:style-name="ce25" office:value-type="string">
            <text:p>FuncTest - Post repl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3</text:p>
          </table:table-cell>
          <table:table-cell table:style-name="ce25" office:value-type="string">
            <text:p>FuncTest - Post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3</text:p>
          </table:table-cell>
          <table:table-cell table:style-name="ce25" office:value-type="string">
            <text:p>FuncTest - Post reply</text:p>
          </table:table-cell>
          <table:table-cell office:value-type="string">
            <text:p>Low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5"/>
          <table:table-cell table:style-name="ce25" office:value-type="string">
            <text:p>KS\Forum\Post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24</text:p>
          </table:table-cell>
          <table:table-cell office:value-type="string">
            <text:p>FuncTest - Add qu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Qu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4</text:p>
          </table:table-cell>
          <table:table-cell office:value-type="string">
            <text:p>FuncTest - Add quo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Qu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4</text:p>
          </table:table-cell>
          <table:table-cell office:value-type="string">
            <text:p>FuncTest - Add quote</text:p>
          </table:table-cell>
          <table:table-cell table:style-name="Default" office:value-type="string">
            <text:p>Low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KS\Forum\Post\Quo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5</text:p>
          </table:table-cell>
          <table:table-cell table:style-name="ce25" office:value-type="string">
            <text:p>FuncTest - Quick repl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Quick 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5</text:p>
          </table:table-cell>
          <table:table-cell table:style-name="ce25" office:value-type="string">
            <text:p>FuncTest - Quick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Quick 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5</text:p>
          </table:table-cell>
          <table:table-cell table:style-name="ce25" office:value-type="string">
            <text:p>FuncTest - Quick reply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KS\Forum\Post\Quick 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26</text:p>
          </table:table-cell>
          <table:table-cell office:value-type="string">
            <text:p>FuncTest - Private po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Privat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6</text:p>
          </table:table-cell>
          <table:table-cell office:value-type="string">
            <text:p>FuncTest - Private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Privat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6</text:p>
          </table:table-cell>
          <table:table-cell office:value-type="string">
            <text:p>FuncTest - Private post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KS\Forum\Post\Privat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7</text:p>
          </table:table-cell>
          <table:table-cell table:style-name="ce25" office:value-type="string">
            <text:p>FuncTest - Appr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7</text:p>
          </table:table-cell>
          <table:table-cell table:style-name="ce25" office:value-type="string">
            <text:p>FuncTest - Appr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7</text:p>
          </table:table-cell>
          <table:table-cell table:style-name="ce25" office:value-type="string">
            <text:p>FuncTest - Approve</text:p>
          </table:table-cell>
          <table:table-cell office:value-type="string">
            <text:p>Low</text:p>
          </table:table-cell>
          <table:table-cell table:style-name="ce29" office:value-type="float" office:value="18">
            <text:p>18</text:p>
          </table:table-cell>
          <table:table-cell table:style-name="ce25" table:number-columns-repeated="5"/>
          <table:table-cell table:style-name="ce25" office:value-type="string">
            <text:p>KS\Forum\Post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28</text:p>
          </table:table-cell>
          <table:table-cell office:value-type="string">
            <text:p>FuncTest - Edit po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8</text:p>
          </table:table-cell>
          <table:table-cell office:value-type="string">
            <text:p>FuncTest - Edit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28</text:p>
          </table:table-cell>
          <table:table-cell office:value-type="string">
            <text:p>FuncTest - Edit post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KS\Forum\Post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9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9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29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KS\Forum\Pos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30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0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0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KS\Forum\Post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1_01</text:p>
          </table:table-cell>
          <table:table-cell table:style-name="ce25" office:value-type="string">
            <text:p>FuncTest - Hide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H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1_01</text:p>
          </table:table-cell>
          <table:table-cell table:style-name="ce25" office:value-type="string">
            <text:p>FuncTest - Hi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ost\H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1_01</text:p>
          </table:table-cell>
          <table:table-cell table:style-name="ce25" office:value-type="string">
            <text:p>FuncTest - Hide 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Forum\Post\H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31_02</text:p>
          </table:table-cell>
          <table:table-cell office:value-type="string">
            <text:p>FuncTest - Sho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1_02</text:p>
          </table:table-cell>
          <table:table-cell office:value-type="string">
            <text:p>FuncTest - Sho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1_02</text:p>
          </table:table-cell>
          <table:table-cell office:value-type="string">
            <text:p>FuncTest - Show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KS\Forum\Post\Sho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rivate Message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KS\Forum\Private Message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rivate Message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POS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Forum\Private Message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POS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6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rivate Message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6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Forum\Private Message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POS_36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Private Message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SER_46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Forum\Other Action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SER_46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string">
            <text:p>KS\Forum\Other Action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SER_46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Other Action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SER_47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5"/>
          <table:table-cell table:style-name="ce25" office:value-type="string">
            <text:p>KS\Forum\Other Action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SER_47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29" office:value-type="float" office:value="262">
            <text:p>262</text:p>
          </table:table-cell>
          <table:table-cell table:style-name="ce25" table:number-columns-repeated="5"/>
          <table:table-cell table:style-name="ce25" office:value-type="string">
            <text:p>KS\Forum\Other Action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SER_47</text:p>
          </table:table-cell>
          <table:table-cell table:style-name="ce25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Other Actions\Search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0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78">
            <text:p>78</text:p>
          </table:table-cell>
          <table:table-cell table:number-columns-repeated="5"/>
          <table:table-cell office:value-type="string">
            <text:p>KS\Forum\Topic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0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KS\Forum\Topic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0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KS\Forum\Topic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1</text:p>
          </table:table-cell>
          <table:table-cell table:style-name="ce25" office:value-type="string">
            <text:p>FuncTest - Appr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1</text:p>
          </table:table-cell>
          <table:table-cell table:style-name="ce25" office:value-type="string">
            <text:p>FuncTest - Appr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1</text:p>
          </table:table-cell>
          <table:table-cell table:style-name="ce25" office:value-type="string">
            <text:p>FuncTest - Approv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KS\Forum\Topic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66">
            <text:p>66</text:p>
          </table:table-cell>
          <table:table-cell table:number-columns-repeated="5"/>
          <table:table-cell office:value-type="string">
            <text:p>KS\Forum\Topic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Forum\Topic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4_01</text:p>
          </table:table-cell>
          <table:table-cell office:value-type="string">
            <text:p>FuncTest - 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4_01</text:p>
          </table:table-cell>
          <table:table-cell office:value-type="string">
            <text:p>FuncTest - 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4_01</text:p>
          </table:table-cell>
          <table:table-cell office:value-type="string">
            <text:p>FuncTest - Lock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Forum\Topic\Lo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4_02</text:p>
          </table:table-cell>
          <table:table-cell table:style-name="ce25" office:value-type="string">
            <text:p>FuncTest - Unlo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4_02</text:p>
          </table:table-cell>
          <table:table-cell table:style-name="ce25" office:value-type="string">
            <text:p>FuncTest - Unlo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4_02</text:p>
          </table:table-cell>
          <table:table-cell table:style-name="ce25" office:value-type="string">
            <text:p>FuncTest - Unlock</text:p>
          </table:table-cell>
          <table:table-cell office:value-type="string">
            <text:p>Low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KS\Forum\Topic\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5_01</text:p>
          </table:table-cell>
          <table:table-cell office:value-type="string">
            <text:p>FuncTest - Close/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Clos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5_01</text:p>
          </table:table-cell>
          <table:table-cell office:value-type="string">
            <text:p>FuncTest - Close/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Clos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5_01</text:p>
          </table:table-cell>
          <table:table-cell office:value-type="string">
            <text:p>FuncTest - Close/Open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KS\Forum\Topic\Clos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5_02</text:p>
          </table:table-cell>
          <table:table-cell table:style-name="ce25" office:value-type="string">
            <text:p>Func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Ope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5_02</text:p>
          </table:table-cell>
          <table:table-cell table:style-name="ce25" office:value-type="string">
            <text:p>Func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Ope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5_02</text:p>
          </table:table-cell>
          <table:table-cell table:style-name="ce25" office:value-type="string">
            <text:p>FuncTest - 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KS\Forum\Topic\Ope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6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6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6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KS\Forum\Topic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7_01</text:p>
          </table:table-cell>
          <table:table-cell table:style-name="ce25" office:value-type="string">
            <text:p>FuncTest - Sti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Sti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7_01</text:p>
          </table:table-cell>
          <table:table-cell table:style-name="ce25" office:value-type="string">
            <text:p>FuncTest - Sti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Sti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7_01</text:p>
          </table:table-cell>
          <table:table-cell table:style-name="ce25" office:value-type="string">
            <text:p>FuncTest - Stick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Forum\Topic\Sti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7_02</text:p>
          </table:table-cell>
          <table:table-cell office:value-type="string">
            <text:p>FuncTest - Unst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Unsti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7_02</text:p>
          </table:table-cell>
          <table:table-cell office:value-type="string">
            <text:p>FuncTest - Unst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Unsti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7_02</text:p>
          </table:table-cell>
          <table:table-cell office:value-type="string">
            <text:p>FuncTest - Unstic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Forum\Topic\Unsti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8</text:p>
          </table:table-cell>
          <table:table-cell table:style-name="ce25" office:value-type="string">
            <text:p>FuncTest - Spl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Spl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8</text:p>
          </table:table-cell>
          <table:table-cell table:style-name="ce25" office:value-type="string">
            <text:p>FuncTest - Spl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Spl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18</text:p>
          </table:table-cell>
          <table:table-cell table:style-name="ce25" office:value-type="string">
            <text:p>FuncTest - Split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KS\Forum\Topic\Spl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19</text:p>
          </table:table-cell>
          <table:table-cell office:value-type="string">
            <text:p>FuncTest - Mer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Mer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9</text:p>
          </table:table-cell>
          <table:table-cell office:value-type="string">
            <text:p>FuncTest - Mer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Mer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19</text:p>
          </table:table-cell>
          <table:table-cell office:value-type="string">
            <text:p>FuncTest - Merg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Topic\Mer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1</text:p>
          </table:table-cell>
          <table:table-cell table:style-name="ce25" office:value-type="string">
            <text:p>FuncTest - Poll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Pol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1</text:p>
          </table:table-cell>
          <table:table-cell table:style-name="ce25" office:value-type="string">
            <text:p>FuncTest - Poll\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Pol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1</text:p>
          </table:table-cell>
          <table:table-cell table:style-name="ce25" office:value-type="string">
            <text:p>FuncTest - Poll\Add</text:p>
          </table:table-cell>
          <table:table-cell office:value-type="string">
            <text:p>Low</text:p>
          </table:table-cell>
          <table:table-cell table:style-name="ce29" office:value-type="float" office:value="33">
            <text:p>33</text:p>
          </table:table-cell>
          <table:table-cell table:style-name="ce25" table:number-columns-repeated="5"/>
          <table:table-cell table:style-name="ce25" office:value-type="string">
            <text:p>KS\Forum\Topic\Poll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20_02</text:p>
          </table:table-cell>
          <table:table-cell office:value-type="string">
            <text:p>FuncTest - Poll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2</text:p>
          </table:table-cell>
          <table:table-cell office:value-type="string">
            <text:p>FuncTest - Poll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2</text:p>
          </table:table-cell>
          <table:table-cell office:value-type="string">
            <text:p>FuncTest - Poll\Edit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Topic\Poll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3</text:p>
          </table:table-cell>
          <table:table-cell table:style-name="ce25" office:value-type="string">
            <text:p>FuncTest - Poll\Clos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Poll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3</text:p>
          </table:table-cell>
          <table:table-cell table:style-name="ce25" office:value-type="string">
            <text:p>FuncTest - Poll\Clos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Poll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3</text:p>
          </table:table-cell>
          <table:table-cell table:style-name="ce25" office:value-type="string">
            <text:p>FuncTest - Poll\Close</text:p>
          </table:table-cell>
          <table:table-cell office:value-type="string">
            <text:p>Low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KS\Forum\Topic\Poll\Cl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20_04</text:p>
          </table:table-cell>
          <table:table-cell office:value-type="string">
            <text:p>FuncTest - Poll\Re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Re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4</text:p>
          </table:table-cell>
          <table:table-cell office:value-type="string">
            <text:p>FuncTest - Poll\Re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Re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0_04</text:p>
          </table:table-cell>
          <table:table-cell office:value-type="string">
            <text:p>FuncTest - Poll\Reopen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Topic\Poll\Reope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5</text:p>
          </table:table-cell>
          <table:table-cell table:style-name="ce25" office:value-type="string">
            <text:p>FuncTest - Poll\Re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Poll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5</text:p>
          </table:table-cell>
          <table:table-cell table:style-name="ce25" office:value-type="string">
            <text:p>FuncTest - Poll\Re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Poll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0_05</text:p>
          </table:table-cell>
          <table:table-cell table:style-name="ce25" office:value-type="string">
            <text:p>FuncTest - Poll\Remove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Forum\Topic\Poll\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21</text:p>
          </table:table-cell>
          <table:table-cell office:value-type="string">
            <text:p>FuncTest - Tag</text:p>
          </table:table-cell>
          <table:table-cell table:style-name="Default" office:value-type="string">
            <text:p>High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1</text:p>
          </table:table-cell>
          <table:table-cell office:value-type="string">
            <text:p>FuncTest -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21</text:p>
          </table:table-cell>
          <table:table-cell office:value-type="string">
            <text:p>FuncTest -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2</text:p>
          </table:table-cell>
          <table:table-cell table:style-name="ce25" office:value-type="string">
            <text:p>FuncTest - Vo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2</text:p>
          </table:table-cell>
          <table:table-cell table:style-name="ce25" office:value-type="string">
            <text:p>FuncTest - Vo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22</text:p>
          </table:table-cell>
          <table:table-cell table:style-name="ce25" office:value-type="string">
            <text:p>FuncTest - Vote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KS\Forum\Topic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69</text:p>
          </table:table-cell>
          <table:table-cell office:value-type="string">
            <text:p>FuncTest - Cens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Cens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69</text:p>
          </table:table-cell>
          <table:table-cell office:value-type="string">
            <text:p>FuncTest - Cens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Cens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69</text:p>
          </table:table-cell>
          <table:table-cell office:value-type="string">
            <text:p>FuncTest - Censor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Forum\Topic\Cens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70</text:p>
          </table:table-cell>
          <table:table-cell table:style-name="ce25" office:value-type="string">
            <text:p>FuncTest - Activ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KS\Forum\Topic\Act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70</text:p>
          </table:table-cell>
          <table:table-cell table:style-name="ce25" office:value-type="string">
            <text:p>FuncTest - Acti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Act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TOP_70</text:p>
          </table:table-cell>
          <table:table-cell table:style-name="ce25" office:value-type="string">
            <text:p>FuncTest - Act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Topic\Act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TOP_72</text:p>
          </table:table-cell>
          <table:table-cell office:value-type="string">
            <text:p>FuncTest - Sort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Forum\Topic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72</text:p>
          </table:table-cell>
          <table:table-cell office:value-type="string">
            <text:p>FuncTest - S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TOP_72</text:p>
          </table:table-cell>
          <table:table-cell office:value-type="string">
            <text:p>FuncTest - Sor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S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3</text:p>
          </table:table-cell>
          <table:table-cell table:style-name="ce25" office:value-type="string">
            <text:p>FuncTest - Displa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3</text:p>
          </table:table-cell>
          <table:table-cell table:style-name="ce25" office:value-type="string">
            <text:p>FuncTest - Displa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3</text:p>
          </table:table-cell>
          <table:table-cell table:style-name="ce25" office:value-type="string">
            <text:p>FuncTest - Display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KS\Forum\Users Management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MN_54</text:p>
          </table:table-cell>
          <table:table-cell office:value-type="string">
            <text:p>FuncTest - Edit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4</text:p>
          </table:table-cell>
          <table:table-cell office:value-type="string">
            <text:p>FuncTest - Edit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4</text:p>
          </table:table-cell>
          <table:table-cell office:value-type="string">
            <text:p>FuncTest - Edit profile</text:p>
          </table:table-cell>
          <table:table-cell table:style-name="Default" office:value-type="string">
            <text:p>Low</text:p>
          </table:table-cell>
          <table:table-cell office:value-type="float" office:value="141">
            <text:p>141</text:p>
          </table:table-cell>
          <table:table-cell table:number-columns-repeated="5"/>
          <table:table-cell office:value-type="string">
            <text:p>KS\Forum\Users Management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5</text:p>
          </table:table-cell>
          <table:table-cell table:style-name="ce25" office:value-type="string">
            <text:p>FuncTest - Edit user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User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5</text:p>
          </table:table-cell>
          <table:table-cell table:style-name="ce25" office:value-type="string">
            <text:p>FuncTest - Edit user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User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5</text:p>
          </table:table-cell>
          <table:table-cell table:style-name="ce25" office:value-type="string">
            <text:p>FuncTest - Edit user setting</text:p>
          </table:table-cell>
          <table:table-cell office:value-type="string">
            <text:p>Low</text:p>
          </table:table-cell>
          <table:table-cell table:style-name="ce29" office:value-type="float" office:value="53">
            <text:p>53</text:p>
          </table:table-cell>
          <table:table-cell table:style-name="ce25" table:number-columns-repeated="5"/>
          <table:table-cell table:style-name="ce25" office:value-type="string">
            <text:p>KS\Forum\Users Management\User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MN_56</text:p>
          </table:table-cell>
          <table:table-cell office:value-type="string">
            <text:p>FuncTest - Ban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Ban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6</text:p>
          </table:table-cell>
          <table:table-cell office:value-type="string">
            <text:p>FuncTest - Ban user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KS\Forum\Users Management\Ban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6</text:p>
          </table:table-cell>
          <table:table-cell office:value-type="string">
            <text:p>FuncTest - Ban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Ban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7</text:p>
          </table:table-cell>
          <table:table-cell table:style-name="ce25" office:value-type="string">
            <text:p>FuncTest - Manage topic of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Manage Top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7</text:p>
          </table:table-cell>
          <table:table-cell table:style-name="ce25" office:value-type="string">
            <text:p>FuncTest - Manage topic of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Manage Top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7</text:p>
          </table:table-cell>
          <table:table-cell table:style-name="ce25" office:value-type="string">
            <text:p>FuncTest - Manage topic of user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KS\Forum\Users Management\Manage Top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MN_58</text:p>
          </table:table-cell>
          <table:table-cell office:value-type="string">
            <text:p>FuncTest - Manage post of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Manag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8</text:p>
          </table:table-cell>
          <table:table-cell office:value-type="string">
            <text:p>FuncTest - Manage post of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Manag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MN_58</text:p>
          </table:table-cell>
          <table:table-cell office:value-type="string">
            <text:p>FuncTest - Manage post of user</text:p>
          </table:table-cell>
          <table:table-cell table:style-name="Default" office:value-type="string">
            <text:p>Low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Forum\Users Management\Manage Po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9</text:p>
          </table:table-cell>
          <table:table-cell table:style-name="ce25" office:value-type="string">
            <text:p>Func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9</text:p>
          </table:table-cell>
          <table:table-cell table:style-name="ce25" office:value-type="string">
            <text:p>Func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s Managemen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MN_59</text:p>
          </table:table-cell>
          <table:table-cell table:style-name="ce25" office:value-type="string">
            <text:p>FuncTest - Search</text:p>
          </table:table-cell>
          <table:table-cell office:value-type="string">
            <text:p>Low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5"/>
          <table:table-cell table:style-name="ce25" office:value-type="string">
            <text:p>KS\Forum\Users Managemen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ST_60</text:p>
          </table:table-cell>
          <table:table-cell office:value-type="string">
            <text:p>FuncTest -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0</text:p>
          </table:table-cell>
          <table:table-cell office:value-type="string">
            <text:p>FuncTest - Profile</text:p>
          </table:table-cell>
          <table:table-cell table:style-name="Default" office:value-type="string">
            <text:p>Medium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string">
            <text:p>KS\Forum\User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0</text:p>
          </table:table-cell>
          <table:table-cell office:value-type="string">
            <text:p>FuncTest - Profile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KS\Forum\User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ST_61</text:p>
          </table:table-cell>
          <table:table-cell table:style-name="ce25" office:value-type="string">
            <text:p>FuncTest - Watch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5"/>
          <table:table-cell table:style-name="ce25" office:value-type="string">
            <text:p>KS\Forum\User Settings\My watch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ST_61</text:p>
          </table:table-cell>
          <table:table-cell table:style-name="ce25" office:value-type="string">
            <text:p>FuncTest - Wat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 Settings\My watch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FOR_UST_61</text:p>
          </table:table-cell>
          <table:table-cell table:style-name="ce25" office:value-type="string">
            <text:p>FuncTest - Wat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Forum\User Settings\My watch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FOR_UST_62</text:p>
          </table:table-cell>
          <table:table-cell office:value-type="string">
            <text:p>FuncTest - Forum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 Settings\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2</text:p>
          </table:table-cell>
          <table:table-cell office:value-type="string">
            <text:p>FuncTest - Forum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 Settings\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FOR_UST_62</text:p>
          </table:table-cell>
          <table:table-cell office:value-type="string">
            <text:p>FuncTest - Forum setting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KS\Forum\User Settings\Foru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POL_PPL_01</text:p>
          </table:table-cell>
          <table:table-cell table:style-name="ce25" office:value-type="string">
            <text:p>FuncTest - Add Poll</text:p>
          </table:table-cell>
          <table:table-cell office:value-type="string">
            <text:p>High</text:p>
          </table:table-cell>
          <table:table-cell table:style-name="ce29" office:value-type="float" office:value="29">
            <text:p>29</text:p>
          </table:table-cell>
          <table:table-cell table:style-name="ce25" table:number-columns-repeated="5"/>
          <table:table-cell table:style-name="ce25" office:value-type="string">
            <text:p>KS\PollPorlet\Add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1</text:p>
          </table:table-cell>
          <table:table-cell table:style-name="ce25" office:value-type="string">
            <text:p>FuncTest - Add Pol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PollPorlet\Add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1</text:p>
          </table:table-cell>
          <table:table-cell table:style-name="ce25" office:value-type="string">
            <text:p>FuncTest - Add Pol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PollPorlet\Add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POL_PPL_02</text:p>
          </table:table-cell>
          <table:table-cell office:value-type="string">
            <text:p>FuncTest - Edit Poll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PollPorlet\EditPol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POL_PPL_02</text:p>
          </table:table-cell>
          <table:table-cell office:value-type="string">
            <text:p>FuncTest - Edit Pol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PollPorlet\EditPol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POL_PPL_02</text:p>
          </table:table-cell>
          <table:table-cell office:value-type="string">
            <text:p>FuncTest - Edit Pol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PollPorlet\EditPol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POL_PPL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PollPorlet\Delete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PollPorlet\Delete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POL_PPL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PollPorlet\Delete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ACTION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KS\Wiki\Action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Action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Action\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ACTION_04</text:p>
          </table:table-cell>
          <table:table-cell table:style-name="ce25" office:value-type="string">
            <text:p>FuncTest - Mov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KS\Wiki\Action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4</text:p>
          </table:table-cell>
          <table:table-cell table:style-name="ce25" office:value-type="string">
            <text:p>FuncTest - 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Action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CTION_04</text:p>
          </table:table-cell>
          <table:table-cell table:style-name="ce25" office:value-type="string">
            <text:p>FuncTest - Mo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Action\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ATT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Wiki\Attach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TT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Attach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ATT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Attachment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MACRO_01</text:p>
          </table:table-cell>
          <table:table-cell table:style-name="ce25" office:value-type="string">
            <text:p>FuncTest - Insert Macro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Macro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MACRO_01</text:p>
          </table:table-cell>
          <table:table-cell table:style-name="ce25" office:value-type="string">
            <text:p>FuncTest - Insert Macro</text:p>
          </table:table-cell>
          <table:table-cell office:value-type="string">
            <text:p>Medium</text:p>
          </table:table-cell>
          <table:table-cell table:style-name="ce29" office:value-type="float" office:value="66">
            <text:p>66</text:p>
          </table:table-cell>
          <table:table-cell table:style-name="ce25" table:number-columns-repeated="5"/>
          <table:table-cell table:style-name="ce25" office:value-type="string">
            <text:p>KS\Wiki\Macro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MACRO_01</text:p>
          </table:table-cell>
          <table:table-cell table:style-name="ce25" office:value-type="string">
            <text:p>FuncTest - Insert Macro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Macro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PAGEPER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48">
            <text:p>48</text:p>
          </table:table-cell>
          <table:table-cell table:style-name="ce25" table:number-columns-repeated="5"/>
          <table:table-cell table:style-name="ce25" office:value-type="string">
            <text:p>KS\Wiki\Pag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Pag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Pag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PAG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Wiki\Pag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Pag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PAG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Pag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SEARCH_01</text:p>
          </table:table-cell>
          <table:table-cell table:style-name="ce25" office:value-type="string">
            <text:p>FuncTest - Quick search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table:style-name="ce25" table:number-columns-repeated="5"/>
          <table:table-cell table:style-name="ce25" office:value-type="string">
            <text:p>KS\Wiki\Search\Quick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EARCH_01</text:p>
          </table:table-cell>
          <table:table-cell table:style-name="ce25" office:value-type="string">
            <text:p>Func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Search\Quick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EARCH_01</text:p>
          </table:table-cell>
          <table:table-cell table:style-name="ce25" office:value-type="string">
            <text:p>Func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Search\Quick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SPACEPER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37">
            <text:p>37</text:p>
          </table:table-cell>
          <table:table-cell table:style-name="ce25" table:number-columns-repeated="5"/>
          <table:table-cell table:style-name="ce25" office:value-type="string">
            <text:p>KS\Wiki\Spac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Spac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Space_Permiss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SPAC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Wiki\Spac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Spac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SPACEPER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Space_Permission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TEM_01</text:p>
          </table:table-cell>
          <table:table-cell table:style-name="ce25" office:value-type="string">
            <text:p>FuncTest - Add </text:p>
          </table:table-cell>
          <table:table-cell office:value-type="string">
            <text:p>High</text:p>
          </table:table-cell>
          <table:table-cell table:style-name="ce29" office:value-type="float" office:value="24">
            <text:p>24</text:p>
          </table:table-cell>
          <table:table-cell table:style-name="ce25" table:number-columns-repeated="5"/>
          <table:table-cell table:style-name="ce25" office:value-type="string">
            <text:p>KS\Wiki\Templat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1</text:p>
          </table:table-cell>
          <table:table-cell table:style-name="ce25" office:value-type="string">
            <text:p>FuncTest - Add 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KS\Wiki\Templat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1</text:p>
          </table:table-cell>
          <table:table-cell table:style-name="ce25" office:value-type="string">
            <text:p>FuncTest - Ad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Template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TEM_03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KS\Wiki\Templat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3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Templat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3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Templat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TEM_05</text:p>
          </table:table-cell>
          <table:table-cell table:style-name="ce25" office:value-type="string">
            <text:p>FuncTest - Othe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KS\Wiki\Template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5</text:p>
          </table:table-cell>
          <table:table-cell table:style-name="ce25" office:value-type="string">
            <text:p>FuncTest - Oth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Template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TEM_05</text:p>
          </table:table-cell>
          <table:table-cell table:style-name="ce25" office:value-type="string">
            <text:p>FuncTest - Oth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Template\Oth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VERSION_01</text:p>
          </table:table-cell>
          <table:table-cell table:style-name="ce25" office:value-type="string">
            <text:p>FuncTest - View 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5"/>
          <table:table-cell table:style-name="ce25" office:value-type="string">
            <text:p>KS\Wiki\Version\ 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1</text:p>
          </table:table-cell>
          <table:table-cell table:style-name="ce25" office:value-type="string">
            <text:p>FuncTest - View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Version\ 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1</text:p>
          </table:table-cell>
          <table:table-cell table:style-name="ce25" office:value-type="string">
            <text:p>FuncTest - View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Version\ View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VERSION_03</text:p>
          </table:table-cell>
          <table:table-cell table:style-name="ce25" office:value-type="string">
            <text:p>FuncTest - Restor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KS\Wiki\Version\Restor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3</text:p>
          </table:table-cell>
          <table:table-cell table:style-name="ce25" office:value-type="string">
            <text:p>FuncTest - Restor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Version\Restor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3</text:p>
          </table:table-cell>
          <table:table-cell table:style-name="ce25" office:value-type="string">
            <text:p>FuncTest - Restor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Version\Restor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KS_WIKI_VERSION_06</text:p>
          </table:table-cell>
          <table:table-cell table:style-name="ce25" office:value-type="string">
            <text:p>FuncTest - View Change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KS\Wiki\Version\View Chan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6</text:p>
          </table:table-cell>
          <table:table-cell table:style-name="ce25" office:value-type="string">
            <text:p>FuncTest - View Chan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Version\View Chan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KS_WIKI_VERSION_06</text:p>
          </table:table-cell>
          <table:table-cell table:style-name="ce25" office:value-type="string">
            <text:p>FuncTest - View Chan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KS\Wiki\Version\View Chan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ContentNavigation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5"/>
          <table:table-cell table:style-name="ce25" office:value-type="string">
            <text:p>Platform/Content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ContentNavigation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latform/Content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ContentNavigation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latform/Content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CS_ECMS_02</text:p>
          </table:table-cell>
          <table:table-cell table:style-name="ce25" office:value-type="string">
            <text:p>FuncTest - Integration/CS-DMS/Mail/Save attachment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5"/>
          <table:table-cell table:style-name="ce25" office:value-type="string">
            <text:p>Integration/CS-ECMS/Mail/Save Attach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CS_ECMS_02</text:p>
          </table:table-cell>
          <table:table-cell table:style-name="ce25" office:value-type="string">
            <text:p>FuncTest - Integration/CS-DMS/Mail/Save attach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CS-ECMS/Mail/Save Attach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CS_ECMS_02</text:p>
          </table:table-cell>
          <table:table-cell table:style-name="ce25" office:value-type="string">
            <text:p>FuncTest - Integration/CS-DMS/Mail/Save attach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CS-ECMS/Mail/Save Attach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1</text:p>
          </table:table-cell>
          <table:table-cell office:value-type="string">
            <text:p>FuncTest - Integration/Gadgets/My Profil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1</text:p>
          </table:table-cell>
          <table:table-cell office:value-type="string">
            <text:p>FuncTest - Integration/Gadgets/My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1</text:p>
          </table:table-cell>
          <table:table-cell office:value-type="string">
            <text:p>FuncTest - Integration/Gadgets/My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GADGET_02</text:p>
          </table:table-cell>
          <table:table-cell table:style-name="ce25" office:value-type="string">
            <text:p>FuncTest - Integration/Gadgets/My Invitations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Integration/Gadgets/My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2</text:p>
          </table:table-cell>
          <table:table-cell table:style-name="ce25" office:value-type="string">
            <text:p>FuncTest - Integration/Gadgets/My Invitation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Gadgets/My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2</text:p>
          </table:table-cell>
          <table:table-cell table:style-name="ce25" office:value-type="string">
            <text:p>FuncTest - Integration/Gadgets/My Invitatio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Gadgets/My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3</text:p>
          </table:table-cell>
          <table:table-cell office:value-type="string">
            <text:p>FuncTest - Integration/Gadgets/My Agenda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3</text:p>
          </table:table-cell>
          <table:table-cell office:value-type="string">
            <text:p>FuncTest - Integration/Gadgets/My Agend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3</text:p>
          </table:table-cell>
          <table:table-cell office:value-type="string">
            <text:p>FuncTest - Integration/Gadgets/My Agend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GADGET_04</text:p>
          </table:table-cell>
          <table:table-cell table:style-name="ce25" office:value-type="string">
            <text:p>FuncTest - Integration/Gadgets/Featured Poll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Integration/Gadgets/Featured 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4</text:p>
          </table:table-cell>
          <table:table-cell table:style-name="ce25" office:value-type="string">
            <text:p>FuncTest - Integration/Gadgets/Featured Pol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Gadgets/Featured 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4</text:p>
          </table:table-cell>
          <table:table-cell table:style-name="ce25" office:value-type="string">
            <text:p>FuncTest - Integration/Gadgets/Featured Pol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Gadgets/Featured 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5</text:p>
          </table:table-cell>
          <table:table-cell office:value-type="string">
            <text:p>FuncTest - Integration/Gadgets/Who is Onlin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Integration/Gadgets/Who is Onli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5</text:p>
          </table:table-cell>
          <table:table-cell office:value-type="string">
            <text:p>FuncTest - Integration/Gadgets/Who is Onlin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Who is Onli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5</text:p>
          </table:table-cell>
          <table:table-cell office:value-type="string">
            <text:p>FuncTest - Integration/Gadgets/Who is Onlin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Who is Onlin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GADGET_06</text:p>
          </table:table-cell>
          <table:table-cell table:style-name="ce25" office:value-type="string">
            <text:p>FuncTest - Integration/Gadgets/Bookmarks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Integration/Gadgets/Bookmar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6</text:p>
          </table:table-cell>
          <table:table-cell table:style-name="ce25" office:value-type="string">
            <text:p>FuncTest - Integration/Gadgets/Bookmark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Gadgets/Bookmar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GADGET_06</text:p>
          </table:table-cell>
          <table:table-cell table:style-name="ce25" office:value-type="string">
            <text:p>FuncTest - Integration/Gadgets/Bookmark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Gadgets/Bookmark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GADGET_07</text:p>
          </table:table-cell>
          <table:table-cell office:value-type="string">
            <text:p>FuncTest - Integration/Gadgets/Favorite Document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Integration/Gadgets/Favorite Docum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7</text:p>
          </table:table-cell>
          <table:table-cell office:value-type="string">
            <text:p>FuncTest - Integration/Gadgets/Favorite Documen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Favorite Docum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GADGET_07</text:p>
          </table:table-cell>
          <table:table-cell office:value-type="string">
            <text:p>FuncTest - Integration/Gadgets/Favorite Documen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Favorite Docum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PLF_INT_SOC_ECMS_01</text:p>
          </table:table-cell>
          <table:table-cell table:style-name="ce25" office:value-type="string">
            <text:p>FuncTest - Integration/SOC-DMS/Activity/Add file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5"/>
          <table:table-cell table:style-name="ce25" office:value-type="string">
            <text:p>Integration/SOC-DMS/Activity/Ad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SOC_ECMS_01</text:p>
          </table:table-cell>
          <table:table-cell table:style-name="ce25" office:value-type="string">
            <text:p>FuncTest - Integration/SOC-DMS/Activity/Add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SOC-DMS/Activity/Ad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PLF_INT_SOC_ECMS_01</text:p>
          </table:table-cell>
          <table:table-cell table:style-name="ce25" office:value-type="string">
            <text:p>FuncTest - Integration/SOC-DMS/Activity/Add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Integration/SOC-DMS/Activity/Ad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PLF_INT_SOC_ECMS_02</text:p>
          </table:table-cell>
          <table:table-cell office:value-type="string">
            <text:p>FuncTest - Integration/SOC-DMS/Driv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Integration/SOC-DMS/Dri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SOC_ECMS_02</text:p>
          </table:table-cell>
          <table:table-cell office:value-type="string">
            <text:p>FuncTest - Integration/SOC-DMS/Dr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SOC-DMS/Dri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PLF_INT_SOC_ECMS_02</text:p>
          </table:table-cell>
          <table:table-cell office:value-type="string">
            <text:p>FuncTest - Integration/SOC-DMS/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SOC-DMS/Dri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ACT_08</text:p>
          </table:table-cell>
          <table:table-cell table:style-name="ce25" office:value-type="string">
            <text:p>FuncTest - View/add activity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 table:style-name="ce25" table:number-columns-repeated="5"/>
          <table:table-cell table:style-name="ce25" office:value-type="string">
            <text:p>Social/people/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08</text:p>
          </table:table-cell>
          <table:table-cell table:style-name="ce25" office:value-type="string">
            <text:p>FuncTest - View/add activity</text:p>
          </table:table-cell>
          <table:table-cell office:value-type="string">
            <text:p>Medium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5"/>
          <table:table-cell table:style-name="ce25" office:value-type="string">
            <text:p>Social/people/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08</text:p>
          </table:table-cell>
          <table:table-cell table:style-name="ce25" office:value-type="string">
            <text:p>FuncTest - View/add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ACT_10</text:p>
          </table:table-cell>
          <table:table-cell table:style-name="ce25" office:value-type="string">
            <text:p>FuncTest - Like/unlike an activity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5"/>
          <table:table-cell table:style-name="ce25" office:value-type="string">
            <text:p>Social/people/Like-Unlik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0</text:p>
          </table:table-cell>
          <table:table-cell table:style-name="ce25" office:value-type="string">
            <text:p>FuncTest - Like/unlike a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Like-Unlik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0</text:p>
          </table:table-cell>
          <table:table-cell table:style-name="ce25" office:value-type="string">
            <text:p>FuncTest - Like/unlike a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Like-Unlik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ACT_12</text:p>
          </table:table-cell>
          <table:table-cell table:style-name="ce25" office:value-type="string">
            <text:p>FuncTest - Delete an activity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Social/people/Delet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2</text:p>
          </table:table-cell>
          <table:table-cell table:style-name="ce25" office:value-type="string">
            <text:p>FuncTest - Delete a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Delet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ACT_12</text:p>
          </table:table-cell>
          <table:table-cell table:style-name="ce25" office:value-type="string">
            <text:p>FuncTest - Delete a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Delete activiti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1</text:p>
          </table:table-cell>
          <table:table-cell table:style-name="ce25" office:value-type="string">
            <text:p>FuncTest - Add gadget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Dashboard\Add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1</text:p>
          </table:table-cell>
          <table:table-cell table:style-name="ce25" office:value-type="string">
            <text:p>FuncTest - Add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Add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1</text:p>
          </table:table-cell>
          <table:table-cell table:style-name="ce25" office:value-type="string">
            <text:p>FuncTest - Add gadget</text:p>
          </table:table-cell>
          <table:table-cell office:value-type="string">
            <text:p>Low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5"/>
          <table:table-cell table:style-name="ce25" office:value-type="string">
            <text:p>Portal\Dashboard\Add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3</text:p>
          </table:table-cell>
          <table:table-cell table:style-name="ce25" office:value-type="string">
            <text:p>FuncTest - View maximize/minimiz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View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3</text:p>
          </table:table-cell>
          <table:table-cell table:style-name="ce25" office:value-type="string">
            <text:p>FuncTest - View maximize/minim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View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3</text:p>
          </table:table-cell>
          <table:table-cell table:style-name="ce25" office:value-type="string">
            <text:p>FuncTest - View maximize/minimize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Dashboard\View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5</text:p>
          </table:table-cell>
          <table:table-cell table:style-name="ce25" office:value-type="string">
            <text:p>FuncTest - Edit tab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5</text:p>
          </table:table-cell>
          <table:table-cell table:style-name="ce25" office:value-type="string">
            <text:p>FuncTest - Edit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5</text:p>
          </table:table-cell>
          <table:table-cell table:style-name="ce25" office:value-type="string">
            <text:p>FuncTest - Edit tab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Portal\Dashboard\Edit tab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DBD_27</text:p>
          </table:table-cell>
          <table:table-cell table:style-name="ce25" office:value-type="string">
            <text:p>FuncTest - Share lin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Share 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7</text:p>
          </table:table-cell>
          <table:table-cell table:style-name="ce25" office:value-type="string">
            <text:p>FuncTest - Share lin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Portal\Dashboard\Share 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DBD_27</text:p>
          </table:table-cell>
          <table:table-cell table:style-name="ce25" office:value-type="string">
            <text:p>FuncTest - Share link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Portal\Dashboard\Share 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EO_01</text:p>
          </table:table-cell>
          <table:table-cell table:style-name="ce25" office:value-type="string">
            <text:p>FuncTest - Access People/profile pag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Social/people/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1</text:p>
          </table:table-cell>
          <table:table-cell table:style-name="ce25" office:value-type="string">
            <text:p>FuncTest - Access People/profil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1</text:p>
          </table:table-cell>
          <table:table-cell table:style-name="ce25" office:value-type="string">
            <text:p>FuncTest - Access People/profil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EO_03</text:p>
          </table:table-cell>
          <table:table-cell table:style-name="ce25" office:value-type="string">
            <text:p>FuncTest - Remove invitation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Social/people/Remove fri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3</text:p>
          </table:table-cell>
          <table:table-cell table:style-name="ce25" office:value-type="string">
            <text:p>FuncTest - Remove invitation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Social/people/Remove fri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3</text:p>
          </table:table-cell>
          <table:table-cell table:style-name="ce25" office:value-type="string">
            <text:p>FuncTest - Remove invit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Remove frien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EO_05</text:p>
          </table:table-cell>
          <table:table-cell table:style-name="ce25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5</text:p>
          </table:table-cell>
          <table:table-cell table:style-name="ce25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5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EO_05</text:p>
          </table:table-cell>
          <table:table-cell table:style-name="ce25" office:value-type="string">
            <text:p>Func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PRO_07</text:p>
          </table:table-cell>
          <table:table-cell table:style-name="ce25" office:value-type="string">
            <text:p>FuncTest - Edit user's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edit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RO_07</text:p>
          </table:table-cell>
          <table:table-cell table:style-name="ce25" office:value-type="string">
            <text:p>FuncTest -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edit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PRO_07</text:p>
          </table:table-cell>
          <table:table-cell table:style-name="ce25" office:value-type="string">
            <text:p>FuncTest - Edit user's profile</text:p>
          </table:table-cell>
          <table:table-cell office:value-type="string">
            <text:p>Low</text:p>
          </table:table-cell>
          <table:table-cell table:style-name="ce29" office:value-type="float" office:value="165">
            <text:p>165</text:p>
          </table:table-cell>
          <table:table-cell table:style-name="ce25" table:number-columns-repeated="5"/>
          <table:table-cell table:style-name="ce25" office:value-type="string">
            <text:p>Social/people/edit pro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RLT_14</text:p>
          </table:table-cell>
          <table:table-cell table:style-name="ce25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Connec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4</text:p>
          </table:table-cell>
          <table:table-cell table:style-name="ce25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5"/>
          <table:table-cell table:style-name="ce25" office:value-type="string">
            <text:p>Social/people/Connec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4</text:p>
          </table:table-cell>
          <table:table-cell table:style-name="ce25" office:value-type="string">
            <text:p>Func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Connec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RLT_16</text:p>
          </table:table-cell>
          <table:table-cell table:style-name="ce25" office:value-type="string">
            <text:p>FuncTest - Invited user to become friend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5"/>
          <table:table-cell table:style-name="ce25" office:value-type="string">
            <text:p>Social/people/Received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6</text:p>
          </table:table-cell>
          <table:table-cell table:style-name="ce25" office:value-type="string">
            <text:p>FuncTest - Invited user to become frien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Received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6</text:p>
          </table:table-cell>
          <table:table-cell table:style-name="ce25" office:value-type="string">
            <text:p>FuncTest - Invited user to become fri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Received Invit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PEO_RLT_18</text:p>
          </table:table-cell>
          <table:table-cell table:style-name="ce25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Received Invita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8</text:p>
          </table:table-cell>
          <table:table-cell table:style-name="ce25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29" office:value-type="float" office:value="50">
            <text:p>50</text:p>
          </table:table-cell>
          <table:table-cell table:style-name="ce25" table:number-columns-repeated="5"/>
          <table:table-cell table:style-name="ce25" office:value-type="string">
            <text:p>Social/people/Received Invita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PEO_RLT_18</text:p>
          </table:table-cell>
          <table:table-cell table:style-name="ce25" office:value-type="string">
            <text:p>Func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people/Received Invitations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EM_07</text:p>
          </table:table-cell>
          <table:table-cell table:style-name="ce25" office:value-type="string">
            <text:p>FuncTest - User join to space</text:p>
          </table:table-cell>
          <table:table-cell office:value-type="string">
            <text:p>High</text:p>
          </table:table-cell>
          <table:table-cell table:style-name="ce29" office:value-type="float" office:value="71">
            <text:p>71</text:p>
          </table:table-cell>
          <table:table-cell table:style-name="ce25" table:number-columns-repeated="5"/>
          <table:table-cell table:style-name="ce25" office:value-type="string">
            <text:p>Social/space/Member Community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7</text:p>
          </table:table-cell>
          <table:table-cell table:style-name="ce25" office:value-type="string">
            <text:p>FuncTest - User join to space</text:p>
          </table:table-cell>
          <table:table-cell office:value-type="string">
            <text:p>Medium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5"/>
          <table:table-cell table:style-name="ce25" office:value-type="string">
            <text:p>Social/space/Member Community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7</text:p>
          </table:table-cell>
          <table:table-cell table:style-name="ce25" office:value-type="string">
            <text:p>FuncTest - User join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Member Community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EM_09</text:p>
          </table:table-cell>
          <table:table-cell table:style-name="ce25" office:value-type="string">
            <text:p>FuncTest - Change role of user in space and user leave space</text:p>
          </table:table-cell>
          <table:table-cell office:value-type="string">
            <text:p>High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5"/>
          <table:table-cell table:style-name="ce25" office:value-type="string">
            <text:p>Social/space/Member Community/Lea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9</text:p>
          </table:table-cell>
          <table:table-cell table:style-name="ce25" office:value-type="string">
            <text:p>FuncTest - Change role of user in space and user leave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Member Community/Lea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EM_09</text:p>
          </table:table-cell>
          <table:table-cell table:style-name="ce25" office:value-type="string">
            <text:p>FuncTest - Change role of user in space and user leave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Member Community/Lea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Medium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NG_02</text:p>
          </table:table-cell>
          <table:table-cell table:style-name="ce25" office:value-type="string">
            <text:p>FuncTest - View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View spaces list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2</text:p>
          </table:table-cell>
          <table:table-cell table:style-name="ce25" office:value-type="string">
            <text:p>FuncTest - View space list</text:p>
          </table:table-cell>
          <table:table-cell office:value-type="string">
            <text:p>Medium</text:p>
          </table:table-cell>
          <table:table-cell table:style-name="ce29" office:value-type="float" office:value="28">
            <text:p>28</text:p>
          </table:table-cell>
          <table:table-cell table:style-name="ce25" table:number-columns-repeated="5"/>
          <table:table-cell table:style-name="ce25" office:value-type="string">
            <text:p>Social/space/View spaces list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2</text:p>
          </table:table-cell>
          <table:table-cell table:style-name="ce25" office:value-type="string">
            <text:p>FuncTest - View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View spaces list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NG_04</text:p>
          </table:table-cell>
          <table:table-cell table:style-name="ce25" office:value-type="string">
            <text:p>FuncTest - Edit information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Social/space/Edit spac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4</text:p>
          </table:table-cell>
          <table:table-cell table:style-name="ce25" office:value-type="string">
            <text:p>FuncTest - Edit information </text:p>
          </table:table-cell>
          <table:table-cell office:value-type="string">
            <text:p>Medium</text:p>
          </table:table-cell>
          <table:table-cell table:style-name="ce29" office:value-type="float" office:value="112">
            <text:p>112</text:p>
          </table:table-cell>
          <table:table-cell table:style-name="ce25" table:number-columns-repeated="5"/>
          <table:table-cell table:style-name="ce25" office:value-type="string">
            <text:p>Social/space/Edit spac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NG_04</text:p>
          </table:table-cell>
          <table:table-cell table:style-name="ce25" office:value-type="string">
            <text:p>FuncTest - Edit inform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Edit spac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MOD_10</text:p>
          </table:table-cell>
          <table:table-cell table:style-name="ce25" office:value-type="string">
            <text:p>FuncTest - Add, remove, access application on space</text:p>
          </table:table-cell>
          <table:table-cell office:value-type="string">
            <text:p>High</text:p>
          </table:table-cell>
          <table:table-cell table:style-name="ce29" office:value-type="float" office:value="13">
            <text:p>13</text:p>
          </table:table-cell>
          <table:table-cell table:style-name="ce25" table:number-columns-repeated="5"/>
          <table:table-cell table:style-name="ce25" office:value-type="string">
            <text:p>Social/space/Module Commun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OD_10</text:p>
          </table:table-cell>
          <table:table-cell table:style-name="ce25" office:value-type="string">
            <text:p>FuncTest - Add, remove, access application on space</text:p>
          </table:table-cell>
          <table:table-cell office:value-type="string">
            <text:p>Medium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5"/>
          <table:table-cell table:style-name="ce25" office:value-type="string">
            <text:p>Social/space/Module Commun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MOD_10</text:p>
          </table:table-cell>
          <table:table-cell table:style-name="ce25" office:value-type="string">
            <text:p>FuncTest - Add, remove, access application on space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5"/>
          <table:table-cell table:style-name="ce25" office:value-type="string">
            <text:p>Social/space/Module Commun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Low</text:p>
          </table:table-cell>
          <table:table-cell office:value-type="float" office:value="46">
            <text:p>46</text:p>
          </table:table-cell>
          <table:table-cell table:number-columns-repeated="5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1</text:p>
          </table:table-cell>
          <table:table-cell table:style-name="ce25" office:value-type="string">
            <text:p>FuncTest - Navigation\Displa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\Page_Nav\Navigation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1</text:p>
          </table:table-cell>
          <table:table-cell table:style-name="ce25" office:value-type="string">
            <text:p>FuncTest - Navigation\Display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Social\Page_Nav\Navigation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1</text:p>
          </table:table-cell>
          <table:table-cell table:style-name="ce25" office:value-type="string">
            <text:p>FuncTest - Navigation\Display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Social\Page_Nav\Navigation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Soci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Medium</text:p>
          </table:table-cell>
          <table:table-cell table:style-name="ce29" office:value-type="float" office:value="20">
            <text:p>20</text:p>
          </table:table-cell>
          <table:table-cell table:style-name="ce25" table:number-columns-repeated="5"/>
          <table:table-cell table:style-name="ce25" office:value-type="string">
            <text:p>Soci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2</text:p>
          </table:table-cell>
          <table:table-cell table:style-name="ce25" office:value-type="string">
            <text:p>FuncTest - Node\Create</text:p>
          </table:table-cell>
          <table:table-cell office:value-type="string">
            <text:p>Low</text:p>
          </table:table-cell>
          <table:table-cell table:style-name="ce29" office:value-type="float" office:value="75">
            <text:p>75</text:p>
          </table:table-cell>
          <table:table-cell table:style-name="ce25" table:number-columns-repeated="5"/>
          <table:table-cell table:style-name="ce25" office:value-type="string">
            <text:p>Social\Page_Nav\Node\Crea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5"/>
          <table:table-cell table:style-name="ce25" office:value-type="string">
            <text:p>Soci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Medium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Soci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4</text:p>
          </table:table-cell>
          <table:table-cell table:style-name="ce25" office:value-type="string">
            <text:p>FuncTest - Node\Copy_Pas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\Page_Nav\Node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5"/>
          <table:table-cell table:style-name="ce25" office:value-type="string">
            <text:p>Soci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5"/>
          <table:table-cell table:style-name="ce25" office:value-type="string">
            <text:p>Soci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6</text:p>
          </table:table-cell>
          <table:table-cell table:style-name="ce25" office:value-type="string">
            <text:p>FuncTest - Node\Delete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5"/>
          <table:table-cell table:style-name="ce25" office:value-type="string">
            <text:p>Social\Page_Nav\Node\Dele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2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Medium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5"/>
          <table:table-cell table:style-name="ce25" office:value-type="string">
            <text:p>Soci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2_08</text:p>
          </table:table-cell>
          <table:table-cell table:style-name="ce25" office:value-type="string">
            <text:p>FuncTest - Node\Clon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\Page_Nav\Node\Clon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Low</text:p>
          </table:table-cell>
          <table:table-cell office:value-type="float" office:value="79">
            <text:p>79</text:p>
          </table:table-cell>
          <table:table-cell table:number-columns-repeated="5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NAV_13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5"/>
          <table:table-cell table:style-name="ce25" office:value-type="string">
            <text:p>Soci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3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NAV_13_02</text:p>
          </table:table-cell>
          <table:table-cell table:style-name="ce25" office:value-type="string">
            <text:p>FuncTest - Node\Edit page\Portlet</text:p>
          </table:table-cell>
          <table:table-cell office:value-type="string">
            <text:p>Low</text:p>
          </table:table-cell>
          <table:table-cell table:style-name="ce29" office:value-type="float" office:value="102">
            <text:p>102</text:p>
          </table:table-cell>
          <table:table-cell table:style-name="ce25" table:number-columns-repeated="5"/>
          <table:table-cell table:style-name="ce25" office:value-type="string">
            <text:p>Social\Page_Nav\Node\Edit page\Portl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Low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FNC_SOC_SPC_SER_06</text:p>
          </table:table-cell>
          <table:table-cell table:style-name="ce25" office:value-type="string">
            <text:p>FuncTest - Search in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SER_06</text:p>
          </table:table-cell>
          <table:table-cell table:style-name="ce25" office:value-type="string">
            <text:p>FuncTest - Search in space list</text:p>
          </table:table-cell>
          <table:table-cell office:value-type="string">
            <text:p>Medium</text:p>
          </table:table-cell>
          <table:table-cell table:style-name="ce29" office:value-type="float" office:value="37">
            <text:p>37</text:p>
          </table:table-cell>
          <table:table-cell table:style-name="ce25" table:number-columns-repeated="5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FNC_SOC_SPC_SER_06</text:p>
          </table:table-cell>
          <table:table-cell table:style-name="ce25" office:value-type="string">
            <text:p>FuncTest - Search in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5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7/12/2012</text:date>, <text:time>17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2T17:26:51</dc:date>
    <dc:creator>exoplatform </dc:creator>
    <meta:editing-duration>PT2H23M3S</meta:editing-duration>
    <meta:editing-cycles>20</meta:editing-cycles>
    <meta:generator>LibreOffice/3.4$Unix LibreOffice_project/340m1$Build-402</meta:generator>
    <meta:document-statistic meta:table-count="2" meta:cell-count="7770" meta:object-count="0"/>
    <meta:user-defined meta:name="Info 1"/>
    <meta:user-defined meta:name="Info 2"/>
    <meta:user-defined meta:name="Info 3"/>
    <meta:user-defined meta:name="Info 4"/>
  </office:meta>
</office:document-meta>
</file>